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5+273" office:value-type="float" office:value="296.5" calcext:value-type="float">
            <text:p>296.5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03896756752877" calcext:value-type="float">
            <text:p>0.8038967567528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696223515856351" calcext:value-type="float">
            <text:p>0.006962235158564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1H05M59.378S" calcext:value-type="time">
            <text:p>11:05:59.3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449012" calcext:value-type="float">
            <text:p>-2.45E-09</text:p>
          </table:table-cell>
          <table:table-cell table:formula="of:=[.C4]*10^9" office:value-type="float" office:value="-2.449012" calcext:value-type="float">
            <text:p>-2.449012</text:p>
          </table:table-cell>
          <table:table-cell table:formula="of:=[.$N$1]*[.D4]" office:value-type="float" office:value="-1.96875280404888" calcext:value-type="float">
            <text:p>-1.96875280404888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1H05M59.748S" calcext:value-type="time">
            <text:p>11:05:59.7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989191" calcext:value-type="float">
            <text:p>-2.99E-09</text:p>
          </table:table-cell>
          <table:table-cell table:formula="of:=[.C5]*10^9" office:value-type="float" office:value="-2.989191" calcext:value-type="float">
            <text:p>-2.989191</text:p>
          </table:table-cell>
          <table:table-cell table:formula="of:=[.$N$1]*[.D5]" office:value-type="float" office:value="-2.40300095021489" calcext:value-type="float">
            <text:p>-2.40300095021489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-2.16132000173433" calcext:value-type="float">
            <text:p>-2.16132000173433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75192767788968" calcext:value-type="float">
            <text:p>0.175192767788968</text:p>
          </table:table-cell>
          <table:table-cell/>
          <table:table-cell table:formula="of:=(MAX([.E4:.E8])-MIN([.E4:.E8]))/2" office:value-type="float" office:value="0.217124073083006" calcext:value-type="float">
            <text:p>0.217124073083006</text:p>
          </table:table-cell>
          <table:table-cell table:number-columns-repeated="2"/>
        </table:table-row>
        <table:table-row table:style-name="ro1">
          <table:table-cell office:value-type="time" office:time-value="PT11H06M00.115S" calcext:value-type="time">
            <text:p>11:06:00.1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872266" calcext:value-type="float">
            <text:p>-2.87E-09</text:p>
          </table:table-cell>
          <table:table-cell table:formula="of:=[.C6]*10^9" office:value-type="float" office:value="-2.872266" calcext:value-type="float">
            <text:p>-2.872266</text:p>
          </table:table-cell>
          <table:table-cell table:formula="of:=[.$N$1]*[.D6]" office:value-type="float" office:value="-2.30900532193156" calcext:value-type="float">
            <text:p>-2.30900532193156</text:p>
          </table:table-cell>
          <table:table-cell table:number-columns-repeated="9"/>
        </table:table-row>
        <table:table-row table:style-name="ro1">
          <table:table-cell office:value-type="time" office:time-value="PT11H06M00.484S" calcext:value-type="time">
            <text:p>11:06:00.4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615559" calcext:value-type="float">
            <text:p>-2.62E-09</text:p>
          </table:table-cell>
          <table:table-cell table:formula="of:=[.C7]*10^9" office:value-type="float" office:value="-2.615559" calcext:value-type="float">
            <text:p>-2.615559</text:p>
          </table:table-cell>
          <table:table-cell table:formula="of:=[.$N$1]*[.D7]" office:value-type="float" office:value="-2.1026393971958" calcext:value-type="float">
            <text:p>-2.1026393971958</text:p>
          </table:table-cell>
          <table:table-cell table:number-columns-repeated="9"/>
        </table:table-row>
        <table:table-row table:style-name="ro1">
          <table:table-cell office:value-type="time" office:time-value="PT11H06M00.852S" calcext:value-type="time">
            <text:p>11:06:00.8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516743" calcext:value-type="float">
            <text:p>-2.52E-09</text:p>
          </table:table-cell>
          <table:table-cell table:formula="of:=[.C8]*10^9" office:value-type="float" office:value="-2.516743" calcext:value-type="float">
            <text:p>-2.516743</text:p>
          </table:table-cell>
          <table:table-cell table:formula="of:=[.$N$1]*[.D8]" office:value-type="float" office:value="-2.02320153528051" calcext:value-type="float">
            <text:p>-2.02320153528051</text:p>
          </table:table-cell>
          <table:table-cell table:number-columns-repeated="9"/>
        </table:table-row>
        <table:table-row table:style-name="ro1">
          <table:table-cell office:value-type="time" office:time-value="PT11H06M01.228S" calcext:value-type="time">
            <text:p>11:06:01.2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2036225" calcext:value-type="float">
            <text:p>-2.04E-08</text:p>
          </table:table-cell>
          <table:table-cell table:formula="of:=[.C9]*10^9" office:value-type="float" office:value="-20.36225" calcext:value-type="float">
            <text:p>-20.36225</text:p>
          </table:table-cell>
          <table:table-cell table:formula="of:=[.$N$1]*[.D9]" office:value-type="float" office:value="-16.3691467351913" calcext:value-type="float">
            <text:p>-16.3691467351913</text:p>
          </table:table-cell>
          <table:table-cell table:number-columns-repeated="9"/>
        </table:table-row>
        <table:table-row table:style-name="ro1">
          <table:table-cell office:value-type="time" office:time-value="PT11H06M01.611S" calcext:value-type="time">
            <text:p>11:06:01.61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2023875" calcext:value-type="float">
            <text:p>-2.02E-08</text:p>
          </table:table-cell>
          <table:table-cell table:formula="of:=[.C10]*10^9" office:value-type="float" office:value="-20.23875" calcext:value-type="float">
            <text:p>-20.23875</text:p>
          </table:table-cell>
          <table:table-cell table:formula="of:=[.$N$1]*[.D10]" office:value-type="float" office:value="-16.2698654857323" calcext:value-type="float">
            <text:p>-16.2698654857323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16.4017592188192" calcext:value-type="float">
            <text:p>-16.4017592188192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52436669102795" calcext:value-type="float">
            <text:p>0.152436669102795</text:p>
          </table:table-cell>
          <table:table-cell/>
          <table:table-cell table:formula="of:=(MAX([.E9:.E13])-MIN([.E9:.E13]))/2" office:value-type="float" office:value="0.125612887726421" calcext:value-type="float">
            <text:p>0.125612887726421</text:p>
          </table:table-cell>
          <table:table-cell table:number-columns-repeated="2"/>
        </table:table-row>
        <table:table-row table:style-name="ro1">
          <table:table-cell office:value-type="time" office:time-value="PT11H06M01.995S" calcext:value-type="time">
            <text:p>11:06:02.0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2049216" calcext:value-type="float">
            <text:p>-2.05E-08</text:p>
          </table:table-cell>
          <table:table-cell table:formula="of:=[.C11]*10^9" office:value-type="float" office:value="-20.49216" calcext:value-type="float">
            <text:p>-20.49216</text:p>
          </table:table-cell>
          <table:table-cell table:formula="of:=[.$N$1]*[.D11]" office:value-type="float" office:value="-16.473580962861" calcext:value-type="float">
            <text:p>-16.473580962861</text:p>
          </table:table-cell>
          <table:table-cell table:number-columns-repeated="9"/>
        </table:table-row>
        <table:table-row table:style-name="ro1">
          <table:table-cell office:value-type="time" office:time-value="PT11H06M02.379S" calcext:value-type="time">
            <text:p>11:06:02.3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2055126" calcext:value-type="float">
            <text:p>-2.06E-08</text:p>
          </table:table-cell>
          <table:table-cell table:formula="of:=[.C12]*10^9" office:value-type="float" office:value="-20.55126" calcext:value-type="float">
            <text:p>-20.55126</text:p>
          </table:table-cell>
          <table:table-cell table:formula="of:=[.$N$1]*[.D12]" office:value-type="float" office:value="-16.5210912611851" calcext:value-type="float">
            <text:p>-16.5210912611851</text:p>
          </table:table-cell>
          <table:table-cell table:number-columns-repeated="9"/>
        </table:table-row>
        <table:table-row table:style-name="ro1">
          <table:table-cell office:value-type="time" office:time-value="PT11H06M02.763S" calcext:value-type="time">
            <text:p>11:06:02.76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2036967" calcext:value-type="float">
            <text:p>-2.04E-08</text:p>
          </table:table-cell>
          <table:table-cell table:formula="of:=[.C13]*10^9" office:value-type="float" office:value="-20.36967" calcext:value-type="float">
            <text:p>-20.36967</text:p>
          </table:table-cell>
          <table:table-cell table:formula="of:=[.$N$1]*[.D13]" office:value-type="float" office:value="-16.3751116491264" calcext:value-type="float">
            <text:p>-16.3751116491264</text:p>
          </table:table-cell>
          <table:table-cell table:number-columns-repeated="9"/>
        </table:table-row>
        <table:table-row table:style-name="ro1">
          <table:table-cell office:value-type="time" office:time-value="PT11H06M03.148S" calcext:value-type="time">
            <text:p>11:06:03.1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2854277" calcext:value-type="float">
            <text:p>-2.85E-08</text:p>
          </table:table-cell>
          <table:table-cell table:formula="of:=[.C14]*10^9" office:value-type="float" office:value="-28.54277" calcext:value-type="float">
            <text:p>-28.54277</text:p>
          </table:table-cell>
          <table:table-cell table:formula="of:=[.$N$1]*[.D14]" office:value-type="float" office:value="-22.9454402317433" calcext:value-type="float">
            <text:p>-22.9454402317433</text:p>
          </table:table-cell>
          <table:table-cell table:number-columns-repeated="9"/>
        </table:table-row>
        <table:table-row table:style-name="ro1">
          <table:table-cell office:value-type="time" office:time-value="PT11H06M03.531S" calcext:value-type="time">
            <text:p>11:06:03.53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2870254" calcext:value-type="float">
            <text:p>-2.87E-08</text:p>
          </table:table-cell>
          <table:table-cell table:formula="of:=[.C15]*10^9" office:value-type="float" office:value="-28.70254" calcext:value-type="float">
            <text:p>-28.70254</text:p>
          </table:table-cell>
          <table:table-cell table:formula="of:=[.$N$1]*[.D15]" office:value-type="float" office:value="-23.0738788165697" calcext:value-type="float">
            <text:p>-23.0738788165697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22.9389543927098" calcext:value-type="float">
            <text:p>-22.9389543927098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201771469225302" calcext:value-type="float">
            <text:p>0.201771469225302</text:p>
          </table:table-cell>
          <table:table-cell/>
          <table:table-cell table:formula="of:=(MAX([.E14:.E18])-MIN([.E14:.E18]))/2" office:value-type="float" office:value="0.153391540156017" calcext:value-type="float">
            <text:p>0.153391540156017</text:p>
          </table:table-cell>
          <table:table-cell table:number-columns-repeated="2"/>
        </table:table-row>
        <table:table-row table:style-name="ro1">
          <table:table-cell office:value-type="time" office:time-value="PT11H06M03.914S" calcext:value-type="time">
            <text:p>11:06:03.91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2832092" calcext:value-type="float">
            <text:p>-2.83E-08</text:p>
          </table:table-cell>
          <table:table-cell table:formula="of:=[.C16]*10^9" office:value-type="float" office:value="-28.32092" calcext:value-type="float">
            <text:p>-28.32092</text:p>
          </table:table-cell>
          <table:table-cell table:formula="of:=[.$N$1]*[.D16]" office:value-type="float" office:value="-22.7670957362577" calcext:value-type="float">
            <text:p>-22.7670957362577</text:p>
          </table:table-cell>
          <table:table-cell table:number-columns-repeated="9"/>
        </table:table-row>
        <table:table-row table:style-name="ro1">
          <table:table-cell office:value-type="time" office:time-value="PT11H06M04.298S" calcext:value-type="time">
            <text:p>11:06:04.3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2847406" calcext:value-type="float">
            <text:p>-2.85E-08</text:p>
          </table:table-cell>
          <table:table-cell table:formula="of:=[.C17]*10^9" office:value-type="float" office:value="-28.47406" calcext:value-type="float">
            <text:p>-28.47406</text:p>
          </table:table-cell>
          <table:table-cell table:formula="of:=[.$N$1]*[.D17]" office:value-type="float" office:value="-22.8902044855868" calcext:value-type="float">
            <text:p>-22.8902044855868</text:p>
          </table:table-cell>
          <table:table-cell table:number-columns-repeated="9"/>
        </table:table-row>
        <table:table-row table:style-name="ro1">
          <table:table-cell office:value-type="time" office:time-value="PT11H06M04.683S" calcext:value-type="time">
            <text:p>11:06:04.6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2863322" calcext:value-type="float">
            <text:p>-2.86E-08</text:p>
          </table:table-cell>
          <table:table-cell table:formula="of:=[.C18]*10^9" office:value-type="float" office:value="-28.63322" calcext:value-type="float">
            <text:p>-28.63322</text:p>
          </table:table-cell>
          <table:table-cell table:formula="of:=[.$N$1]*[.D18]" office:value-type="float" office:value="-23.0181526933916" calcext:value-type="float">
            <text:p>-23.0181526933916</text:p>
          </table:table-cell>
          <table:table-cell table:number-columns-repeated="9"/>
        </table:table-row>
        <table:table-row table:style-name="ro1">
          <table:table-cell office:value-type="time" office:time-value="PT11H06M05.067S" calcext:value-type="time">
            <text:p>11:06:05.0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3460154" calcext:value-type="float">
            <text:p>-3.46E-08</text:p>
          </table:table-cell>
          <table:table-cell table:formula="of:=[.C19]*10^9" office:value-type="float" office:value="-34.60154" calcext:value-type="float">
            <text:p>-34.60154</text:p>
          </table:table-cell>
          <table:table-cell table:formula="of:=[.$N$1]*[.D19]" office:value-type="float" office:value="-27.8160657846549" calcext:value-type="float">
            <text:p>-27.8160657846549</text:p>
          </table:table-cell>
          <table:table-cell table:number-columns-repeated="9"/>
        </table:table-row>
        <table:table-row table:style-name="ro1">
          <table:table-cell office:value-type="time" office:time-value="PT11H06M05.45S" calcext:value-type="time">
            <text:p>11:06:05.45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3455837" calcext:value-type="float">
            <text:p>-3.46E-08</text:p>
          </table:table-cell>
          <table:table-cell table:formula="of:=[.C20]*10^9" office:value-type="float" office:value="-34.55837" calcext:value-type="float">
            <text:p>-34.55837</text:p>
          </table:table-cell>
          <table:table-cell table:formula="of:=[.$N$1]*[.D20]" office:value-type="float" office:value="-27.7813615616659" calcext:value-type="float">
            <text:p>-27.7813615616659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27.7813470915243" calcext:value-type="float">
            <text:p>-27.7813470915243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216505893955261" calcext:value-type="float">
            <text:p>0.216505893955261</text:p>
          </table:table-cell>
          <table:table-cell/>
          <table:table-cell table:formula="of:=(MAX([.E19:.E23])-MIN([.E19:.E23]))/2" office:value-type="float" office:value="0.12101057879401" calcext:value-type="float">
            <text:p>0.12101057879401</text:p>
          </table:table-cell>
          <table:table-cell table:number-columns-repeated="2"/>
        </table:table-row>
        <table:table-row table:style-name="ro1">
          <table:table-cell office:value-type="time" office:time-value="PT11H06M05.833S" calcext:value-type="time">
            <text:p>11:06:05.83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346809" calcext:value-type="float">
            <text:p>-3.47E-08</text:p>
          </table:table-cell>
          <table:table-cell table:formula="of:=[.C21]*10^9" office:value-type="float" office:value="-34.6809" calcext:value-type="float">
            <text:p>-34.6809</text:p>
          </table:table-cell>
          <table:table-cell table:formula="of:=[.$N$1]*[.D21]" office:value-type="float" office:value="-27.8798630312709" calcext:value-type="float">
            <text:p>-27.8798630312709</text:p>
          </table:table-cell>
          <table:table-cell table:number-columns-repeated="9"/>
        </table:table-row>
        <table:table-row table:style-name="ro1">
          <table:table-cell office:value-type="time" office:time-value="PT11H06M06.217S" calcext:value-type="time">
            <text:p>11:06:06.2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3457111" calcext:value-type="float">
            <text:p>-3.46E-08</text:p>
          </table:table-cell>
          <table:table-cell table:formula="of:=[.C22]*10^9" office:value-type="float" office:value="-34.57111" calcext:value-type="float">
            <text:p>-34.57111</text:p>
          </table:table-cell>
          <table:table-cell table:formula="of:=[.$N$1]*[.D22]" office:value-type="float" office:value="-27.791603206347" calcext:value-type="float">
            <text:p>-27.791603206347</text:p>
          </table:table-cell>
          <table:table-cell table:number-columns-repeated="9"/>
        </table:table-row>
        <table:table-row table:style-name="ro1">
          <table:table-cell office:value-type="time" office:time-value="PT11H06M06.601S" calcext:value-type="time">
            <text:p>11:06:06.6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3437984" calcext:value-type="float">
            <text:p>-3.44E-08</text:p>
          </table:table-cell>
          <table:table-cell table:formula="of:=[.C23]*10^9" office:value-type="float" office:value="-34.37984" calcext:value-type="float">
            <text:p>-34.37984</text:p>
          </table:table-cell>
          <table:table-cell table:formula="of:=[.$N$1]*[.D23]" office:value-type="float" office:value="-27.6378418736828" calcext:value-type="float">
            <text:p>-27.6378418736828</text:p>
          </table:table-cell>
          <table:table-cell table:number-columns-repeated="9"/>
        </table:table-row>
        <table:table-row table:style-name="ro1">
          <table:table-cell office:value-type="time" office:time-value="PT11H06M06.985S" calcext:value-type="time">
            <text:p>11:06:06.9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3984522" calcext:value-type="float">
            <text:p>-3.98E-08</text:p>
          </table:table-cell>
          <table:table-cell table:formula="of:=[.C24]*10^9" office:value-type="float" office:value="-39.84522" calcext:value-type="float">
            <text:p>-39.84522</text:p>
          </table:table-cell>
          <table:table-cell table:formula="of:=[.$N$1]*[.D24]" office:value-type="float" office:value="-32.0314431301049" calcext:value-type="float">
            <text:p>-32.0314431301049</text:p>
          </table:table-cell>
          <table:table-cell table:number-columns-repeated="9"/>
        </table:table-row>
        <table:table-row table:style-name="ro1">
          <table:table-cell office:value-type="time" office:time-value="PT11H06M07.368S" calcext:value-type="time">
            <text:p>11:06:07.37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4014975" calcext:value-type="float">
            <text:p>-4.01E-08</text:p>
          </table:table-cell>
          <table:table-cell table:formula="of:=[.C25]*10^9" office:value-type="float" office:value="-40.14975" calcext:value-type="float">
            <text:p>-40.14975</text:p>
          </table:table-cell>
          <table:table-cell table:formula="of:=[.$N$1]*[.D25]" office:value-type="float" office:value="-32.2762538094388" calcext:value-type="float">
            <text:p>-32.2762538094388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32.1730431126328" calcext:value-type="float">
            <text:p>-32.1730431126328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256303540667927" calcext:value-type="float">
            <text:p>0.256303540667927</text:p>
          </table:table-cell>
          <table:table-cell/>
          <table:table-cell table:formula="of:=(MAX([.E24:.E28])-MIN([.E24:.E28]))/2" office:value-type="float" office:value="0.1549551193479" calcext:value-type="float">
            <text:p>0.1549551193479</text:p>
          </table:table-cell>
          <table:table-cell table:number-columns-repeated="2"/>
        </table:table-row>
        <table:table-row table:style-name="ro1">
          <table:table-cell office:value-type="time" office:time-value="PT11H06M07.744S" calcext:value-type="time">
            <text:p>11:06:07.7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4023073" calcext:value-type="float">
            <text:p>-4.02E-08</text:p>
          </table:table-cell>
          <table:table-cell table:formula="of:=[.C26]*10^9" office:value-type="float" office:value="-40.23073" calcext:value-type="float">
            <text:p>-40.23073</text:p>
          </table:table-cell>
          <table:table-cell table:formula="of:=[.$N$1]*[.D26]" office:value-type="float" office:value="-32.3413533688007" calcext:value-type="float">
            <text:p>-32.3413533688007</text:p>
          </table:table-cell>
          <table:table-cell table:number-columns-repeated="9"/>
        </table:table-row>
        <table:table-row table:style-name="ro1">
          <table:table-cell office:value-type="time" office:time-value="PT11H06M08.112S" calcext:value-type="time">
            <text:p>11:06:08.1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3999578" calcext:value-type="float">
            <text:p>-4.00E-08</text:p>
          </table:table-cell>
          <table:table-cell table:formula="of:=[.C27]*10^9" office:value-type="float" office:value="-39.99578" calcext:value-type="float">
            <text:p>-39.99578</text:p>
          </table:table-cell>
          <table:table-cell table:formula="of:=[.$N$1]*[.D27]" office:value-type="float" office:value="-32.1524778258016" calcext:value-type="float">
            <text:p>-32.1524778258016</text:p>
          </table:table-cell>
          <table:table-cell table:number-columns-repeated="9"/>
        </table:table-row>
        <table:table-row table:style-name="ro1">
          <table:table-cell office:value-type="time" office:time-value="PT11H06M08.489S" calcext:value-type="time">
            <text:p>11:06:08.4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3988533" calcext:value-type="float">
            <text:p>-3.99E-08</text:p>
          </table:table-cell>
          <table:table-cell table:formula="of:=[.C28]*10^9" office:value-type="float" office:value="-39.88533" calcext:value-type="float">
            <text:p>-39.88533</text:p>
          </table:table-cell>
          <table:table-cell table:formula="of:=[.$N$1]*[.D28]" office:value-type="float" office:value="-32.0636874290182" calcext:value-type="float">
            <text:p>-32.0636874290182</text:p>
          </table:table-cell>
          <table:table-cell table:number-columns-repeated="9"/>
        </table:table-row>
        <table:table-row table:style-name="ro1">
          <table:table-cell office:value-type="time" office:time-value="PT11H06M08.873S" calcext:value-type="time">
            <text:p>11:06:08.8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4501384" calcext:value-type="float">
            <text:p>-4.50E-08</text:p>
          </table:table-cell>
          <table:table-cell table:formula="of:=[.C29]*10^9" office:value-type="float" office:value="-45.01384" calcext:value-type="float">
            <text:p>-45.01384</text:p>
          </table:table-cell>
          <table:table-cell table:formula="of:=[.$N$1]*[.D29]" office:value-type="float" office:value="-36.1864799849929" calcext:value-type="float">
            <text:p>-36.1864799849929</text:p>
          </table:table-cell>
          <table:table-cell table:number-columns-repeated="9"/>
        </table:table-row>
        <table:table-row table:style-name="ro1">
          <table:table-cell office:value-type="time" office:time-value="PT11H06M09.255S" calcext:value-type="time">
            <text:p>11:06:09.2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4481671" calcext:value-type="float">
            <text:p>-4.48E-08</text:p>
          </table:table-cell>
          <table:table-cell table:formula="of:=[.C30]*10^9" office:value-type="float" office:value="-44.81671" calcext:value-type="float">
            <text:p>-44.81671</text:p>
          </table:table-cell>
          <table:table-cell table:formula="of:=[.$N$1]*[.D30]" office:value-type="float" office:value="-36.0280078173342" calcext:value-type="float">
            <text:p>-36.0280078173342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35.9427191948233" calcext:value-type="float">
            <text:p>-35.9427191948233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307119032435628" calcext:value-type="float">
            <text:p>0.307119032435628</text:p>
          </table:table-cell>
          <table:table-cell/>
          <table:table-cell table:formula="of:=(MAX([.E29:.E33])-MIN([.E29:.E33]))/2" office:value-type="float" office:value="0.221481595452982" calcext:value-type="float">
            <text:p>0.221481595452982</text:p>
          </table:table-cell>
          <table:table-cell table:number-columns-repeated="2"/>
        </table:table-row>
        <table:table-row table:style-name="ro1">
          <table:table-cell office:value-type="time" office:time-value="PT11H06M09.631S" calcext:value-type="time">
            <text:p>11:06:09.6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4459937" calcext:value-type="float">
            <text:p>-4.46E-08</text:p>
          </table:table-cell>
          <table:table-cell table:formula="of:=[.C31]*10^9" office:value-type="float" office:value="-44.59937" calcext:value-type="float">
            <text:p>-44.59937</text:p>
          </table:table-cell>
          <table:table-cell table:formula="of:=[.$N$1]*[.D31]" office:value-type="float" office:value="-35.8532888962216" calcext:value-type="float">
            <text:p>-35.8532888962216</text:p>
          </table:table-cell>
          <table:table-cell table:number-columns-repeated="9"/>
        </table:table-row>
        <table:table-row table:style-name="ro1">
          <table:table-cell office:value-type="time" office:time-value="PT11H06M10.008S" calcext:value-type="time">
            <text:p>11:06:10.0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4446282" calcext:value-type="float">
            <text:p>-4.45E-08</text:p>
          </table:table-cell>
          <table:table-cell table:formula="of:=[.C32]*10^9" office:value-type="float" office:value="-44.46282" calcext:value-type="float">
            <text:p>-44.46282</text:p>
          </table:table-cell>
          <table:table-cell table:formula="of:=[.$N$1]*[.D32]" office:value-type="float" office:value="-35.743516794087" calcext:value-type="float">
            <text:p>-35.743516794087</text:p>
          </table:table-cell>
          <table:table-cell table:number-columns-repeated="9"/>
        </table:table-row>
        <table:table-row table:style-name="ro1">
          <table:table-cell office:value-type="time" office:time-value="PT11H06M10.392S" calcext:value-type="time">
            <text:p>11:06:10.39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4466034" calcext:value-type="float">
            <text:p>-4.47E-08</text:p>
          </table:table-cell>
          <table:table-cell table:formula="of:=[.C33]*10^9" office:value-type="float" office:value="-44.66034" calcext:value-type="float">
            <text:p>-44.66034</text:p>
          </table:table-cell>
          <table:table-cell table:formula="of:=[.$N$1]*[.D33]" office:value-type="float" office:value="-35.9023024814808" calcext:value-type="float">
            <text:p>-35.9023024814808</text:p>
          </table:table-cell>
          <table:table-cell table:number-columns-repeated="9"/>
        </table:table-row>
        <table:table-row table:style-name="ro1">
          <table:table-cell office:value-type="time" office:time-value="PT11H06M10.776S" calcext:value-type="time">
            <text:p>11:06:10.7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4927039" calcext:value-type="float">
            <text:p>-4.93E-08</text:p>
          </table:table-cell>
          <table:table-cell table:formula="of:=[.C34]*10^9" office:value-type="float" office:value="-49.27039" calcext:value-type="float">
            <text:p>-49.27039</text:p>
          </table:table-cell>
          <table:table-cell table:formula="of:=[.$N$1]*[.D34]" office:value-type="float" office:value="-39.6083067249494" calcext:value-type="float">
            <text:p>-39.6083067249494</text:p>
          </table:table-cell>
          <table:table-cell table:number-columns-repeated="9"/>
        </table:table-row>
        <table:table-row table:style-name="ro1">
          <table:table-cell office:value-type="time" office:time-value="PT11H06M11.159S" calcext:value-type="time">
            <text:p>11:06:11.16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4914691" calcext:value-type="float">
            <text:p>-4.91E-08</text:p>
          </table:table-cell>
          <table:table-cell table:formula="of:=[.C35]*10^9" office:value-type="float" office:value="-49.14691" calcext:value-type="float">
            <text:p>-49.14691</text:p>
          </table:table-cell>
          <table:table-cell table:formula="of:=[.$N$1]*[.D35]" office:value-type="float" office:value="-39.5090415534255" calcext:value-type="float">
            <text:p>-39.5090415534255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39.4746990839771" calcext:value-type="float">
            <text:p>-39.4746990839771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294613395554808" calcext:value-type="float">
            <text:p>0.294613395554808</text:p>
          </table:table-cell>
          <table:table-cell/>
          <table:table-cell table:formula="of:=(MAX([.E34:.E38])-MIN([.E34:.E38]))/2" office:value-type="float" office:value="0.132023964361526" calcext:value-type="float">
            <text:p>0.132023964361526</text:p>
          </table:table-cell>
          <table:table-cell table:number-columns-repeated="2"/>
        </table:table-row>
        <table:table-row table:style-name="ro1">
          <table:table-cell office:value-type="time" office:time-value="PT11H06M11.542S" calcext:value-type="time">
            <text:p>11:06:11.5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4894193" calcext:value-type="float">
            <text:p>-4.89E-08</text:p>
          </table:table-cell>
          <table:table-cell table:formula="of:=[.C36]*10^9" office:value-type="float" office:value="-48.94193" calcext:value-type="float">
            <text:p>-48.94193</text:p>
          </table:table-cell>
          <table:table-cell table:formula="of:=[.$N$1]*[.D36]" office:value-type="float" office:value="-39.3442587962263" calcext:value-type="float">
            <text:p>-39.3442587962263</text:p>
          </table:table-cell>
          <table:table-cell table:number-columns-repeated="9"/>
        </table:table-row>
        <table:table-row table:style-name="ro1">
          <table:table-cell office:value-type="time" office:time-value="PT11H06M11.918S" calcext:value-type="time">
            <text:p>11:06:11.9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490165" calcext:value-type="float">
            <text:p>-4.90E-08</text:p>
          </table:table-cell>
          <table:table-cell table:formula="of:=[.C37]*10^9" office:value-type="float" office:value="-49.0165" calcext:value-type="float">
            <text:p>-49.0165</text:p>
          </table:table-cell>
          <table:table-cell table:formula="of:=[.$N$1]*[.D37]" office:value-type="float" office:value="-39.4042053773774" calcext:value-type="float">
            <text:p>-39.4042053773774</text:p>
          </table:table-cell>
          <table:table-cell table:number-columns-repeated="9"/>
        </table:table-row>
        <table:table-row table:style-name="ro1">
          <table:table-cell office:value-type="time" office:time-value="PT11H06M12.295S" calcext:value-type="time">
            <text:p>11:06:12.3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4914522" calcext:value-type="float">
            <text:p>-4.91E-08</text:p>
          </table:table-cell>
          <table:table-cell table:formula="of:=[.C38]*10^9" office:value-type="float" office:value="-49.14522" calcext:value-type="float">
            <text:p>-49.14522</text:p>
          </table:table-cell>
          <table:table-cell table:formula="of:=[.$N$1]*[.D38]" office:value-type="float" office:value="-39.5076829679066" calcext:value-type="float">
            <text:p>-39.5076829679066</text:p>
          </table:table-cell>
          <table:table-cell table:number-columns-repeated="9"/>
        </table:table-row>
        <table:table-row table:style-name="ro1">
          <table:table-cell office:value-type="time" office:time-value="PT11H06M12.679S" calcext:value-type="time">
            <text:p>11:06:12.6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5289826" calcext:value-type="float">
            <text:p>-5.29E-08</text:p>
          </table:table-cell>
          <table:table-cell table:formula="of:=[.C39]*10^9" office:value-type="float" office:value="-52.89826" calcext:value-type="float">
            <text:p>-52.89826</text:p>
          </table:table-cell>
          <table:table-cell table:formula="of:=[.$N$1]*[.D39]" office:value-type="float" office:value="-42.5247396518705" calcext:value-type="float">
            <text:p>-42.5247396518705</text:p>
          </table:table-cell>
          <table:table-cell table:number-columns-repeated="9"/>
        </table:table-row>
        <table:table-row table:style-name="ro1">
          <table:table-cell office:value-type="time" office:time-value="PT11H06M13.062S" calcext:value-type="time">
            <text:p>11:06:13.0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5283858" calcext:value-type="float">
            <text:p>-5.28E-08</text:p>
          </table:table-cell>
          <table:table-cell table:formula="of:=[.C40]*10^9" office:value-type="float" office:value="-52.83858" calcext:value-type="float">
            <text:p>-52.83858</text:p>
          </table:table-cell>
          <table:table-cell table:formula="of:=[.$N$1]*[.D40]" office:value-type="float" office:value="-42.4767630934275" calcext:value-type="float">
            <text:p>-42.4767630934275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42.6326081264851" calcext:value-type="float">
            <text:p>-42.6326081264851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329735858000765" calcext:value-type="float">
            <text:p>0.329735858000765</text:p>
          </table:table-cell>
          <table:table-cell/>
          <table:table-cell table:formula="of:=(MAX([.E39:.E43])-MIN([.E39:.E43]))/2" office:value-type="float" office:value="0.178645956769408" calcext:value-type="float">
            <text:p>0.178645956769408</text:p>
          </table:table-cell>
          <table:table-cell table:number-columns-repeated="2"/>
        </table:table-row>
        <table:table-row table:style-name="ro1">
          <table:table-cell office:value-type="time" office:time-value="PT11H06M13.445S" calcext:value-type="time">
            <text:p>11:06:13.4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5328303" calcext:value-type="float">
            <text:p>-5.33E-08</text:p>
          </table:table-cell>
          <table:table-cell table:formula="of:=[.C41]*10^9" office:value-type="float" office:value="-53.28303" calcext:value-type="float">
            <text:p>-53.28303</text:p>
          </table:table-cell>
          <table:table-cell table:formula="of:=[.$N$1]*[.D41]" office:value-type="float" office:value="-42.8340550069663" calcext:value-type="float">
            <text:p>-42.8340550069663</text:p>
          </table:table-cell>
          <table:table-cell table:number-columns-repeated="9"/>
        </table:table-row>
        <table:table-row table:style-name="ro1">
          <table:table-cell office:value-type="time" office:time-value="PT11H06M13.83S" calcext:value-type="time">
            <text:p>11:06:13.8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5315922" calcext:value-type="float">
            <text:p>-5.32E-08</text:p>
          </table:table-cell>
          <table:table-cell table:formula="of:=[.C42]*10^9" office:value-type="float" office:value="-53.15922" calcext:value-type="float">
            <text:p>-53.15922</text:p>
          </table:table-cell>
          <table:table-cell table:formula="of:=[.$N$1]*[.D42]" office:value-type="float" office:value="-42.7345245495127" calcext:value-type="float">
            <text:p>-42.7345245495127</text:p>
          </table:table-cell>
          <table:table-cell table:number-columns-repeated="9"/>
        </table:table-row>
        <table:table-row table:style-name="ro1">
          <table:table-cell office:value-type="time" office:time-value="PT11H06M14.214S" calcext:value-type="time">
            <text:p>11:06:14.21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5298312" calcext:value-type="float">
            <text:p>-5.30E-08</text:p>
          </table:table-cell>
          <table:table-cell table:formula="of:=[.C43]*10^9" office:value-type="float" office:value="-52.98312" calcext:value-type="float">
            <text:p>-52.98312</text:p>
          </table:table-cell>
          <table:table-cell table:formula="of:=[.$N$1]*[.D43]" office:value-type="float" office:value="-42.5929583306485" calcext:value-type="float">
            <text:p>-42.5929583306485</text:p>
          </table:table-cell>
          <table:table-cell table:number-columns-repeated="9"/>
        </table:table-row>
        <table:table-row table:style-name="ro1">
          <table:table-cell office:value-type="time" office:time-value="PT11H06M14.598S" calcext:value-type="time">
            <text:p>11:06:14.6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5710174" calcext:value-type="float">
            <text:p>-5.71E-08</text:p>
          </table:table-cell>
          <table:table-cell table:formula="of:=[.C44]*10^9" office:value-type="float" office:value="-57.10174" calcext:value-type="float">
            <text:p>-57.10174</text:p>
          </table:table-cell>
          <table:table-cell table:formula="of:=[.$N$1]*[.D44]" office:value-type="float" office:value="-45.9039035909461" calcext:value-type="float">
            <text:p>-45.9039035909461</text:p>
          </table:table-cell>
          <table:table-cell table:number-columns-repeated="9"/>
        </table:table-row>
        <table:table-row table:style-name="ro1">
          <table:table-cell office:value-type="time" office:time-value="PT11H06M14.981S" calcext:value-type="time">
            <text:p>11:06:14.9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5688506" calcext:value-type="float">
            <text:p>-5.69E-08</text:p>
          </table:table-cell>
          <table:table-cell table:formula="of:=[.C45]*10^9" office:value-type="float" office:value="-56.88506" calcext:value-type="float">
            <text:p>-56.88506</text:p>
          </table:table-cell>
          <table:table-cell table:formula="of:=[.$N$1]*[.D45]" office:value-type="float" office:value="-45.7297152416928" calcext:value-type="float">
            <text:p>-45.7297152416928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45.6968680202119" calcext:value-type="float">
            <text:p>-45.6968680202119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348563121114195" calcext:value-type="float">
            <text:p>0.348563121114195</text:p>
          </table:table-cell>
          <table:table-cell/>
          <table:table-cell table:formula="of:=(MAX([.E44:.E48])-MIN([.E44:.E48]))/2" office:value-type="float" office:value="0.177126591899146" calcext:value-type="float">
            <text:p>0.177126591899146</text:p>
          </table:table-cell>
          <table:table-cell table:number-columns-repeated="2"/>
        </table:table-row>
        <table:table-row table:style-name="ro1">
          <table:table-cell office:value-type="time" office:time-value="PT11H06M15.365S" calcext:value-type="time">
            <text:p>11:06:15.3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5666107" calcext:value-type="float">
            <text:p>-5.67E-08</text:p>
          </table:table-cell>
          <table:table-cell table:formula="of:=[.C46]*10^9" office:value-type="float" office:value="-56.66107" calcext:value-type="float">
            <text:p>-56.66107</text:p>
          </table:table-cell>
          <table:table-cell table:formula="of:=[.$N$1]*[.D46]" office:value-type="float" office:value="-45.5496504071478" calcext:value-type="float">
            <text:p>-45.5496504071478</text:p>
          </table:table-cell>
          <table:table-cell table:number-columns-repeated="9"/>
        </table:table-row>
        <table:table-row table:style-name="ro1">
          <table:table-cell office:value-type="time" office:time-value="PT11H06M15.741S" calcext:value-type="time">
            <text:p>11:06:15.7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5669123" calcext:value-type="float">
            <text:p>-5.67E-08</text:p>
          </table:table-cell>
          <table:table-cell table:formula="of:=[.C47]*10^9" office:value-type="float" office:value="-56.69123" calcext:value-type="float">
            <text:p>-56.69123</text:p>
          </table:table-cell>
          <table:table-cell table:formula="of:=[.$N$1]*[.D47]" office:value-type="float" office:value="-45.5738959333314" calcext:value-type="float">
            <text:p>-45.5738959333314</text:p>
          </table:table-cell>
          <table:table-cell table:number-columns-repeated="9"/>
        </table:table-row>
        <table:table-row table:style-name="ro1">
          <table:table-cell office:value-type="time" office:time-value="PT11H06M16.117S" calcext:value-type="time">
            <text:p>11:06:16.1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568819" calcext:value-type="float">
            <text:p>-5.69E-08</text:p>
          </table:table-cell>
          <table:table-cell table:formula="of:=[.C48]*10^9" office:value-type="float" office:value="-56.8819" calcext:value-type="float">
            <text:p>-56.8819</text:p>
          </table:table-cell>
          <table:table-cell table:formula="of:=[.$N$1]*[.D48]" office:value-type="float" office:value="-45.7271749279415" calcext:value-type="float">
            <text:p>-45.7271749279415</text:p>
          </table:table-cell>
          <table:table-cell table:number-columns-repeated="9"/>
        </table:table-row>
        <table:table-row table:style-name="ro1">
          <table:table-cell office:value-type="time" office:time-value="PT11H06M16.502S" calcext:value-type="time">
            <text:p>11:06:16.5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6021433" calcext:value-type="float">
            <text:p>-6.02E-08</text:p>
          </table:table-cell>
          <table:table-cell table:formula="of:=[.C49]*10^9" office:value-type="float" office:value="-60.21433" calcext:value-type="float">
            <text:p>-60.21433</text:p>
          </table:table-cell>
          <table:table-cell table:formula="of:=[.$N$1]*[.D49]" office:value-type="float" office:value="-48.4061045970475" calcext:value-type="float">
            <text:p>-48.4061045970475</text:p>
          </table:table-cell>
          <table:table-cell table:number-columns-repeated="9"/>
        </table:table-row>
        <table:table-row table:style-name="ro1">
          <table:table-cell office:value-type="time" office:time-value="PT11H06M16.885S" calcext:value-type="time">
            <text:p>11:06:16.8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6006128" calcext:value-type="float">
            <text:p>-6.01E-08</text:p>
          </table:table-cell>
          <table:table-cell table:formula="of:=[.C50]*10^9" office:value-type="float" office:value="-60.06128" calcext:value-type="float">
            <text:p>-60.06128</text:p>
          </table:table-cell>
          <table:table-cell table:formula="of:=[.$N$1]*[.D50]" office:value-type="float" office:value="-48.2830681984264" calcext:value-type="float">
            <text:p>-48.2830681984264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48.4529010350516" calcext:value-type="float">
            <text:p>-48.4529010350516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372656017887548" calcext:value-type="float">
            <text:p>0.372656017887548</text:p>
          </table:table-cell>
          <table:table-cell/>
          <table:table-cell table:formula="of:=(MAX([.E49:.E53])-MIN([.E49:.E53]))/2" office:value-type="float" office:value="0.19697480282338" calcext:value-type="float">
            <text:p>0.19697480282338</text:p>
          </table:table-cell>
          <table:table-cell table:number-columns-repeated="2"/>
        </table:table-row>
        <table:table-row table:style-name="ro1">
          <table:table-cell office:value-type="time" office:time-value="PT11H06M17.268S" calcext:value-type="time">
            <text:p>11:06:17.2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6028144" calcext:value-type="float">
            <text:p>-6.03E-08</text:p>
          </table:table-cell>
          <table:table-cell table:formula="of:=[.C51]*10^9" office:value-type="float" office:value="-60.28144" calcext:value-type="float">
            <text:p>-60.28144</text:p>
          </table:table-cell>
          <table:table-cell table:formula="of:=[.$N$1]*[.D51]" office:value-type="float" office:value="-48.4600541083932" calcext:value-type="float">
            <text:p>-48.4600541083932</text:p>
          </table:table-cell>
          <table:table-cell table:number-columns-repeated="9"/>
        </table:table-row>
        <table:table-row table:style-name="ro1">
          <table:table-cell office:value-type="time" office:time-value="PT11H06M17.652S" calcext:value-type="time">
            <text:p>11:06:17.6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6055133" calcext:value-type="float">
            <text:p>-6.06E-08</text:p>
          </table:table-cell>
          <table:table-cell table:formula="of:=[.C52]*10^9" office:value-type="float" office:value="-60.55133" calcext:value-type="float">
            <text:p>-60.55133</text:p>
          </table:table-cell>
          <table:table-cell table:formula="of:=[.$N$1]*[.D52]" office:value-type="float" office:value="-48.6770178040732" calcext:value-type="float">
            <text:p>-48.6770178040732</text:p>
          </table:table-cell>
          <table:table-cell table:number-columns-repeated="9"/>
        </table:table-row>
        <table:table-row table:style-name="ro1">
          <table:table-cell office:value-type="time" office:time-value="PT11H06M18.036S" calcext:value-type="time">
            <text:p>11:06:18.0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6025433" calcext:value-type="float">
            <text:p>-6.03E-08</text:p>
          </table:table-cell>
          <table:table-cell table:formula="of:=[.C53]*10^9" office:value-type="float" office:value="-60.25433" calcext:value-type="float">
            <text:p>-60.25433</text:p>
          </table:table-cell>
          <table:table-cell table:formula="of:=[.$N$1]*[.D53]" office:value-type="float" office:value="-48.4382604673176" calcext:value-type="float">
            <text:p>-48.4382604673176</text:p>
          </table:table-cell>
          <table:table-cell table:number-columns-repeated="9"/>
        </table:table-row>
        <table:table-row table:style-name="ro1">
          <table:table-cell office:value-type="time" office:time-value="PT11H06M18.421S" calcext:value-type="time">
            <text:p>11:06:18.4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6391711" calcext:value-type="float">
            <text:p>-6.39E-08</text:p>
          </table:table-cell>
          <table:table-cell table:formula="of:=[.C54]*10^9" office:value-type="float" office:value="-63.91711" calcext:value-type="float">
            <text:p>-63.91711</text:p>
          </table:table-cell>
          <table:table-cell table:formula="of:=[.$N$1]*[.D54]" office:value-type="float" office:value="-51.3827574300169" calcext:value-type="float">
            <text:p>-51.3827574300169</text:p>
          </table:table-cell>
          <table:table-cell table:number-columns-repeated="9"/>
        </table:table-row>
        <table:table-row table:style-name="ro1">
          <table:table-cell office:value-type="time" office:time-value="PT11H06M18.804S" calcext:value-type="time">
            <text:p>11:06:18.8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6392609" calcext:value-type="float">
            <text:p>-6.39E-08</text:p>
          </table:table-cell>
          <table:table-cell table:formula="of:=[.C55]*10^9" office:value-type="float" office:value="-63.92609" calcext:value-type="float">
            <text:p>-63.92609</text:p>
          </table:table-cell>
          <table:table-cell table:formula="of:=[.$N$1]*[.D55]" office:value-type="float" office:value="-51.3899764228926" calcext:value-type="float">
            <text:p>-51.389976422892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51.1972084117973" calcext:value-type="float">
            <text:p>-51.1972084117973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395913254224744" calcext:value-type="float">
            <text:p>0.395913254224744</text:p>
          </table:table-cell>
          <table:table-cell/>
          <table:table-cell table:formula="of:=(MAX([.E54:.E58])-MIN([.E54:.E58]))/2" office:value-type="float" office:value="0.214351031220591" calcext:value-type="float">
            <text:p>0.214351031220591</text:p>
          </table:table-cell>
          <table:table-cell table:number-columns-repeated="2"/>
        </table:table-row>
        <table:table-row table:style-name="ro1">
          <table:table-cell office:value-type="time" office:time-value="PT11H06M19.188S" calcext:value-type="time">
            <text:p>11:06:19.1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6350833" calcext:value-type="float">
            <text:p>-6.35E-08</text:p>
          </table:table-cell>
          <table:table-cell table:formula="of:=[.C56]*10^9" office:value-type="float" office:value="-63.50833" calcext:value-type="float">
            <text:p>-63.50833</text:p>
          </table:table-cell>
          <table:table-cell table:formula="of:=[.$N$1]*[.D56]" office:value-type="float" office:value="-51.0541405137915" calcext:value-type="float">
            <text:p>-51.0541405137915</text:p>
          </table:table-cell>
          <table:table-cell table:number-columns-repeated="9"/>
        </table:table-row>
        <table:table-row table:style-name="ro1">
          <table:table-cell office:value-type="time" office:time-value="PT11H06M19.571S" calcext:value-type="time">
            <text:p>11:06:19.57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6339281" calcext:value-type="float">
            <text:p>-6.34E-08</text:p>
          </table:table-cell>
          <table:table-cell table:formula="of:=[.C57]*10^9" office:value-type="float" office:value="-63.39281" calcext:value-type="float">
            <text:p>-63.39281</text:p>
          </table:table-cell>
          <table:table-cell table:formula="of:=[.$N$1]*[.D57]" office:value-type="float" office:value="-50.9612743604514" calcext:value-type="float">
            <text:p>-50.9612743604514</text:p>
          </table:table-cell>
          <table:table-cell table:number-columns-repeated="9"/>
        </table:table-row>
        <table:table-row table:style-name="ro1">
          <table:table-cell office:value-type="time" office:time-value="PT11H06M19.955S" calcext:value-type="time">
            <text:p>11:06:19.9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6368715" calcext:value-type="float">
            <text:p>-6.37E-08</text:p>
          </table:table-cell>
          <table:table-cell table:formula="of:=[.C58]*10^9" office:value-type="float" office:value="-63.68715" calcext:value-type="float">
            <text:p>-63.68715</text:p>
          </table:table-cell>
          <table:table-cell table:formula="of:=[.$N$1]*[.D58]" office:value-type="float" office:value="-51.197893331834" calcext:value-type="float">
            <text:p>-51.197893331834</text:p>
          </table:table-cell>
          <table:table-cell table:number-columns-repeated="9"/>
        </table:table-row>
        <table:table-row table:style-name="ro1">
          <table:table-cell office:value-type="time" office:time-value="PT11H06M20.339S" calcext:value-type="time">
            <text:p>11:06:20.3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6681859" calcext:value-type="float">
            <text:p>-6.68E-08</text:p>
          </table:table-cell>
          <table:table-cell table:formula="of:=[.C59]*10^9" office:value-type="float" office:value="-66.81859" calcext:value-type="float">
            <text:p>-66.81859</text:p>
          </table:table-cell>
          <table:table-cell table:formula="of:=[.$N$1]*[.D59]" office:value-type="float" office:value="-53.7152477918002" calcext:value-type="float">
            <text:p>-53.7152477918002</text:p>
          </table:table-cell>
          <table:table-cell table:number-columns-repeated="9"/>
        </table:table-row>
        <table:table-row table:style-name="ro1">
          <table:table-cell office:value-type="time" office:time-value="PT11H06M20.723S" calcext:value-type="time">
            <text:p>11:06:20.7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66651" calcext:value-type="float">
            <text:p>-6.67E-08</text:p>
          </table:table-cell>
          <table:table-cell table:formula="of:=[.C60]*10^9" office:value-type="float" office:value="-66.651" calcext:value-type="float">
            <text:p>-66.651</text:p>
          </table:table-cell>
          <table:table-cell table:formula="of:=[.$N$1]*[.D60]" office:value-type="float" office:value="-53.580522734336" calcext:value-type="float">
            <text:p>-53.580522734336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53.7219860544153" calcext:value-type="float">
            <text:p>-53.7219860544153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391214223350894" calcext:value-type="float">
            <text:p>0.391214223350894</text:p>
          </table:table-cell>
          <table:table-cell/>
          <table:table-cell table:formula="of:=(MAX([.E59:.E63])-MIN([.E59:.E63]))/2" office:value-type="float" office:value="0.142667557420932" calcext:value-type="float">
            <text:p>0.142667557420932</text:p>
          </table:table-cell>
          <table:table-cell table:number-columns-repeated="2"/>
        </table:table-row>
        <table:table-row table:style-name="ro1">
          <table:table-cell office:value-type="time" office:time-value="PT11H06M21.107S" calcext:value-type="time">
            <text:p>11:06:21.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6681114" calcext:value-type="float">
            <text:p>-6.68E-08</text:p>
          </table:table-cell>
          <table:table-cell table:formula="of:=[.C61]*10^9" office:value-type="float" office:value="-66.81114" calcext:value-type="float">
            <text:p>-66.81114</text:p>
          </table:table-cell>
          <table:table-cell table:formula="of:=[.$N$1]*[.D61]" office:value-type="float" office:value="-53.7092587609624" calcext:value-type="float">
            <text:p>-53.7092587609624</text:p>
          </table:table-cell>
          <table:table-cell table:number-columns-repeated="9"/>
        </table:table-row>
        <table:table-row table:style-name="ro1">
          <table:table-cell office:value-type="time" office:time-value="PT11H06M21.491S" calcext:value-type="time">
            <text:p>11:06:21.4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6700594" calcext:value-type="float">
            <text:p>-6.70E-08</text:p>
          </table:table-cell>
          <table:table-cell table:formula="of:=[.C62]*10^9" office:value-type="float" office:value="-67.00594" calcext:value-type="float">
            <text:p>-67.00594</text:p>
          </table:table-cell>
          <table:table-cell table:formula="of:=[.$N$1]*[.D62]" office:value-type="float" office:value="-53.8658578491779" calcext:value-type="float">
            <text:p>-53.8658578491779</text:p>
          </table:table-cell>
          <table:table-cell table:number-columns-repeated="9"/>
        </table:table-row>
        <table:table-row table:style-name="ro1">
          <table:table-cell office:value-type="time" office:time-value="PT11H06M21.874S" calcext:value-type="time">
            <text:p>11:06:21.8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6684819" calcext:value-type="float">
            <text:p>-6.68E-08</text:p>
          </table:table-cell>
          <table:table-cell table:formula="of:=[.C63]*10^9" office:value-type="float" office:value="-66.84819" calcext:value-type="float">
            <text:p>-66.84819</text:p>
          </table:table-cell>
          <table:table-cell table:formula="of:=[.$N$1]*[.D63]" office:value-type="float" office:value="-53.7390431358001" calcext:value-type="float">
            <text:p>-53.7390431358001</text:p>
          </table:table-cell>
          <table:table-cell table:number-columns-repeated="9"/>
        </table:table-row>
        <table:table-row table:style-name="ro1">
          <table:table-cell office:value-type="time" office:time-value="PT11H06M22.258S" calcext:value-type="time">
            <text:p>11:06:22.2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6986418" calcext:value-type="float">
            <text:p>-6.99E-08</text:p>
          </table:table-cell>
          <table:table-cell table:formula="of:=[.C64]*10^9" office:value-type="float" office:value="-69.86418" calcext:value-type="float">
            <text:p>-69.86418</text:p>
          </table:table-cell>
          <table:table-cell table:formula="of:=[.$N$1]*[.D64]" office:value-type="float" office:value="-56.1635877151992" calcext:value-type="float">
            <text:p>-56.1635877151992</text:p>
          </table:table-cell>
          <table:table-cell table:number-columns-repeated="9"/>
        </table:table-row>
        <table:table-row table:style-name="ro1">
          <table:table-cell office:value-type="time" office:time-value="PT11H06M22.642S" calcext:value-type="time">
            <text:p>11:06:22.64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7003844" calcext:value-type="float">
            <text:p>-7.00E-08</text:p>
          </table:table-cell>
          <table:table-cell table:formula="of:=[.C65]*10^9" office:value-type="float" office:value="-70.03844" calcext:value-type="float">
            <text:p>-70.03844</text:p>
          </table:table-cell>
          <table:table-cell table:formula="of:=[.$N$1]*[.D65]" office:value-type="float" office:value="-56.303674764031" calcext:value-type="float">
            <text:p>-56.303674764031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56.1958609543959" calcext:value-type="float">
            <text:p>-56.1958609543959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403331051170261" calcext:value-type="float">
            <text:p>0.403331051170261</text:p>
          </table:table-cell>
          <table:table-cell/>
          <table:table-cell table:formula="of:=(MAX([.E64:.E68])-MIN([.E64:.E68]))/2" office:value-type="float" office:value="0.121882806775087" calcext:value-type="float">
            <text:p>0.121882806775087</text:p>
          </table:table-cell>
          <table:table-cell table:number-columns-repeated="2"/>
        </table:table-row>
        <table:table-row table:style-name="ro1">
          <table:table-cell office:value-type="time" office:time-value="PT11H06M23.026S" calcext:value-type="time">
            <text:p>11:06:23.0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7007494" calcext:value-type="float">
            <text:p>-7.01E-08</text:p>
          </table:table-cell>
          <table:table-cell table:formula="of:=[.C66]*10^9" office:value-type="float" office:value="-70.07494" calcext:value-type="float">
            <text:p>-70.07494</text:p>
          </table:table-cell>
          <table:table-cell table:formula="of:=[.$N$1]*[.D66]" office:value-type="float" office:value="-56.3330169956525" calcext:value-type="float">
            <text:p>-56.3330169956525</text:p>
          </table:table-cell>
          <table:table-cell table:number-columns-repeated="9"/>
        </table:table-row>
        <table:table-row table:style-name="ro1">
          <table:table-cell office:value-type="time" office:time-value="PT11H06M23.409S" calcext:value-type="time">
            <text:p>11:06:23.4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6977236" calcext:value-type="float">
            <text:p>-6.98E-08</text:p>
          </table:table-cell>
          <table:table-cell table:formula="of:=[.C67]*10^9" office:value-type="float" office:value="-69.77236" calcext:value-type="float">
            <text:p>-69.77236</text:p>
          </table:table-cell>
          <table:table-cell table:formula="of:=[.$N$1]*[.D67]" office:value-type="float" office:value="-56.0897739149942" calcext:value-type="float">
            <text:p>-56.0897739149942</text:p>
          </table:table-cell>
          <table:table-cell table:number-columns-repeated="9"/>
        </table:table-row>
        <table:table-row table:style-name="ro1">
          <table:table-cell office:value-type="time" office:time-value="PT11H06M23.793S" calcext:value-type="time">
            <text:p>11:06:23.7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6977171" calcext:value-type="float">
            <text:p>-6.98E-08</text:p>
          </table:table-cell>
          <table:table-cell table:formula="of:=[.C68]*10^9" office:value-type="float" office:value="-69.77171" calcext:value-type="float">
            <text:p>-69.77171</text:p>
          </table:table-cell>
          <table:table-cell table:formula="of:=[.$N$1]*[.D68]" office:value-type="float" office:value="-56.0892513821023" calcext:value-type="float">
            <text:p>-56.0892513821023</text:p>
          </table:table-cell>
          <table:table-cell table:number-columns-repeated="9"/>
        </table:table-row>
        <table:table-row table:style-name="ro1">
          <table:table-cell office:value-type="time" office:time-value="PT11H06M24.177S" calcext:value-type="time">
            <text:p>11:06:24.1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7295831" calcext:value-type="float">
            <text:p>-7.30E-08</text:p>
          </table:table-cell>
          <table:table-cell table:formula="of:=[.C69]*10^9" office:value-type="float" office:value="-72.95831" calcext:value-type="float">
            <text:p>-72.95831</text:p>
          </table:table-cell>
          <table:table-cell table:formula="of:=[.$N$1]*[.D69]" office:value-type="float" office:value="-58.650948787171" calcext:value-type="float">
            <text:p>-58.650948787171</text:p>
          </table:table-cell>
          <table:table-cell table:number-columns-repeated="9"/>
        </table:table-row>
        <table:table-row table:style-name="ro1">
          <table:table-cell office:value-type="time" office:time-value="PT11H06M24.561S" calcext:value-type="time">
            <text:p>11:06:24.56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7277603" calcext:value-type="float">
            <text:p>-7.28E-08</text:p>
          </table:table-cell>
          <table:table-cell table:formula="of:=[.C70]*10^9" office:value-type="float" office:value="-72.77603" calcext:value-type="float">
            <text:p>-72.77603</text:p>
          </table:table-cell>
          <table:table-cell table:formula="of:=[.$N$1]*[.D70]" office:value-type="float" office:value="-58.5044144863501" calcext:value-type="float">
            <text:p>-58.5044144863501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58.4495228080055" calcext:value-type="float">
            <text:p>-58.4495228080055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442424635312578" calcext:value-type="float">
            <text:p>0.442424635312578</text:p>
          </table:table-cell>
          <table:table-cell/>
          <table:table-cell table:formula="of:=(MAX([.E69:.E73])-MIN([.E69:.E73]))/2" office:value-type="float" office:value="0.215958824734091" calcext:value-type="float">
            <text:p>0.215958824734091</text:p>
          </table:table-cell>
          <table:table-cell table:number-columns-repeated="2"/>
        </table:table-row>
        <table:table-row table:style-name="ro1">
          <table:table-cell office:value-type="time" office:time-value="PT11H06M24.945S" calcext:value-type="time">
            <text:p>11:06:24.9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7242103" calcext:value-type="float">
            <text:p>-7.24E-08</text:p>
          </table:table-cell>
          <table:table-cell table:formula="of:=[.C71]*10^9" office:value-type="float" office:value="-72.42103" calcext:value-type="float">
            <text:p>-72.42103</text:p>
          </table:table-cell>
          <table:table-cell table:formula="of:=[.$N$1]*[.D71]" office:value-type="float" office:value="-58.2190311377028" calcext:value-type="float">
            <text:p>-58.2190311377028</text:p>
          </table:table-cell>
          <table:table-cell table:number-columns-repeated="9"/>
        </table:table-row>
        <table:table-row table:style-name="ro1">
          <table:table-cell office:value-type="time" office:time-value="PT11H06M25.329S" calcext:value-type="time">
            <text:p>11:06:25.3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7257774" calcext:value-type="float">
            <text:p>-7.26E-08</text:p>
          </table:table-cell>
          <table:table-cell table:formula="of:=[.C72]*10^9" office:value-type="float" office:value="-72.57774" calcext:value-type="float">
            <text:p>-72.57774</text:p>
          </table:table-cell>
          <table:table-cell table:formula="of:=[.$N$1]*[.D72]" office:value-type="float" office:value="-58.3450097984536" calcext:value-type="float">
            <text:p>-58.3450097984536</text:p>
          </table:table-cell>
          <table:table-cell table:number-columns-repeated="9"/>
        </table:table-row>
        <table:table-row table:style-name="ro1">
          <table:table-cell office:value-type="time" office:time-value="PT11H06M25.713S" calcext:value-type="time">
            <text:p>11:06:25.71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7280563" calcext:value-type="float">
            <text:p>-7.28E-08</text:p>
          </table:table-cell>
          <table:table-cell table:formula="of:=[.C73]*10^9" office:value-type="float" office:value="-72.80563" calcext:value-type="float">
            <text:p>-72.80563</text:p>
          </table:table-cell>
          <table:table-cell table:formula="of:=[.$N$1]*[.D73]" office:value-type="float" office:value="-58.52820983035" calcext:value-type="float">
            <text:p>-58.52820983035</text:p>
          </table:table-cell>
          <table:table-cell table:number-columns-repeated="9"/>
        </table:table-row>
        <table:table-row table:style-name="ro1">
          <table:table-cell office:value-type="time" office:time-value="PT11H06M26.097S" calcext:value-type="time">
            <text:p>11:06:26.1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7532071" calcext:value-type="float">
            <text:p>-7.53E-08</text:p>
          </table:table-cell>
          <table:table-cell table:formula="of:=[.C74]*10^9" office:value-type="float" office:value="-75.32071" calcext:value-type="float">
            <text:p>-75.32071</text:p>
          </table:table-cell>
          <table:table-cell table:formula="of:=[.$N$1]*[.D74]" office:value-type="float" office:value="-60.550074485324" calcext:value-type="float">
            <text:p>-60.550074485324</text:p>
          </table:table-cell>
          <table:table-cell table:number-columns-repeated="9"/>
        </table:table-row>
        <table:table-row table:style-name="ro1">
          <table:table-cell office:value-type="time" office:time-value="PT11H06M26.48S" calcext:value-type="time">
            <text:p>11:06:26.4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752611" calcext:value-type="float">
            <text:p>-7.53E-08</text:p>
          </table:table-cell>
          <table:table-cell table:formula="of:=[.C75]*10^9" office:value-type="float" office:value="-75.2611" calcext:value-type="float">
            <text:p>-75.2611</text:p>
          </table:table-cell>
          <table:table-cell table:formula="of:=[.$N$1]*[.D75]" office:value-type="float" office:value="-60.502154199654" calcext:value-type="float">
            <text:p>-60.502154199654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60.5216358336571" calcext:value-type="float">
            <text:p>-60.5216358336571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437532627465712" calcext:value-type="float">
            <text:p>0.437532627465712</text:p>
          </table:table-cell>
          <table:table-cell/>
          <table:table-cell table:formula="of:=(MAX([.E74:.E78])-MIN([.E74:.E78]))/2" office:value-type="float" office:value="0.146582534626322" calcext:value-type="float">
            <text:p>0.146582534626322</text:p>
          </table:table-cell>
          <table:table-cell table:number-columns-repeated="2"/>
        </table:table-row>
        <table:table-row table:style-name="ro1">
          <table:table-cell office:value-type="time" office:time-value="PT11H06M26.864S" calcext:value-type="time">
            <text:p>11:06:26.8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7547266" calcext:value-type="float">
            <text:p>-7.55E-08</text:p>
          </table:table-cell>
          <table:table-cell table:formula="of:=[.C76]*10^9" office:value-type="float" office:value="-75.47266" calcext:value-type="float">
            <text:p>-75.47266</text:p>
          </table:table-cell>
          <table:table-cell table:formula="of:=[.$N$1]*[.D76]" office:value-type="float" office:value="-60.6722265975126" calcext:value-type="float">
            <text:p>-60.6722265975126</text:p>
          </table:table-cell>
          <table:table-cell table:number-columns-repeated="9"/>
        </table:table-row>
        <table:table-row table:style-name="ro1">
          <table:table-cell office:value-type="time" office:time-value="PT11H06M27.248S" calcext:value-type="time">
            <text:p>11:06:27.2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7526422" calcext:value-type="float">
            <text:p>-7.53E-08</text:p>
          </table:table-cell>
          <table:table-cell table:formula="of:=[.C77]*10^9" office:value-type="float" office:value="-75.26422" calcext:value-type="float">
            <text:p>-75.26422</text:p>
          </table:table-cell>
          <table:table-cell table:formula="of:=[.$N$1]*[.D77]" office:value-type="float" office:value="-60.5046623575351" calcext:value-type="float">
            <text:p>-60.5046623575351</text:p>
          </table:table-cell>
          <table:table-cell table:number-columns-repeated="9"/>
        </table:table-row>
        <table:table-row table:style-name="ro1">
          <table:table-cell office:value-type="time" office:time-value="PT11H06M27.632S" calcext:value-type="time">
            <text:p>11:06:27.63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7510798" calcext:value-type="float">
            <text:p>-7.51E-08</text:p>
          </table:table-cell>
          <table:table-cell table:formula="of:=[.C78]*10^9" office:value-type="float" office:value="-75.10798" calcext:value-type="float">
            <text:p>-75.10798</text:p>
          </table:table-cell>
          <table:table-cell table:formula="of:=[.$N$1]*[.D78]" office:value-type="float" office:value="-60.37906152826" calcext:value-type="float">
            <text:p>-60.37906152826</text:p>
          </table:table-cell>
          <table:table-cell table:number-columns-repeated="9"/>
        </table:table-row>
        <table:table-row table:style-name="ro1">
          <table:table-cell office:value-type="time" office:time-value="PT11H06M28.016S" calcext:value-type="time">
            <text:p>11:06:28.0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7808606" calcext:value-type="float">
            <text:p>-7.81E-08</text:p>
          </table:table-cell>
          <table:table-cell table:formula="of:=[.C79]*10^9" office:value-type="float" office:value="-78.08606" calcext:value-type="float">
            <text:p>-78.08606</text:p>
          </table:table-cell>
          <table:table-cell table:formula="of:=[.$N$1]*[.D79]" office:value-type="float" office:value="-62.7731303816106" calcext:value-type="float">
            <text:p>-62.7731303816106</text:p>
          </table:table-cell>
          <table:table-cell table:number-columns-repeated="9"/>
        </table:table-row>
        <table:table-row table:style-name="ro1">
          <table:table-cell office:value-type="time" office:time-value="PT11H06M28.4S" calcext:value-type="time">
            <text:p>11:06:28.4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7784197" calcext:value-type="float">
            <text:p>-7.78E-08</text:p>
          </table:table-cell>
          <table:table-cell table:formula="of:=[.C80]*10^9" office:value-type="float" office:value="-77.84197" calcext:value-type="float">
            <text:p>-77.84197</text:p>
          </table:table-cell>
          <table:table-cell table:formula="of:=[.$N$1]*[.D80]" office:value-type="float" office:value="-62.5769072222548" calcext:value-type="float">
            <text:p>-62.5769072222548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62.5741144849218" calcext:value-type="float">
            <text:p>-62.5741144849218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471108056154738" calcext:value-type="float">
            <text:p>0.471108056154738</text:p>
          </table:table-cell>
          <table:table-cell/>
          <table:table-cell table:formula="of:=(MAX([.E79:.E83])-MIN([.E79:.E83]))/2" office:value-type="float" office:value="0.223033116193516" calcext:value-type="float">
            <text:p>0.223033116193516</text:p>
          </table:table-cell>
          <table:table-cell table:number-columns-repeated="2"/>
        </table:table-row>
        <table:table-row table:style-name="ro1">
          <table:table-cell office:value-type="time" office:time-value="PT11H06M28.784S" calcext:value-type="time">
            <text:p>11:06:28.7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7753118" calcext:value-type="float">
            <text:p>-7.75E-08</text:p>
          </table:table-cell>
          <table:table-cell table:formula="of:=[.C81]*10^9" office:value-type="float" office:value="-77.53118" calcext:value-type="float">
            <text:p>-77.53118</text:p>
          </table:table-cell>
          <table:table-cell table:formula="of:=[.$N$1]*[.D81]" office:value-type="float" office:value="-62.3270641492235" calcext:value-type="float">
            <text:p>-62.3270641492235</text:p>
          </table:table-cell>
          <table:table-cell table:number-columns-repeated="9"/>
        </table:table-row>
        <table:table-row table:style-name="ro1">
          <table:table-cell office:value-type="time" office:time-value="PT11H06M29.167S" calcext:value-type="time">
            <text:p>11:06:29.1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7789917" calcext:value-type="float">
            <text:p>-7.79E-08</text:p>
          </table:table-cell>
          <table:table-cell table:formula="of:=[.C82]*10^9" office:value-type="float" office:value="-77.89917" calcext:value-type="float">
            <text:p>-77.89917</text:p>
          </table:table-cell>
          <table:table-cell table:formula="of:=[.$N$1]*[.D82]" office:value-type="float" office:value="-62.622890116741" calcext:value-type="float">
            <text:p>-62.622890116741</text:p>
          </table:table-cell>
          <table:table-cell table:number-columns-repeated="9"/>
        </table:table-row>
        <table:table-row table:style-name="ro1">
          <table:table-cell office:value-type="time" office:time-value="PT11H06M29.551S" calcext:value-type="time">
            <text:p>11:06:29.55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778341" calcext:value-type="float">
            <text:p>-7.78E-08</text:p>
          </table:table-cell>
          <table:table-cell table:formula="of:=[.C83]*10^9" office:value-type="float" office:value="-77.8341" calcext:value-type="float">
            <text:p>-77.8341</text:p>
          </table:table-cell>
          <table:table-cell table:formula="of:=[.$N$1]*[.D83]" office:value-type="float" office:value="-62.5705805547791" calcext:value-type="float">
            <text:p>-62.5705805547791</text:p>
          </table:table-cell>
          <table:table-cell table:number-columns-repeated="9"/>
        </table:table-row>
        <table:table-row table:style-name="ro1">
          <table:table-cell office:value-type="time" office:time-value="PT11H06M29.935S" calcext:value-type="time">
            <text:p>11:06:29.94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79895" calcext:value-type="float">
            <text:p>-7.99E-08</text:p>
          </table:table-cell>
          <table:table-cell table:formula="of:=[.C84]*10^9" office:value-type="float" office:value="-79.895" calcext:value-type="float">
            <text:p>-79.895</text:p>
          </table:table-cell>
          <table:table-cell table:formula="of:=[.$N$1]*[.D84]" office:value-type="float" office:value="-64.2273313807711" calcext:value-type="float">
            <text:p>-64.2273313807711</text:p>
          </table:table-cell>
          <table:table-cell table:number-columns-repeated="9"/>
        </table:table-row>
        <table:table-row table:style-name="ro1">
          <table:table-cell office:value-type="time" office:time-value="PT11H06M30.318S" calcext:value-type="time">
            <text:p>11:06:30.32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800071" calcext:value-type="float">
            <text:p>-8.00E-08</text:p>
          </table:table-cell>
          <table:table-cell table:formula="of:=[.C85]*10^9" office:value-type="float" office:value="-80.0071" calcext:value-type="float">
            <text:p>-80.0071</text:p>
          </table:table-cell>
          <table:table-cell table:formula="of:=[.$N$1]*[.D85]" office:value-type="float" office:value="-64.3174482072031" calcext:value-type="float">
            <text:p>-64.3174482072031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64.3494207890127" calcext:value-type="float">
            <text:p>-64.3494207890127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46635798622626" calcext:value-type="float">
            <text:p>0.46635798622626</text:p>
          </table:table-cell>
          <table:table-cell/>
          <table:table-cell table:formula="of:=(MAX([.E84:.E88])-MIN([.E84:.E88]))/2" office:value-type="float" office:value="0.161096890569489" calcext:value-type="float">
            <text:p>0.161096890569489</text:p>
          </table:table-cell>
          <table:table-cell table:number-columns-repeated="2"/>
        </table:table-row>
        <table:table-row table:style-name="ro1">
          <table:table-cell office:value-type="time" office:time-value="PT11H06M30.703S" calcext:value-type="time">
            <text:p>11:06:30.7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8029579" calcext:value-type="float">
            <text:p>-8.03E-08</text:p>
          </table:table-cell>
          <table:table-cell table:formula="of:=[.C86]*10^9" office:value-type="float" office:value="-80.29579" calcext:value-type="float">
            <text:p>-80.29579</text:p>
          </table:table-cell>
          <table:table-cell table:formula="of:=[.$N$1]*[.D86]" office:value-type="float" office:value="-64.5495251619101" calcext:value-type="float">
            <text:p>-64.5495251619101</text:p>
          </table:table-cell>
          <table:table-cell table:number-columns-repeated="9"/>
        </table:table-row>
        <table:table-row table:style-name="ro1">
          <table:table-cell office:value-type="time" office:time-value="PT11H06M31.087S" calcext:value-type="time">
            <text:p>11:06:31.0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8002038" calcext:value-type="float">
            <text:p>-8.00E-08</text:p>
          </table:table-cell>
          <table:table-cell table:formula="of:=[.C87]*10^9" office:value-type="float" office:value="-80.02038" calcext:value-type="float">
            <text:p>-80.02038</text:p>
          </table:table-cell>
          <table:table-cell table:formula="of:=[.$N$1]*[.D87]" office:value-type="float" office:value="-64.3281239561328" calcext:value-type="float">
            <text:p>-64.3281239561328</text:p>
          </table:table-cell>
          <table:table-cell table:number-columns-repeated="9"/>
        </table:table-row>
        <table:table-row table:style-name="ro1">
          <table:table-cell office:value-type="time" office:time-value="PT11H06M31.47S" calcext:value-type="time">
            <text:p>11:06:31.4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8001609" calcext:value-type="float">
            <text:p>-8.00E-08</text:p>
          </table:table-cell>
          <table:table-cell table:formula="of:=[.C88]*10^9" office:value-type="float" office:value="-80.01609" calcext:value-type="float">
            <text:p>-80.01609</text:p>
          </table:table-cell>
          <table:table-cell table:formula="of:=[.$N$1]*[.D88]" office:value-type="float" office:value="-64.3246752390463" calcext:value-type="float">
            <text:p>-64.3246752390463</text:p>
          </table:table-cell>
          <table:table-cell table:number-columns-repeated="9"/>
        </table:table-row>
        <table:table-row table:style-name="ro1">
          <table:table-cell office:value-type="time" office:time-value="PT11H06M31.854S" calcext:value-type="time">
            <text:p>11:06:31.8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8222031" calcext:value-type="float">
            <text:p>-8.22E-08</text:p>
          </table:table-cell>
          <table:table-cell table:formula="of:=[.C89]*10^9" office:value-type="float" office:value="-82.22031" calcext:value-type="float">
            <text:p>-82.22031</text:p>
          </table:table-cell>
          <table:table-cell table:formula="of:=[.$N$1]*[.D89]" office:value-type="float" office:value="-66.0966405482162" calcext:value-type="float">
            <text:p>-66.0966405482162</text:p>
          </table:table-cell>
          <table:table-cell table:number-columns-repeated="9"/>
        </table:table-row>
        <table:table-row table:style-name="ro1">
          <table:table-cell office:value-type="time" office:time-value="PT11H06M32.238S" calcext:value-type="time">
            <text:p>11:06:32.2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8249216" calcext:value-type="float">
            <text:p>-8.25E-08</text:p>
          </table:table-cell>
          <table:table-cell table:formula="of:=[.C90]*10^9" office:value-type="float" office:value="-82.49216" calcext:value-type="float">
            <text:p>-82.49216</text:p>
          </table:table-cell>
          <table:table-cell table:formula="of:=[.$N$1]*[.D90]" office:value-type="float" office:value="-66.3151798815395" calcext:value-type="float">
            <text:p>-66.3151798815395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66.1529068900148" calcext:value-type="float">
            <text:p>-66.1529068900148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480644782591417" calcext:value-type="float">
            <text:p>0.480644782591417</text:p>
          </table:table-cell>
          <table:table-cell/>
          <table:table-cell table:formula="of:=(MAX([.E89:.E93])-MIN([.E89:.E93]))/2" office:value-type="float" office:value="0.170980801193778" calcext:value-type="float">
            <text:p>0.170980801193778</text:p>
          </table:table-cell>
          <table:table-cell table:number-columns-repeated="2"/>
        </table:table-row>
        <table:table-row table:style-name="ro1">
          <table:table-cell office:value-type="time" office:time-value="PT11H06M32.622S" calcext:value-type="time">
            <text:p>11:06:32.6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8206678" calcext:value-type="float">
            <text:p>-8.21E-08</text:p>
          </table:table-cell>
          <table:table-cell table:formula="of:=[.C91]*10^9" office:value-type="float" office:value="-82.06678" calcext:value-type="float">
            <text:p>-82.06678</text:p>
          </table:table-cell>
          <table:table-cell table:formula="of:=[.$N$1]*[.D91]" office:value-type="float" office:value="-65.9732182791519" calcext:value-type="float">
            <text:p>-65.9732182791519</text:p>
          </table:table-cell>
          <table:table-cell table:number-columns-repeated="9"/>
        </table:table-row>
        <table:table-row table:style-name="ro1">
          <table:table-cell office:value-type="time" office:time-value="PT11H06M33.006S" calcext:value-type="time">
            <text:p>11:06:33.0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8219335" calcext:value-type="float">
            <text:p>-8.22E-08</text:p>
          </table:table-cell>
          <table:table-cell table:formula="of:=[.C92]*10^9" office:value-type="float" office:value="-82.19335" calcext:value-type="float">
            <text:p>-82.19335</text:p>
          </table:table-cell>
          <table:table-cell table:formula="of:=[.$N$1]*[.D92]" office:value-type="float" office:value="-66.0749674916541" calcext:value-type="float">
            <text:p>-66.0749674916541</text:p>
          </table:table-cell>
          <table:table-cell table:number-columns-repeated="9"/>
        </table:table-row>
        <table:table-row table:style-name="ro1">
          <table:table-cell office:value-type="time" office:time-value="PT11H06M33.39S" calcext:value-type="time">
            <text:p>11:06:33.39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8247891" calcext:value-type="float">
            <text:p>-8.25E-08</text:p>
          </table:table-cell>
          <table:table-cell table:formula="of:=[.C93]*10^9" office:value-type="float" office:value="-82.47891" calcext:value-type="float">
            <text:p>-82.47891</text:p>
          </table:table-cell>
          <table:table-cell table:formula="of:=[.$N$1]*[.D93]" office:value-type="float" office:value="-66.3045282495125" calcext:value-type="float">
            <text:p>-66.3045282495125</text:p>
          </table:table-cell>
          <table:table-cell table:number-columns-repeated="9"/>
        </table:table-row>
        <table:table-row table:style-name="ro1">
          <table:table-cell office:value-type="time" office:time-value="PT11H06M33.774S" calcext:value-type="time">
            <text:p>11:06:33.7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8407229" calcext:value-type="float">
            <text:p>-8.41E-08</text:p>
          </table:table-cell>
          <table:table-cell table:formula="of:=[.C94]*10^9" office:value-type="float" office:value="-84.07229" calcext:value-type="float">
            <text:p>-84.07229</text:p>
          </table:table-cell>
          <table:table-cell table:formula="of:=[.$N$1]*[.D94]" office:value-type="float" office:value="-67.5854412637874" calcext:value-type="float">
            <text:p>-67.5854412637874</text:p>
          </table:table-cell>
          <table:table-cell table:number-columns-repeated="9"/>
        </table:table-row>
        <table:table-row table:style-name="ro1">
          <table:table-cell office:value-type="time" office:time-value="PT11H06M34.157S" calcext:value-type="time">
            <text:p>11:06:34.1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8400416" calcext:value-type="float">
            <text:p>-8.40E-08</text:p>
          </table:table-cell>
          <table:table-cell table:formula="of:=[.C95]*10^9" office:value-type="float" office:value="-84.00416" calcext:value-type="float">
            <text:p>-84.00416</text:p>
          </table:table-cell>
          <table:table-cell table:formula="of:=[.$N$1]*[.D95]" office:value-type="float" office:value="-67.5306717777498" calcext:value-type="float">
            <text:p>-67.5306717777498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67.6511083742595" calcext:value-type="float">
            <text:p>-67.6511083742595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48360500186338" calcext:value-type="float">
            <text:p>0.48360500186338</text:p>
          </table:table-cell>
          <table:table-cell/>
          <table:table-cell table:formula="of:=(MAX([.E94:.E98])-MIN([.E94:.E98]))/2" office:value-type="float" office:value="0.136437357556098" calcext:value-type="float">
            <text:p>0.136437357556098</text:p>
          </table:table-cell>
          <table:table-cell table:number-columns-repeated="2"/>
        </table:table-row>
        <table:table-row table:style-name="ro1">
          <table:table-cell office:value-type="time" office:time-value="PT11H06M34.541S" calcext:value-type="time">
            <text:p>11:06:34.5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8405468" calcext:value-type="float">
            <text:p>-8.41E-08</text:p>
          </table:table-cell>
          <table:table-cell table:formula="of:=[.C96]*10^9" office:value-type="float" office:value="-84.05468" calcext:value-type="float">
            <text:p>-84.05468</text:p>
          </table:table-cell>
          <table:table-cell table:formula="of:=[.$N$1]*[.D96]" office:value-type="float" office:value="-67.5712846419009" calcext:value-type="float">
            <text:p>-67.5712846419009</text:p>
          </table:table-cell>
          <table:table-cell table:number-columns-repeated="9"/>
        </table:table-row>
        <table:table-row table:style-name="ro1">
          <table:table-cell office:value-type="time" office:time-value="PT11H06M34.925S" calcext:value-type="time">
            <text:p>11:06:34.9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843436" calcext:value-type="float">
            <text:p>-8.43E-08</text:p>
          </table:table-cell>
          <table:table-cell table:formula="of:=[.C97]*10^9" office:value-type="float" office:value="-84.3436" calcext:value-type="float">
            <text:p>-84.3436</text:p>
          </table:table-cell>
          <table:table-cell table:formula="of:=[.$N$1]*[.D97]" office:value-type="float" office:value="-67.803546492862" calcext:value-type="float">
            <text:p>-67.803546492862</text:p>
          </table:table-cell>
          <table:table-cell table:number-columns-repeated="9"/>
        </table:table-row>
        <table:table-row table:style-name="ro1">
          <table:table-cell office:value-type="time" office:time-value="PT11H06M35.309S" calcext:value-type="time">
            <text:p>11:06:35.31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8429515" calcext:value-type="float">
            <text:p>-8.43E-08</text:p>
          </table:table-cell>
          <table:table-cell table:formula="of:=[.C98]*10^9" office:value-type="float" office:value="-84.29515" calcext:value-type="float">
            <text:p>-84.29515</text:p>
          </table:table-cell>
          <table:table-cell table:formula="of:=[.$N$1]*[.D98]" office:value-type="float" office:value="-67.7645976949973" calcext:value-type="float">
            <text:p>-67.7645976949973</text:p>
          </table:table-cell>
          <table:table-cell table:number-columns-repeated="9"/>
        </table:table-row>
        <table:table-row table:style-name="ro1">
          <table:table-cell office:value-type="time" office:time-value="PT11H06M35.694S" calcext:value-type="time">
            <text:p>11:06:35.6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8562201" calcext:value-type="float">
            <text:p>-8.56E-08</text:p>
          </table:table-cell>
          <table:table-cell table:formula="of:=[.C99]*10^9" office:value-type="float" office:value="-85.62201" calcext:value-type="float">
            <text:p>-85.62201</text:p>
          </table:table-cell>
          <table:table-cell table:formula="of:=[.$N$1]*[.D99]" office:value-type="float" office:value="-68.8312561456624" calcext:value-type="float">
            <text:p>-68.8312561456624</text:p>
          </table:table-cell>
          <table:table-cell table:number-columns-repeated="9"/>
        </table:table-row>
        <table:table-row table:style-name="ro1">
          <table:table-cell office:value-type="time" office:time-value="PT11H06M36.077S" calcext:value-type="time">
            <text:p>11:06:36.0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856483" calcext:value-type="float">
            <text:p>-8.56E-08</text:p>
          </table:table-cell>
          <table:table-cell table:formula="of:=[.C100]*10^9" office:value-type="float" office:value="-85.6483" calcext:value-type="float">
            <text:p>-85.6483</text:p>
          </table:table-cell>
          <table:table-cell table:formula="of:=[.$N$1]*[.D100]" office:value-type="float" office:value="-68.8523905913975" calcext:value-type="float">
            <text:p>-68.8523905913975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68.9479514066662" calcext:value-type="float">
            <text:p>-68.9479514066662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491916018423392" calcext:value-type="float">
            <text:p>0.491916018423392</text:p>
          </table:table-cell>
          <table:table-cell/>
          <table:table-cell table:formula="of:=(MAX([.E99:.E103])-MIN([.E99:.E103]))/2" office:value-type="float" office:value="0.133692050131799" calcext:value-type="float">
            <text:p>0.133692050131799</text:p>
          </table:table-cell>
          <table:table-cell table:number-columns-repeated="2"/>
        </table:table-row>
        <table:table-row table:style-name="ro1">
          <table:table-cell office:value-type="time" office:time-value="PT11H06M36.46S" calcext:value-type="time">
            <text:p>11:06:36.4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8595462" calcext:value-type="float">
            <text:p>-8.60E-08</text:p>
          </table:table-cell>
          <table:table-cell table:formula="of:=[.C101]*10^9" office:value-type="float" office:value="-85.95462" calcext:value-type="float">
            <text:p>-85.95462</text:p>
          </table:table-cell>
          <table:table-cell table:formula="of:=[.$N$1]*[.D101]" office:value-type="float" office:value="-69.098640245926" calcext:value-type="float">
            <text:p>-69.098640245926</text:p>
          </table:table-cell>
          <table:table-cell table:number-columns-repeated="9"/>
        </table:table-row>
        <table:table-row table:style-name="ro1">
          <table:table-cell office:value-type="time" office:time-value="PT11H06M36.843S" calcext:value-type="time">
            <text:p>11:06:36.8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8594039" calcext:value-type="float">
            <text:p>-8.59E-08</text:p>
          </table:table-cell>
          <table:table-cell table:formula="of:=[.C102]*10^9" office:value-type="float" office:value="-85.94039" calcext:value-type="float">
            <text:p>-85.94039</text:p>
          </table:table-cell>
          <table:table-cell table:formula="of:=[.$N$1]*[.D102]" office:value-type="float" office:value="-69.0872007950774" calcext:value-type="float">
            <text:p>-69.0872007950774</text:p>
          </table:table-cell>
          <table:table-cell table:number-columns-repeated="9"/>
        </table:table-row>
        <table:table-row table:style-name="ro1">
          <table:table-cell office:value-type="time" office:time-value="PT11H06M37.228S" calcext:value-type="time">
            <text:p>11:06:37.2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8567054" calcext:value-type="float">
            <text:p>-8.57E-08</text:p>
          </table:table-cell>
          <table:table-cell table:formula="of:=[.C103]*10^9" office:value-type="float" office:value="-85.67054" calcext:value-type="float">
            <text:p>-85.67054</text:p>
          </table:table-cell>
          <table:table-cell table:formula="of:=[.$N$1]*[.D103]" office:value-type="float" office:value="-68.8702692552677" calcext:value-type="float">
            <text:p>-68.8702692552677</text:p>
          </table:table-cell>
          <table:table-cell table:number-columns-repeated="9"/>
        </table:table-row>
        <table:table-row table:style-name="ro1">
          <table:table-cell office:value-type="time" office:time-value="PT11H06M37.613S" calcext:value-type="time">
            <text:p>11:06:37.6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869492" calcext:value-type="float">
            <text:p>-8.69E-08</text:p>
          </table:table-cell>
          <table:table-cell table:formula="of:=[.C104]*10^9" office:value-type="float" office:value="-86.9492" calcext:value-type="float">
            <text:p>-86.9492</text:p>
          </table:table-cell>
          <table:table-cell table:formula="of:=[.$N$1]*[.D104]" office:value-type="float" office:value="-69.8981798822573" calcext:value-type="float">
            <text:p>-69.8981798822573</text:p>
          </table:table-cell>
          <table:table-cell table:number-columns-repeated="9"/>
        </table:table-row>
        <table:table-row table:style-name="ro1">
          <table:table-cell office:value-type="time" office:time-value="PT11H06M37.996S" calcext:value-type="time">
            <text:p>11:06:38.0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8727633" calcext:value-type="float">
            <text:p>-8.73E-08</text:p>
          </table:table-cell>
          <table:table-cell table:formula="of:=[.C105]*10^9" office:value-type="float" office:value="-87.27633" calcext:value-type="float">
            <text:p>-87.27633</text:p>
          </table:table-cell>
          <table:table-cell table:formula="of:=[.$N$1]*[.D105]" office:value-type="float" office:value="-70.1611586282939" calcext:value-type="float">
            <text:p>-70.1611586282939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69.9852981737866" calcext:value-type="float">
            <text:p>-69.9852981737866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499422182066455" calcext:value-type="float">
            <text:p>0.499422182066455</text:p>
          </table:table-cell>
          <table:table-cell/>
          <table:table-cell table:formula="of:=(MAX([.E104:.E108])-MIN([.E104:.E108]))/2" office:value-type="float" office:value="0.136300695107458" calcext:value-type="float">
            <text:p>0.136300695107458</text:p>
          </table:table-cell>
          <table:table-cell table:number-columns-repeated="2"/>
        </table:table-row>
        <table:table-row table:style-name="ro1">
          <table:table-cell office:value-type="time" office:time-value="PT11H06M38.379S" calcext:value-type="time">
            <text:p>11:06:38.3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8716152" calcext:value-type="float">
            <text:p>-8.72E-08</text:p>
          </table:table-cell>
          <table:table-cell table:formula="of:=[.C106]*10^9" office:value-type="float" office:value="-87.16152" calcext:value-type="float">
            <text:p>-87.16152</text:p>
          </table:table-cell>
          <table:table-cell table:formula="of:=[.$N$1]*[.D106]" office:value-type="float" office:value="-70.068863241651" calcext:value-type="float">
            <text:p>-70.068863241651</text:p>
          </table:table-cell>
          <table:table-cell table:number-columns-repeated="9"/>
        </table:table-row>
        <table:table-row table:style-name="ro1">
          <table:table-cell office:value-type="time" office:time-value="PT11H06M38.763S" calcext:value-type="time">
            <text:p>11:06:38.7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8696357" calcext:value-type="float">
            <text:p>-8.70E-08</text:p>
          </table:table-cell>
          <table:table-cell table:formula="of:=[.C107]*10^9" office:value-type="float" office:value="-86.96357" calcext:value-type="float">
            <text:p>-86.96357</text:p>
          </table:table-cell>
          <table:table-cell table:formula="of:=[.$N$1]*[.D107]" office:value-type="float" office:value="-69.9097318786518" calcext:value-type="float">
            <text:p>-69.9097318786518</text:p>
          </table:table-cell>
          <table:table-cell table:number-columns-repeated="9"/>
        </table:table-row>
        <table:table-row table:style-name="ro1">
          <table:table-cell office:value-type="time" office:time-value="PT11H06M39.146S" calcext:value-type="time">
            <text:p>11:06:39.1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8693723" calcext:value-type="float">
            <text:p>-8.69E-08</text:p>
          </table:table-cell>
          <table:table-cell table:formula="of:=[.C108]*10^9" office:value-type="float" office:value="-86.93723" calcext:value-type="float">
            <text:p>-86.93723</text:p>
          </table:table-cell>
          <table:table-cell table:formula="of:=[.$N$1]*[.D108]" office:value-type="float" office:value="-69.8885572380789" calcext:value-type="float">
            <text:p>-69.8885572380789</text:p>
          </table:table-cell>
          <table:table-cell table:number-columns-repeated="9"/>
        </table:table-row>
        <table:table-row table:style-name="ro1">
          <table:table-cell office:value-type="time" office:time-value="PT11H06M39.531S" calcext:value-type="time">
            <text:p>11:06:39.5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8851968" calcext:value-type="float">
            <text:p>-8.85E-08</text:p>
          </table:table-cell>
          <table:table-cell table:formula="of:=[.C109]*10^9" office:value-type="float" office:value="-88.51968" calcext:value-type="float">
            <text:p>-88.51968</text:p>
          </table:table-cell>
          <table:table-cell table:formula="of:=[.$N$1]*[.D109]" office:value-type="float" office:value="-71.1606836608026" calcext:value-type="float">
            <text:p>-71.1606836608026</text:p>
          </table:table-cell>
          <table:table-cell table:number-columns-repeated="9"/>
        </table:table-row>
        <table:table-row table:style-name="ro1">
          <table:table-cell office:value-type="time" office:time-value="PT11H06M39.915S" calcext:value-type="time">
            <text:p>11:06:39.9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8850424" calcext:value-type="float">
            <text:p>-8.85E-08</text:p>
          </table:table-cell>
          <table:table-cell table:formula="of:=[.C110]*10^9" office:value-type="float" office:value="-88.50424" calcext:value-type="float">
            <text:p>-88.50424</text:p>
          </table:table-cell>
          <table:table-cell table:formula="of:=[.$N$1]*[.D110]" office:value-type="float" office:value="-71.1482714948783" calcext:value-type="float">
            <text:p>-71.1482714948783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71.0467280799458" calcext:value-type="float">
            <text:p>-71.0467280799458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511096811689965" calcext:value-type="float">
            <text:p>0.511096811689965</text:p>
          </table:table-cell>
          <table:table-cell/>
          <table:table-cell table:formula="of:=(MAX([.E109:.E113])-MIN([.E109:.E113]))/2" office:value-type="float" office:value="0.160015649431671" calcext:value-type="float">
            <text:p>0.160015649431671</text:p>
          </table:table-cell>
          <table:table-cell table:number-columns-repeated="2"/>
        </table:table-row>
        <table:table-row table:style-name="ro1">
          <table:table-cell office:value-type="time" office:time-value="PT11H06M40.3S" calcext:value-type="time">
            <text:p>11:06:40.3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8812158" calcext:value-type="float">
            <text:p>-8.81E-08</text:p>
          </table:table-cell>
          <table:table-cell table:formula="of:=[.C111]*10^9" office:value-type="float" office:value="-88.12158" calcext:value-type="float">
            <text:p>-88.12158</text:p>
          </table:table-cell>
          <table:table-cell table:formula="of:=[.$N$1]*[.D111]" office:value-type="float" office:value="-70.8406523619392" calcext:value-type="float">
            <text:p>-70.8406523619392</text:p>
          </table:table-cell>
          <table:table-cell table:number-columns-repeated="9"/>
        </table:table-row>
        <table:table-row table:style-name="ro1">
          <table:table-cell office:value-type="time" office:time-value="PT11H06M40.683S" calcext:value-type="time">
            <text:p>11:06:40.6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8825555" calcext:value-type="float">
            <text:p>-8.83E-08</text:p>
          </table:table-cell>
          <table:table-cell table:formula="of:=[.C112]*10^9" office:value-type="float" office:value="-88.25555" calcext:value-type="float">
            <text:p>-88.25555</text:p>
          </table:table-cell>
          <table:table-cell table:formula="of:=[.$N$1]*[.D112]" office:value-type="float" office:value="-70.9483504104414" calcext:value-type="float">
            <text:p>-70.9483504104414</text:p>
          </table:table-cell>
          <table:table-cell table:number-columns-repeated="9"/>
        </table:table-row>
        <table:table-row table:style-name="ro1">
          <table:table-cell office:value-type="time" office:time-value="PT11H06M41.066S" calcext:value-type="time">
            <text:p>11:06:41.0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8848858" calcext:value-type="float">
            <text:p>-8.85E-08</text:p>
          </table:table-cell>
          <table:table-cell table:formula="of:=[.C113]*10^9" office:value-type="float" office:value="-88.48858" calcext:value-type="float">
            <text:p>-88.48858</text:p>
          </table:table-cell>
          <table:table-cell table:formula="of:=[.$N$1]*[.D113]" office:value-type="float" office:value="-71.1356824716675" calcext:value-type="float">
            <text:p>-71.1356824716675</text:p>
          </table:table-cell>
          <table:table-cell table:number-columns-repeated="9"/>
        </table:table-row>
        <table:table-row table:style-name="ro1">
          <table:table-cell office:value-type="time" office:time-value="PT11H06M41.45S" calcext:value-type="time">
            <text:p>11:06:41.4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8933613" calcext:value-type="float">
            <text:p>-8.93E-08</text:p>
          </table:table-cell>
          <table:table-cell table:formula="of:=[.C114]*10^9" office:value-type="float" office:value="-89.33613" calcext:value-type="float">
            <text:p>-89.33613</text:p>
          </table:table-cell>
          <table:table-cell table:formula="of:=[.$N$1]*[.D114]" office:value-type="float" office:value="-71.8170251678534" calcext:value-type="float">
            <text:p>-71.8170251678534</text:p>
          </table:table-cell>
          <table:table-cell table:number-columns-repeated="9"/>
        </table:table-row>
        <table:table-row table:style-name="ro1">
          <table:table-cell office:value-type="time" office:time-value="PT11H06M41.834S" calcext:value-type="time">
            <text:p>11:06:41.8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8913772" calcext:value-type="float">
            <text:p>-8.91E-08</text:p>
          </table:table-cell>
          <table:table-cell table:formula="of:=[.C115]*10^9" office:value-type="float" office:value="-89.13772" calcext:value-type="float">
            <text:p>-89.13772</text:p>
          </table:table-cell>
          <table:table-cell table:formula="of:=[.$N$1]*[.D115]" office:value-type="float" office:value="-71.6575240123461" calcext:value-type="float">
            <text:p>-71.6575240123461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71.7944517469238" calcext:value-type="float">
            <text:p>-71.7944517469238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512859800387528" calcext:value-type="float">
            <text:p>0.512859800387528</text:p>
          </table:table-cell>
          <table:table-cell/>
          <table:table-cell table:formula="of:=(MAX([.E114:.E118])-MIN([.E114:.E118]))/2" office:value-type="float" office:value="0.142784122450657" calcext:value-type="float">
            <text:p>0.142784122450657</text:p>
          </table:table-cell>
          <table:table-cell table:number-columns-repeated="2"/>
        </table:table-row>
        <table:table-row table:style-name="ro1">
          <table:table-cell office:value-type="time" office:time-value="PT11H06M42.218S" calcext:value-type="time">
            <text:p>11:06:42.2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8927278" calcext:value-type="float">
            <text:p>-8.93E-08</text:p>
          </table:table-cell>
          <table:table-cell table:formula="of:=[.C116]*10^9" office:value-type="float" office:value="-89.27278" calcext:value-type="float">
            <text:p>-89.27278</text:p>
          </table:table-cell>
          <table:table-cell table:formula="of:=[.$N$1]*[.D116]" office:value-type="float" office:value="-71.7660983083131" calcext:value-type="float">
            <text:p>-71.7660983083131</text:p>
          </table:table-cell>
          <table:table-cell table:number-columns-repeated="9"/>
        </table:table-row>
        <table:table-row table:style-name="ro1">
          <table:table-cell office:value-type="time" office:time-value="PT11H06M42.602S" calcext:value-type="time">
            <text:p>11:06:42.6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8949295" calcext:value-type="float">
            <text:p>-8.95E-08</text:p>
          </table:table-cell>
          <table:table-cell table:formula="of:=[.C117]*10^9" office:value-type="float" office:value="-89.49295" calcext:value-type="float">
            <text:p>-89.49295</text:p>
          </table:table-cell>
          <table:table-cell table:formula="of:=[.$N$1]*[.D117]" office:value-type="float" office:value="-71.9430922572474" calcext:value-type="float">
            <text:p>-71.9430922572474</text:p>
          </table:table-cell>
          <table:table-cell table:number-columns-repeated="9"/>
        </table:table-row>
        <table:table-row table:style-name="ro1">
          <table:table-cell office:value-type="time" office:time-value="PT11H06M42.985S" calcext:value-type="time">
            <text:p>11:06:42.9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8930067" calcext:value-type="float">
            <text:p>-8.93E-08</text:p>
          </table:table-cell>
          <table:table-cell table:formula="of:=[.C118]*10^9" office:value-type="float" office:value="-89.30067" calcext:value-type="float">
            <text:p>-89.30067</text:p>
          </table:table-cell>
          <table:table-cell table:formula="of:=[.$N$1]*[.D118]" office:value-type="float" office:value="-71.788518988859" calcext:value-type="float">
            <text:p>-71.788518988859</text:p>
          </table:table-cell>
          <table:table-cell table:number-columns-repeated="9"/>
        </table:table-row>
        <table:table-row table:style-name="ro1">
          <table:table-cell office:value-type="time" office:time-value="PT11H06M43.369S" calcext:value-type="time">
            <text:p>11:06:43.3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9006146" calcext:value-type="float">
            <text:p>-9.01E-08</text:p>
          </table:table-cell>
          <table:table-cell table:formula="of:=[.C119]*10^9" office:value-type="float" office:value="-90.06146" calcext:value-type="float">
            <text:p>-90.06146</text:p>
          </table:table-cell>
          <table:table-cell table:formula="of:=[.$N$1]*[.D119]" office:value-type="float" office:value="-72.400115602429" calcext:value-type="float">
            <text:p>-72.400115602429</text:p>
          </table:table-cell>
          <table:table-cell table:number-columns-repeated="9"/>
        </table:table-row>
        <table:table-row table:style-name="ro1">
          <table:table-cell office:value-type="time" office:time-value="PT11H06M43.753S" calcext:value-type="time">
            <text:p>11:06:43.7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9005922" calcext:value-type="float">
            <text:p>-9.01E-08</text:p>
          </table:table-cell>
          <table:table-cell table:formula="of:=[.C120]*10^9" office:value-type="float" office:value="-90.05922" calcext:value-type="float">
            <text:p>-90.05922</text:p>
          </table:table-cell>
          <table:table-cell table:formula="of:=[.$N$1]*[.D120]" office:value-type="float" office:value="-72.3983148736939" calcext:value-type="float">
            <text:p>-72.3983148736939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72.4374453522256" calcext:value-type="float">
            <text:p>-72.4374453522256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517915234623944" calcext:value-type="float">
            <text:p>0.517915234623944</text:p>
          </table:table-cell>
          <table:table-cell/>
          <table:table-cell table:formula="of:=(MAX([.E119:.E123])-MIN([.E119:.E123]))/2" office:value-type="float" office:value="0.146610671012816" calcext:value-type="float">
            <text:p>0.146610671012816</text:p>
          </table:table-cell>
          <table:table-cell table:number-columns-repeated="2"/>
        </table:table-row>
        <table:table-row table:style-name="ro1">
          <table:table-cell office:value-type="time" office:time-value="PT11H06M44.137S" calcext:value-type="time">
            <text:p>11:06:44.1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9031965" calcext:value-type="float">
            <text:p>-9.03E-08</text:p>
          </table:table-cell>
          <table:table-cell table:formula="of:=[.C121]*10^9" office:value-type="float" office:value="-90.31965" calcext:value-type="float">
            <text:p>-90.31965</text:p>
          </table:table-cell>
          <table:table-cell table:formula="of:=[.$N$1]*[.D121]" office:value-type="float" office:value="-72.607673706055" calcext:value-type="float">
            <text:p>-72.607673706055</text:p>
          </table:table-cell>
          <table:table-cell table:number-columns-repeated="9"/>
        </table:table-row>
        <table:table-row table:style-name="ro1">
          <table:table-cell office:value-type="time" office:time-value="PT11H06M44.521S" calcext:value-type="time">
            <text:p>11:06:44.52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9014425" calcext:value-type="float">
            <text:p>-9.01E-08</text:p>
          </table:table-cell>
          <table:table-cell table:formula="of:=[.C122]*10^9" office:value-type="float" office:value="-90.14425" calcext:value-type="float">
            <text:p>-90.14425</text:p>
          </table:table-cell>
          <table:table-cell table:formula="of:=[.$N$1]*[.D122]" office:value-type="float" office:value="-72.4666702149206" calcext:value-type="float">
            <text:p>-72.4666702149206</text:p>
          </table:table-cell>
          <table:table-cell table:number-columns-repeated="9"/>
        </table:table-row>
        <table:table-row table:style-name="ro1">
          <table:table-cell office:value-type="time" office:time-value="PT11H06M44.905S" calcext:value-type="time">
            <text:p>11:06:44.9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899549" calcext:value-type="float">
            <text:p>-9.00E-08</text:p>
          </table:table-cell>
          <table:table-cell table:formula="of:=[.C123]*10^9" office:value-type="float" office:value="-89.9549" calcext:value-type="float">
            <text:p>-89.9549</text:p>
          </table:table-cell>
          <table:table-cell table:formula="of:=[.$N$1]*[.D123]" office:value-type="float" office:value="-72.3144523640294" calcext:value-type="float">
            <text:p>-72.3144523640294</text:p>
          </table:table-cell>
          <table:table-cell table:number-columns-repeated="9"/>
        </table:table-row>
        <table:table-row table:style-name="ro1">
          <table:table-cell office:value-type="time" office:time-value="PT11H06M45.289S" calcext:value-type="time">
            <text:p>11:06:45.29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9101066" calcext:value-type="float">
            <text:p>-9.10E-08</text:p>
          </table:table-cell>
          <table:table-cell table:formula="of:=[.C124]*10^9" office:value-type="float" office:value="-91.01066" calcext:value-type="float">
            <text:p>-91.01066</text:p>
          </table:table-cell>
          <table:table-cell table:formula="of:=[.$N$1]*[.D124]" office:value-type="float" office:value="-73.1631744039388" calcext:value-type="float">
            <text:p>-73.1631744039388</text:p>
          </table:table-cell>
          <table:table-cell table:number-columns-repeated="9"/>
        </table:table-row>
        <table:table-row table:style-name="ro1">
          <table:table-cell office:value-type="time" office:time-value="PT11H06M45.672S" calcext:value-type="time">
            <text:p>11:06:45.6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9118313" calcext:value-type="float">
            <text:p>-9.12E-08</text:p>
          </table:table-cell>
          <table:table-cell table:formula="of:=[.C125]*10^9" office:value-type="float" office:value="-91.18313" calcext:value-type="float">
            <text:p>-91.18313</text:p>
          </table:table-cell>
          <table:table-cell table:formula="of:=[.$N$1]*[.D125]" office:value-type="float" office:value="-73.301822477576" calcext:value-type="float">
            <text:p>-73.301822477576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73.0917047666765" calcext:value-type="float">
            <text:p>-73.0917047666765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529969497901628" calcext:value-type="float">
            <text:p>0.529969497901628</text:p>
          </table:table-cell>
          <table:table-cell/>
          <table:table-cell table:formula="of:=(MAX([.E124:.E128])-MIN([.E124:.E128]))/2" office:value-type="float" office:value="0.184116474199115" calcext:value-type="float">
            <text:p>0.184116474199115</text:p>
          </table:table-cell>
          <table:table-cell table:number-columns-repeated="2"/>
        </table:table-row>
        <table:table-row table:style-name="ro1">
          <table:table-cell office:value-type="time" office:time-value="PT11H06M46.056S" calcext:value-type="time">
            <text:p>11:06:46.0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9095304" calcext:value-type="float">
            <text:p>-9.10E-08</text:p>
          </table:table-cell>
          <table:table-cell table:formula="of:=[.C126]*10^9" office:value-type="float" office:value="-90.95304" calcext:value-type="float">
            <text:p>-90.95304</text:p>
          </table:table-cell>
          <table:table-cell table:formula="of:=[.$N$1]*[.D126]" office:value-type="float" office:value="-73.1168538728147" calcext:value-type="float">
            <text:p>-73.1168538728147</text:p>
          </table:table-cell>
          <table:table-cell table:number-columns-repeated="9"/>
        </table:table-row>
        <table:table-row table:style-name="ro1">
          <table:table-cell office:value-type="time" office:time-value="PT11H06M46.44S" calcext:value-type="time">
            <text:p>11:06:46.4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9073688" calcext:value-type="float">
            <text:p>-9.07E-08</text:p>
          </table:table-cell>
          <table:table-cell table:formula="of:=[.C127]*10^9" office:value-type="float" office:value="-90.73688" calcext:value-type="float">
            <text:p>-90.73688</text:p>
          </table:table-cell>
          <table:table-cell table:formula="of:=[.$N$1]*[.D127]" office:value-type="float" office:value="-72.943083549875" calcext:value-type="float">
            <text:p>-72.943083549875</text:p>
          </table:table-cell>
          <table:table-cell table:number-columns-repeated="9"/>
        </table:table-row>
        <table:table-row table:style-name="ro1">
          <table:table-cell office:value-type="time" office:time-value="PT11H06M46.824S" calcext:value-type="time">
            <text:p>11:06:46.8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9072507" calcext:value-type="float">
            <text:p>-9.07E-08</text:p>
          </table:table-cell>
          <table:table-cell table:formula="of:=[.C128]*10^9" office:value-type="float" office:value="-90.72507" calcext:value-type="float">
            <text:p>-90.72507</text:p>
          </table:table-cell>
          <table:table-cell table:formula="of:=[.$N$1]*[.D128]" office:value-type="float" office:value="-72.9335895291778" calcext:value-type="float">
            <text:p>-72.9335895291778</text:p>
          </table:table-cell>
          <table:table-cell table:number-columns-repeated="9"/>
        </table:table-row>
        <table:table-row table:style-name="ro1">
          <table:table-cell office:value-type="time" office:time-value="PT11H06M47.208S" calcext:value-type="time">
            <text:p>11:06:47.21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9194089" calcext:value-type="float">
            <text:p>-9.19E-08</text:p>
          </table:table-cell>
          <table:table-cell table:formula="of:=[.C129]*10^9" office:value-type="float" office:value="-91.94089" calcext:value-type="float">
            <text:p>-91.94089</text:p>
          </table:table-cell>
          <table:table-cell table:formula="of:=[.$N$1]*[.D129]" office:value-type="float" office:value="-73.9109832839731" calcext:value-type="float">
            <text:p>-73.9109832839731</text:p>
          </table:table-cell>
          <table:table-cell table:number-columns-repeated="9"/>
        </table:table-row>
        <table:table-row table:style-name="ro1">
          <table:table-cell office:value-type="time" office:time-value="PT11H06M47.592S" calcext:value-type="time">
            <text:p>11:06:47.5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9163536" calcext:value-type="float">
            <text:p>-9.16E-08</text:p>
          </table:table-cell>
          <table:table-cell table:formula="of:=[.C130]*10^9" office:value-type="float" office:value="-91.63536" calcext:value-type="float">
            <text:p>-91.63536</text:p>
          </table:table-cell>
          <table:table-cell table:formula="of:=[.$N$1]*[.D130]" office:value-type="float" office:value="-73.6653687078824" calcext:value-type="float">
            <text:p>-73.6653687078824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73.6991195093179" calcext:value-type="float">
            <text:p>-73.6991195093179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537916963717474" calcext:value-type="float">
            <text:p>0.537916963717474</text:p>
          </table:table-cell>
          <table:table-cell/>
          <table:table-cell table:formula="of:=(MAX([.E129:.E133])-MIN([.E129:.E133]))/2" office:value-type="float" office:value="0.200857624158488" calcext:value-type="float">
            <text:p>0.200857624158488</text:p>
          </table:table-cell>
          <table:table-cell table:number-columns-repeated="2"/>
        </table:table-row>
        <table:table-row table:style-name="ro1">
          <table:table-cell office:value-type="time" office:time-value="PT11H06M47.976S" calcext:value-type="time">
            <text:p>11:06:47.9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9144118" calcext:value-type="float">
            <text:p>-9.14E-08</text:p>
          </table:table-cell>
          <table:table-cell table:formula="of:=[.C131]*10^9" office:value-type="float" office:value="-91.44118" calcext:value-type="float">
            <text:p>-91.44118</text:p>
          </table:table-cell>
          <table:table-cell table:formula="of:=[.$N$1]*[.D131]" office:value-type="float" office:value="-73.5092680356561" calcext:value-type="float">
            <text:p>-73.5092680356561</text:p>
          </table:table-cell>
          <table:table-cell table:number-columns-repeated="9"/>
        </table:table-row>
        <table:table-row table:style-name="ro1">
          <table:table-cell office:value-type="time" office:time-value="PT11H06M48.36S" calcext:value-type="time">
            <text:p>11:06:48.36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9156062" calcext:value-type="float">
            <text:p>-9.16E-08</text:p>
          </table:table-cell>
          <table:table-cell table:formula="of:=[.C132]*10^9" office:value-type="float" office:value="-91.56062" calcext:value-type="float">
            <text:p>-91.56062</text:p>
          </table:table-cell>
          <table:table-cell table:formula="of:=[.$N$1]*[.D132]" office:value-type="float" office:value="-73.6052854642826" calcext:value-type="float">
            <text:p>-73.6052854642826</text:p>
          </table:table-cell>
          <table:table-cell table:number-columns-repeated="9"/>
        </table:table-row>
        <table:table-row table:style-name="ro1">
          <table:table-cell office:value-type="time" office:time-value="PT11H06M48.744S" calcext:value-type="time">
            <text:p>11:06:48.7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9180867" calcext:value-type="float">
            <text:p>-9.18E-08</text:p>
          </table:table-cell>
          <table:table-cell table:formula="of:=[.C133]*10^9" office:value-type="float" office:value="-91.80867" calcext:value-type="float">
            <text:p>-91.80867</text:p>
          </table:table-cell>
          <table:table-cell table:formula="of:=[.$N$1]*[.D133]" office:value-type="float" office:value="-73.8046920547952" calcext:value-type="float">
            <text:p>-73.8046920547952</text:p>
          </table:table-cell>
          <table:table-cell table:number-columns-repeated="9"/>
        </table:table-row>
        <table:table-row table:style-name="ro1">
          <table:table-cell office:value-type="time" office:time-value="PT11H06M49.128S" calcext:value-type="time">
            <text:p>11:06:49.13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9239971" calcext:value-type="float">
            <text:p>-9.24E-08</text:p>
          </table:table-cell>
          <table:table-cell table:formula="of:=[.C134]*10^9" office:value-type="float" office:value="-92.39971" calcext:value-type="float">
            <text:p>-92.39971</text:p>
          </table:table-cell>
          <table:table-cell table:formula="of:=[.$N$1]*[.D134]" office:value-type="float" office:value="-74.2798271939064" calcext:value-type="float">
            <text:p>-74.2798271939064</text:p>
          </table:table-cell>
          <table:table-cell table:number-columns-repeated="9"/>
        </table:table-row>
        <table:table-row table:style-name="ro1">
          <table:table-cell office:value-type="time" office:time-value="PT11H06M49.511S" calcext:value-type="time">
            <text:p>11:06:49.5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9215005" calcext:value-type="float">
            <text:p>-9.22E-08</text:p>
          </table:table-cell>
          <table:table-cell table:formula="of:=[.C135]*10^9" office:value-type="float" office:value="-92.15005" calcext:value-type="float">
            <text:p>-92.15005</text:p>
          </table:table-cell>
          <table:table-cell table:formula="of:=[.$N$1]*[.D135]" office:value-type="float" office:value="-74.0791263296155" calcext:value-type="float">
            <text:p>-74.0791263296155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74.2180316502148" calcext:value-type="float">
            <text:p>-74.2180316502148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531572546651286" calcext:value-type="float">
            <text:p>0.531572546651286</text:p>
          </table:table-cell>
          <table:table-cell/>
          <table:table-cell table:formula="of:=(MAX([.E134:.E138])-MIN([.E134:.E138]))/2" office:value-type="float" office:value="0.155200307858721" calcext:value-type="float">
            <text:p>0.155200307858721</text:p>
          </table:table-cell>
          <table:table-cell table:number-columns-repeated="2"/>
        </table:table-row>
        <table:table-row table:style-name="ro1">
          <table:table-cell office:value-type="time" office:time-value="PT11H06M49.895S" calcext:value-type="time">
            <text:p>11:06:49.9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9219317" calcext:value-type="float">
            <text:p>-9.22E-08</text:p>
          </table:table-cell>
          <table:table-cell table:formula="of:=[.C136]*10^9" office:value-type="float" office:value="-92.19317" calcext:value-type="float">
            <text:p>-92.19317</text:p>
          </table:table-cell>
          <table:table-cell table:formula="of:=[.$N$1]*[.D136]" office:value-type="float" office:value="-74.1137903577667" calcext:value-type="float">
            <text:p>-74.1137903577667</text:p>
          </table:table-cell>
          <table:table-cell table:number-columns-repeated="9"/>
        </table:table-row>
        <table:table-row table:style-name="ro1">
          <table:table-cell office:value-type="time" office:time-value="PT11H06M50.279S" calcext:value-type="time">
            <text:p>11:06:50.28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9253617" calcext:value-type="float">
            <text:p>-9.25E-08</text:p>
          </table:table-cell>
          <table:table-cell table:formula="of:=[.C137]*10^9" office:value-type="float" office:value="-92.53617" calcext:value-type="float">
            <text:p>-92.53617</text:p>
          </table:table-cell>
          <table:table-cell table:formula="of:=[.$N$1]*[.D137]" office:value-type="float" office:value="-74.3895269453329" calcext:value-type="float">
            <text:p>-74.3895269453329</text:p>
          </table:table-cell>
          <table:table-cell table:number-columns-repeated="9"/>
        </table:table-row>
        <table:table-row table:style-name="ro1">
          <table:table-cell office:value-type="time" office:time-value="PT11H06M50.663S" calcext:value-type="time">
            <text:p>11:06:50.6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923351" calcext:value-type="float">
            <text:p>-9.23E-08</text:p>
          </table:table-cell>
          <table:table-cell table:formula="of:=[.C138]*10^9" office:value-type="float" office:value="-92.3351" calcext:value-type="float">
            <text:p>-92.3351</text:p>
          </table:table-cell>
          <table:table-cell table:formula="of:=[.$N$1]*[.D138]" office:value-type="float" office:value="-74.2278874244526" calcext:value-type="float">
            <text:p>-74.2278874244526</text:p>
          </table:table-cell>
          <table:table-cell table:number-columns-repeated="9"/>
        </table:table-row>
        <table:table-row table:style-name="ro1">
          <table:table-cell office:value-type="time" office:time-value="PT11H06M51.047S" calcext:value-type="time">
            <text:p>11:06:51.05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9296242" calcext:value-type="float">
            <text:p>-9.30E-08</text:p>
          </table:table-cell>
          <table:table-cell table:formula="of:=[.C139]*10^9" office:value-type="float" office:value="-92.96242" calcext:value-type="float">
            <text:p>-92.96242</text:p>
          </table:table-cell>
          <table:table-cell table:formula="of:=[.$N$1]*[.D139]" office:value-type="float" office:value="-74.7321879378988" calcext:value-type="float">
            <text:p>-74.7321879378988</text:p>
          </table:table-cell>
          <table:table-cell table:number-columns-repeated="9"/>
        </table:table-row>
        <table:table-row table:style-name="ro1">
          <table:table-cell office:value-type="time" office:time-value="PT11H06M51.43S" calcext:value-type="time">
            <text:p>11:06:51.4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9290635" calcext:value-type="float">
            <text:p>-9.29E-08</text:p>
          </table:table-cell>
          <table:table-cell table:formula="of:=[.C140]*10^9" office:value-type="float" office:value="-92.90635" calcext:value-type="float">
            <text:p>-92.90635</text:p>
          </table:table-cell>
          <table:table-cell table:formula="of:=[.$N$1]*[.D140]" office:value-type="float" office:value="-74.6871134467477" calcext:value-type="float">
            <text:p>-74.6871134467477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74.7839058318478" calcext:value-type="float">
            <text:p>-74.7839058318478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52925588967838" calcext:value-type="float">
            <text:p>0.52925588967838</text:p>
          </table:table-cell>
          <table:table-cell/>
          <table:table-cell table:formula="of:=(MAX([.E139:.E143])-MIN([.E139:.E143]))/2" office:value-type="float" office:value="0.118152725823748" calcext:value-type="float">
            <text:p>0.118152725823748</text:p>
          </table:table-cell>
          <table:table-cell table:number-columns-repeated="2"/>
        </table:table-row>
        <table:table-row table:style-name="ro1">
          <table:table-cell office:value-type="time" office:time-value="PT11H06M51.814S" calcext:value-type="time">
            <text:p>11:06:51.8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9304258" calcext:value-type="float">
            <text:p>-9.30E-08</text:p>
          </table:table-cell>
          <table:table-cell table:formula="of:=[.C141]*10^9" office:value-type="float" office:value="-93.04258" calcext:value-type="float">
            <text:p>-93.04258</text:p>
          </table:table-cell>
          <table:table-cell table:formula="of:=[.$N$1]*[.D141]" office:value-type="float" office:value="-74.7966283019201" calcext:value-type="float">
            <text:p>-74.7966283019201</text:p>
          </table:table-cell>
          <table:table-cell table:number-columns-repeated="9"/>
        </table:table-row>
        <table:table-row table:style-name="ro1">
          <table:table-cell office:value-type="time" office:time-value="PT11H06M52.198S" calcext:value-type="time">
            <text:p>11:06:52.2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932003" calcext:value-type="float">
            <text:p>-9.32E-08</text:p>
          </table:table-cell>
          <table:table-cell table:formula="of:=[.C142]*10^9" office:value-type="float" office:value="-93.2003" calcext:value-type="float">
            <text:p>-93.2003</text:p>
          </table:table-cell>
          <table:table-cell table:formula="of:=[.$N$1]*[.D142]" office:value-type="float" office:value="-74.9234188983952" calcext:value-type="float">
            <text:p>-74.9234188983952</text:p>
          </table:table-cell>
          <table:table-cell table:number-columns-repeated="9"/>
        </table:table-row>
        <table:table-row table:style-name="ro1">
          <table:table-cell office:value-type="time" office:time-value="PT11H06M52.582S" calcext:value-type="time">
            <text:p>11:06:52.5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9302212" calcext:value-type="float">
            <text:p>-9.30E-08</text:p>
          </table:table-cell>
          <table:table-cell table:formula="of:=[.C143]*10^9" office:value-type="float" office:value="-93.02212" calcext:value-type="float">
            <text:p>-93.02212</text:p>
          </table:table-cell>
          <table:table-cell table:formula="of:=[.$N$1]*[.D143]" office:value-type="float" office:value="-74.780180574277" calcext:value-type="float">
            <text:p>-74.780180574277</text:p>
          </table:table-cell>
          <table:table-cell table:number-columns-repeated="9"/>
        </table:table-row>
        <table:table-row table:style-name="ro1">
          <table:table-cell office:value-type="time" office:time-value="PT11H06M52.967S" calcext:value-type="time">
            <text:p>11:06:52.97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9377126" calcext:value-type="float">
            <text:p>-9.38E-08</text:p>
          </table:table-cell>
          <table:table-cell table:formula="of:=[.C144]*10^9" office:value-type="float" office:value="-93.77126" calcext:value-type="float">
            <text:p>-93.77126</text:p>
          </table:table-cell>
          <table:table-cell table:formula="of:=[.$N$1]*[.D144]" office:value-type="float" office:value="-75.3824117906308" calcext:value-type="float">
            <text:p>-75.3824117906308</text:p>
          </table:table-cell>
          <table:table-cell table:number-columns-repeated="9"/>
        </table:table-row>
        <table:table-row table:style-name="ro1">
          <table:table-cell office:value-type="time" office:time-value="PT11H06M53.35S" calcext:value-type="time">
            <text:p>11:06:53.3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9392923" calcext:value-type="float">
            <text:p>-9.39E-08</text:p>
          </table:table-cell>
          <table:table-cell table:formula="of:=[.C145]*10^9" office:value-type="float" office:value="-93.92923" calcext:value-type="float">
            <text:p>-93.92923</text:p>
          </table:table-cell>
          <table:table-cell table:formula="of:=[.$N$1]*[.D145]" office:value-type="float" office:value="-75.5094033612951" calcext:value-type="float">
            <text:p>-75.5094033612951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75.4716411150434" calcext:value-type="float">
            <text:p>-75.4716411150434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542469430479781" calcext:value-type="float">
            <text:p>0.542469430479781</text:p>
          </table:table-cell>
          <table:table-cell/>
          <table:table-cell table:formula="of:=(MAX([.E144:.E148])-MIN([.E144:.E148]))/2" office:value-type="float" office:value="0.16769688294243" calcext:value-type="float">
            <text:p>0.16769688294243</text:p>
          </table:table-cell>
          <table:table-cell table:number-columns-repeated="2"/>
        </table:table-row>
        <table:table-row table:style-name="ro1">
          <table:table-cell office:value-type="time" office:time-value="PT11H06M53.734S" calcext:value-type="time">
            <text:p>11:06:53.7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940809" calcext:value-type="float">
            <text:p>-9.41E-08</text:p>
          </table:table-cell>
          <table:table-cell table:formula="of:=[.C146]*10^9" office:value-type="float" office:value="-94.0809" calcext:value-type="float">
            <text:p>-94.0809</text:p>
          </table:table-cell>
          <table:table-cell table:formula="of:=[.$N$1]*[.D146]" office:value-type="float" office:value="-75.6313303823918" calcext:value-type="float">
            <text:p>-75.6313303823918</text:p>
          </table:table-cell>
          <table:table-cell table:number-columns-repeated="9"/>
        </table:table-row>
        <table:table-row table:style-name="ro1">
          <table:table-cell office:value-type="time" office:time-value="PT11H06M54.117S" calcext:value-type="time">
            <text:p>11:06:54.1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939662" calcext:value-type="float">
            <text:p>-9.40E-08</text:p>
          </table:table-cell>
          <table:table-cell table:formula="of:=[.C147]*10^9" office:value-type="float" office:value="-93.9662" calcext:value-type="float">
            <text:p>-93.9662</text:p>
          </table:table-cell>
          <table:table-cell table:formula="of:=[.$N$1]*[.D147]" office:value-type="float" office:value="-75.5391234243922" calcext:value-type="float">
            <text:p>-75.5391234243922</text:p>
          </table:table-cell>
          <table:table-cell table:number-columns-repeated="9"/>
        </table:table-row>
        <table:table-row table:style-name="ro1">
          <table:table-cell office:value-type="time" office:time-value="PT11H06M54.501S" calcext:value-type="time">
            <text:p>11:06:54.5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9366369" calcext:value-type="float">
            <text:p>-9.37E-08</text:p>
          </table:table-cell>
          <table:table-cell table:formula="of:=[.C148]*10^9" office:value-type="float" office:value="-93.66369" calcext:value-type="float">
            <text:p>-93.66369</text:p>
          </table:table-cell>
          <table:table-cell table:formula="of:=[.$N$1]*[.D148]" office:value-type="float" office:value="-75.2959366165069" calcext:value-type="float">
            <text:p>-75.2959366165069</text:p>
          </table:table-cell>
          <table:table-cell table:number-columns-repeated="9"/>
        </table:table-row>
        <table:table-row table:style-name="ro1">
          <table:table-cell office:value-type="time" office:time-value="PT11H06M54.886S" calcext:value-type="time">
            <text:p>11:06:54.89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9472794" calcext:value-type="float">
            <text:p>-9.47E-08</text:p>
          </table:table-cell>
          <table:table-cell table:formula="of:=[.C149]*10^9" office:value-type="float" office:value="-94.72794" calcext:value-type="float">
            <text:p>-94.72794</text:p>
          </table:table-cell>
          <table:table-cell table:formula="of:=[.$N$1]*[.D149]" office:value-type="float" office:value="-76.1514837398812" calcext:value-type="float">
            <text:p>-76.1514837398812</text:p>
          </table:table-cell>
          <table:table-cell table:number-columns-repeated="9"/>
        </table:table-row>
        <table:table-row table:style-name="ro1">
          <table:table-cell office:value-type="time" office:time-value="PT11H06M55.269S" calcext:value-type="time">
            <text:p>11:06:55.2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9474606" calcext:value-type="float">
            <text:p>-9.47E-08</text:p>
          </table:table-cell>
          <table:table-cell table:formula="of:=[.C150]*10^9" office:value-type="float" office:value="-94.74606" calcext:value-type="float">
            <text:p>-94.74606</text:p>
          </table:table-cell>
          <table:table-cell table:formula="of:=[.$N$1]*[.D150]" office:value-type="float" office:value="-76.1660503491135" calcext:value-type="float">
            <text:p>-76.1660503491135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76.158963195306" calcext:value-type="float">
            <text:p>-76.158963195306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540963314336448" calcext:value-type="float">
            <text:p>0.540963314336448</text:p>
          </table:table-cell>
          <table:table-cell/>
          <table:table-cell table:formula="of:=(MAX([.E149:.E153])-MIN([.E149:.E153]))/2" office:value-type="float" office:value="0.133342355042608" calcext:value-type="float">
            <text:p>0.133342355042608</text:p>
          </table:table-cell>
          <table:table-cell table:number-columns-repeated="2"/>
        </table:table-row>
        <table:table-row table:style-name="ro1">
          <table:table-cell office:value-type="time" office:time-value="PT11H06M55.653S" calcext:value-type="time">
            <text:p>11:06:55.6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9491707" calcext:value-type="float">
            <text:p>-9.49E-08</text:p>
          </table:table-cell>
          <table:table-cell table:formula="of:=[.C151]*10^9" office:value-type="float" office:value="-94.91707" calcext:value-type="float">
            <text:p>-94.91707</text:p>
          </table:table-cell>
          <table:table-cell table:formula="of:=[.$N$1]*[.D151]" office:value-type="float" office:value="-76.3035247334858" calcext:value-type="float">
            <text:p>-76.3035247334858</text:p>
          </table:table-cell>
          <table:table-cell table:number-columns-repeated="9"/>
        </table:table-row>
        <table:table-row table:style-name="ro1">
          <table:table-cell office:value-type="time" office:time-value="PT11H06M56.036S" calcext:value-type="time">
            <text:p>11:06:56.0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9470982" calcext:value-type="float">
            <text:p>-9.47E-08</text:p>
          </table:table-cell>
          <table:table-cell table:formula="of:=[.C152]*10^9" office:value-type="float" office:value="-94.70982" calcext:value-type="float">
            <text:p>-94.70982</text:p>
          </table:table-cell>
          <table:table-cell table:formula="of:=[.$N$1]*[.D152]" office:value-type="float" office:value="-76.1369171306488" calcext:value-type="float">
            <text:p>-76.1369171306488</text:p>
          </table:table-cell>
          <table:table-cell table:number-columns-repeated="9"/>
        </table:table-row>
        <table:table-row table:style-name="ro1">
          <table:table-cell office:value-type="time" office:time-value="PT11H06M56.42S" calcext:value-type="time">
            <text:p>11:06:56.4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9458533" calcext:value-type="float">
            <text:p>-9.46E-08</text:p>
          </table:table-cell>
          <table:table-cell table:formula="of:=[.C153]*10^9" office:value-type="float" office:value="-94.58533" calcext:value-type="float">
            <text:p>-94.58533</text:p>
          </table:table-cell>
          <table:table-cell table:formula="of:=[.$N$1]*[.D153]" office:value-type="float" office:value="-76.0368400234006" calcext:value-type="float">
            <text:p>-76.0368400234006</text:p>
          </table:table-cell>
          <table:table-cell table:number-columns-repeated="9"/>
        </table:table-row>
        <table:table-row table:style-name="ro1">
          <table:table-cell office:value-type="time" office:time-value="PT11H06M56.805S" calcext:value-type="time">
            <text:p>11:06:56.8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9581137" calcext:value-type="float">
            <text:p>-9.58E-08</text:p>
          </table:table-cell>
          <table:table-cell table:formula="of:=[.C154]*10^9" office:value-type="float" office:value="-95.81137" calcext:value-type="float">
            <text:p>-95.81137</text:p>
          </table:table-cell>
          <table:table-cell table:formula="of:=[.$N$1]*[.D154]" office:value-type="float" office:value="-77.0224496030499" calcext:value-type="float">
            <text:p>-77.0224496030499</text:p>
          </table:table-cell>
          <table:table-cell table:number-columns-repeated="9"/>
        </table:table-row>
        <table:table-row table:style-name="ro1">
          <table:table-cell office:value-type="time" office:time-value="PT11H06M57.189S" calcext:value-type="time">
            <text:p>11:06:57.1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9606596" calcext:value-type="float">
            <text:p>-9.61E-08</text:p>
          </table:table-cell>
          <table:table-cell table:formula="of:=[.C155]*10^9" office:value-type="float" office:value="-96.06596" calcext:value-type="float">
            <text:p>-96.06596</text:p>
          </table:table-cell>
          <table:table-cell table:formula="of:=[.$N$1]*[.D155]" office:value-type="float" office:value="-77.2271136783516" calcext:value-type="float">
            <text:p>-77.2271136783516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77.1265252927662" calcext:value-type="float">
            <text:p>-77.1265252927662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54390736268879" calcext:value-type="float">
            <text:p>0.54390736268879</text:p>
          </table:table-cell>
          <table:table-cell/>
          <table:table-cell table:formula="of:=(MAX([.E154:.E158])-MIN([.E154:.E158]))/2" office:value-type="float" office:value="0.107694029018404" calcext:value-type="float">
            <text:p>0.107694029018404</text:p>
          </table:table-cell>
          <table:table-cell table:number-columns-repeated="2"/>
        </table:table-row>
        <table:table-row table:style-name="ro1">
          <table:table-cell office:value-type="time" office:time-value="PT11H06M57.573S" calcext:value-type="time">
            <text:p>11:06:57.5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960793" calcext:value-type="float">
            <text:p>-9.61E-08</text:p>
          </table:table-cell>
          <table:table-cell table:formula="of:=[.C156]*10^9" office:value-type="float" office:value="-96.0793" calcext:value-type="float">
            <text:p>-96.0793</text:p>
          </table:table-cell>
          <table:table-cell table:formula="of:=[.$N$1]*[.D156]" office:value-type="float" office:value="-77.2378376610867" calcext:value-type="float">
            <text:p>-77.2378376610867</text:p>
          </table:table-cell>
          <table:table-cell table:number-columns-repeated="9"/>
        </table:table-row>
        <table:table-row table:style-name="ro1">
          <table:table-cell office:value-type="time" office:time-value="PT11H06M57.957S" calcext:value-type="time">
            <text:p>11:06:57.9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9590339" calcext:value-type="float">
            <text:p>-9.59E-08</text:p>
          </table:table-cell>
          <table:table-cell table:formula="of:=[.C157]*10^9" office:value-type="float" office:value="-95.90339" calcext:value-type="float">
            <text:p>-95.90339</text:p>
          </table:table-cell>
          <table:table-cell table:formula="of:=[.$N$1]*[.D157]" office:value-type="float" office:value="-77.0964241826063" calcext:value-type="float">
            <text:p>-77.0964241826063</text:p>
          </table:table-cell>
          <table:table-cell table:number-columns-repeated="9"/>
        </table:table-row>
        <table:table-row table:style-name="ro1">
          <table:table-cell office:value-type="time" office:time-value="PT11H06M58.34S" calcext:value-type="time">
            <text:p>11:06:58.3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9584415" calcext:value-type="float">
            <text:p>-9.58E-08</text:p>
          </table:table-cell>
          <table:table-cell table:formula="of:=[.C158]*10^9" office:value-type="float" office:value="-95.84415" calcext:value-type="float">
            <text:p>-95.84415</text:p>
          </table:table-cell>
          <table:table-cell table:formula="of:=[.$N$1]*[.D158]" office:value-type="float" office:value="-77.0488013387363" calcext:value-type="float">
            <text:p>-77.0488013387363</text:p>
          </table:table-cell>
          <table:table-cell table:number-columns-repeated="9"/>
        </table:table-row>
        <table:table-row table:style-name="ro1">
          <table:table-cell office:value-type="time" office:time-value="PT11H06M58.723S" calcext:value-type="time">
            <text:p>11:06:58.7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9778626" calcext:value-type="float">
            <text:p>-9.78E-08</text:p>
          </table:table-cell>
          <table:table-cell table:formula="of:=[.C159]*10^9" office:value-type="float" office:value="-97.78626" calcext:value-type="float">
            <text:p>-97.78626</text:p>
          </table:table-cell>
          <table:table-cell table:formula="of:=[.$N$1]*[.D159]" office:value-type="float" office:value="-78.6100572689936" calcext:value-type="float">
            <text:p>-78.6100572689936</text:p>
          </table:table-cell>
          <table:table-cell table:number-columns-repeated="9"/>
        </table:table-row>
        <table:table-row table:style-name="ro1">
          <table:table-cell office:value-type="time" office:time-value="PT11H06M59.107S" calcext:value-type="time">
            <text:p>11:06:59.11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9797542" calcext:value-type="float">
            <text:p>-9.80E-08</text:p>
          </table:table-cell>
          <table:table-cell table:formula="of:=[.C160]*10^9" office:value-type="float" office:value="-97.97542" calcext:value-type="float">
            <text:p>-97.97542</text:p>
          </table:table-cell>
          <table:table-cell table:formula="of:=[.$N$1]*[.D160]" office:value-type="float" office:value="-78.762122379501" calcext:value-type="float">
            <text:p>-78.762122379501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78.6319602400281" calcext:value-type="float">
            <text:p>-78.6319602400281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557874157275473" calcext:value-type="float">
            <text:p>0.557874157275473</text:p>
          </table:table-cell>
          <table:table-cell/>
          <table:table-cell table:formula="of:=(MAX([.E159:.E163])-MIN([.E159:.E163]))/2" office:value-type="float" office:value="0.133499114910165" calcext:value-type="float">
            <text:p>0.133499114910165</text:p>
          </table:table-cell>
          <table:table-cell table:number-columns-repeated="2"/>
        </table:table-row>
        <table:table-row table:style-name="ro1">
          <table:table-cell office:value-type="time" office:time-value="PT11H06M59.491S" calcext:value-type="time">
            <text:p>11:06:59.49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978746" calcext:value-type="float">
            <text:p>-9.79E-08</text:p>
          </table:table-cell>
          <table:table-cell table:formula="of:=[.C161]*10^9" office:value-type="float" office:value="-97.8746" calcext:value-type="float">
            <text:p>-97.8746</text:p>
          </table:table-cell>
          <table:table-cell table:formula="of:=[.$N$1]*[.D161]" office:value-type="float" office:value="-78.6810735084852" calcext:value-type="float">
            <text:p>-78.6810735084852</text:p>
          </table:table-cell>
          <table:table-cell table:number-columns-repeated="9"/>
        </table:table-row>
        <table:table-row table:style-name="ro1">
          <table:table-cell office:value-type="time" office:time-value="PT11H06M59.876S" calcext:value-type="time">
            <text:p>11:06:59.8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9764329" calcext:value-type="float">
            <text:p>-9.76E-08</text:p>
          </table:table-cell>
          <table:table-cell table:formula="of:=[.C162]*10^9" office:value-type="float" office:value="-97.64329" calcext:value-type="float">
            <text:p>-97.64329</text:p>
          </table:table-cell>
          <table:table-cell table:formula="of:=[.$N$1]*[.D162]" office:value-type="float" office:value="-78.4951241496807" calcext:value-type="float">
            <text:p>-78.4951241496807</text:p>
          </table:table-cell>
          <table:table-cell table:number-columns-repeated="9"/>
        </table:table-row>
        <table:table-row table:style-name="ro1">
          <table:table-cell office:value-type="time" office:time-value="PT11H07M00.259S" calcext:value-type="time">
            <text:p>11:07:00.26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9778796" calcext:value-type="float">
            <text:p>-9.78E-08</text:p>
          </table:table-cell>
          <table:table-cell table:formula="of:=[.C163]*10^9" office:value-type="float" office:value="-97.78796" calcext:value-type="float">
            <text:p>-97.78796</text:p>
          </table:table-cell>
          <table:table-cell table:formula="of:=[.$N$1]*[.D163]" office:value-type="float" office:value="-78.6114238934801" calcext:value-type="float">
            <text:p>-78.6114238934801</text:p>
          </table:table-cell>
          <table:table-cell table:number-columns-repeated="9"/>
        </table:table-row>
        <table:table-row table:style-name="ro1">
          <table:table-cell office:value-type="time" office:time-value="PT11H07M00.643S" calcext:value-type="time">
            <text:p>11:07:00.6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1013606" calcext:value-type="float">
            <text:p>-1.01E-07</text:p>
          </table:table-cell>
          <table:table-cell table:formula="of:=[.C164]*10^9" office:value-type="float" office:value="-101.3606" calcext:value-type="float">
            <text:p>-101.3606</text:p>
          </table:table-cell>
          <table:table-cell table:formula="of:=[.$N$1]*[.D164]" office:value-type="float" office:value="-81.4834576025257" calcext:value-type="float">
            <text:p>-81.4834576025257</text:p>
          </table:table-cell>
          <table:table-cell table:number-columns-repeated="9"/>
        </table:table-row>
        <table:table-row table:style-name="ro1">
          <table:table-cell office:value-type="time" office:time-value="PT11H07M01.026S" calcext:value-type="time">
            <text:p>11:07:01.03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10097" calcext:value-type="float">
            <text:p>-1.01E-07</text:p>
          </table:table-cell>
          <table:table-cell table:formula="of:=[.C165]*10^9" office:value-type="float" office:value="-100.97" calcext:value-type="float">
            <text:p>-100.97</text:p>
          </table:table-cell>
          <table:table-cell table:formula="of:=[.$N$1]*[.D165]" office:value-type="float" office:value="-81.169455529338" calcext:value-type="float">
            <text:p>-81.169455529338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81.2464206048295" calcext:value-type="float">
            <text:p>-81.2464206048295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592253274340185" calcext:value-type="float">
            <text:p>0.592253274340185</text:p>
          </table:table-cell>
          <table:table-cell/>
          <table:table-cell table:formula="of:=(MAX([.E164:.E168])-MIN([.E164:.E168]))/2" office:value-type="float" office:value="0.218298164296243" calcext:value-type="float">
            <text:p>0.218298164296243</text:p>
          </table:table-cell>
          <table:table-cell table:number-columns-repeated="2"/>
        </table:table-row>
        <table:table-row table:style-name="ro1">
          <table:table-cell office:value-type="time" office:time-value="PT11H07M01.41S" calcext:value-type="time">
            <text:p>11:07:01.4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1008175" calcext:value-type="float">
            <text:p>-1.01E-07</text:p>
          </table:table-cell>
          <table:table-cell table:formula="of:=[.C166]*10^9" office:value-type="float" office:value="-100.8175" calcext:value-type="float">
            <text:p>-100.8175</text:p>
          </table:table-cell>
          <table:table-cell table:formula="of:=[.$N$1]*[.D166]" office:value-type="float" office:value="-81.0468612739332" calcext:value-type="float">
            <text:p>-81.0468612739332</text:p>
          </table:table-cell>
          <table:table-cell table:number-columns-repeated="9"/>
        </table:table-row>
        <table:table-row table:style-name="ro1">
          <table:table-cell office:value-type="time" office:time-value="PT11H07M01.794S" calcext:value-type="time">
            <text:p>11:07:01.7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1009718" calcext:value-type="float">
            <text:p>-1.01E-07</text:p>
          </table:table-cell>
          <table:table-cell table:formula="of:=[.C167]*10^9" office:value-type="float" office:value="-100.9718" calcext:value-type="float">
            <text:p>-100.9718</text:p>
          </table:table-cell>
          <table:table-cell table:formula="of:=[.$N$1]*[.D167]" office:value-type="float" office:value="-81.1709025435002" calcext:value-type="float">
            <text:p>-81.1709025435002</text:p>
          </table:table-cell>
          <table:table-cell table:number-columns-repeated="9"/>
        </table:table-row>
        <table:table-row table:style-name="ro1">
          <table:table-cell office:value-type="time" office:time-value="PT11H07M02.178S" calcext:value-type="time">
            <text:p>11:07:02.18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1012088" calcext:value-type="float">
            <text:p>-1.01E-07</text:p>
          </table:table-cell>
          <table:table-cell table:formula="of:=[.C168]*10^9" office:value-type="float" office:value="-101.2088" calcext:value-type="float">
            <text:p>-101.2088</text:p>
          </table:table-cell>
          <table:table-cell table:formula="of:=[.$N$1]*[.D168]" office:value-type="float" office:value="-81.3614260748506" calcext:value-type="float">
            <text:p>-81.3614260748506</text:p>
          </table:table-cell>
          <table:table-cell table:number-columns-repeated="9"/>
        </table:table-row>
        <table:table-row table:style-name="ro1">
          <table:table-cell office:value-type="time" office:time-value="PT11H07M02.562S" calcext:value-type="time">
            <text:p>11:07:02.5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1079538" calcext:value-type="float">
            <text:p>-1.08E-07</text:p>
          </table:table-cell>
          <table:table-cell table:formula="of:=[.C169]*10^9" office:value-type="float" office:value="-107.9538" calcext:value-type="float">
            <text:p>-107.9538</text:p>
          </table:table-cell>
          <table:table-cell table:formula="of:=[.$N$1]*[.D169]" office:value-type="float" office:value="-86.7837096991488" calcext:value-type="float">
            <text:p>-86.7837096991488</text:p>
          </table:table-cell>
          <table:table-cell table:number-columns-repeated="9"/>
        </table:table-row>
        <table:table-row table:style-name="ro1">
          <table:table-cell office:value-type="time" office:time-value="PT11H07M02.945S" calcext:value-type="time">
            <text:p>11:07:02.95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1078229" calcext:value-type="float">
            <text:p>-1.08E-07</text:p>
          </table:table-cell>
          <table:table-cell table:formula="of:=[.C170]*10^9" office:value-type="float" office:value="-107.8229" calcext:value-type="float">
            <text:p>-107.8229</text:p>
          </table:table-cell>
          <table:table-cell table:formula="of:=[.$N$1]*[.D170]" office:value-type="float" office:value="-86.6784796136898" calcext:value-type="float">
            <text:p>-86.6784796136898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86.777905564565" calcext:value-type="float">
            <text:p>-86.777905564565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615332040611554" calcext:value-type="float">
            <text:p>0.615332040611554</text:p>
          </table:table-cell>
          <table:table-cell/>
          <table:table-cell table:formula="of:=(MAX([.E169:.E173])-MIN([.E169:.E173]))/2" office:value-type="float" office:value="0.14514355943173" calcext:value-type="float">
            <text:p>0.14514355943173</text:p>
          </table:table-cell>
          <table:table-cell table:number-columns-repeated="2"/>
        </table:table-row>
        <table:table-row table:style-name="ro1">
          <table:table-cell office:value-type="time" office:time-value="PT11H07M03.329S" calcext:value-type="time">
            <text:p>11:07:03.33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1077917" calcext:value-type="float">
            <text:p>-1.08E-07</text:p>
          </table:table-cell>
          <table:table-cell table:formula="of:=[.C171]*10^9" office:value-type="float" office:value="-107.7917" calcext:value-type="float">
            <text:p>-107.7917</text:p>
          </table:table-cell>
          <table:table-cell table:formula="of:=[.$N$1]*[.D171]" office:value-type="float" office:value="-86.6533980348791" calcext:value-type="float">
            <text:p>-86.6533980348791</text:p>
          </table:table-cell>
          <table:table-cell table:number-columns-repeated="9"/>
        </table:table-row>
        <table:table-row table:style-name="ro1">
          <table:table-cell office:value-type="time" office:time-value="PT11H07M03.713S" calcext:value-type="time">
            <text:p>11:07:03.7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1081528" calcext:value-type="float">
            <text:p>-1.08E-07</text:p>
          </table:table-cell>
          <table:table-cell table:formula="of:=[.C172]*10^9" office:value-type="float" office:value="-108.1528" calcext:value-type="float">
            <text:p>-108.1528</text:p>
          </table:table-cell>
          <table:table-cell table:formula="of:=[.$N$1]*[.D172]" office:value-type="float" office:value="-86.9436851537426" calcext:value-type="float">
            <text:p>-86.9436851537426</text:p>
          </table:table-cell>
          <table:table-cell table:number-columns-repeated="9"/>
        </table:table-row>
        <table:table-row table:style-name="ro1">
          <table:table-cell office:value-type="time" office:time-value="PT11H07M04.097S" calcext:value-type="time">
            <text:p>11:07:04.1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1080117" calcext:value-type="float">
            <text:p>-1.08E-07</text:p>
          </table:table-cell>
          <table:table-cell table:formula="of:=[.C173]*10^9" office:value-type="float" office:value="-108.0117" calcext:value-type="float">
            <text:p>-108.0117</text:p>
          </table:table-cell>
          <table:table-cell table:formula="of:=[.$N$1]*[.D173]" office:value-type="float" office:value="-86.8302553213648" calcext:value-type="float">
            <text:p>-86.8302553213648</text:p>
          </table:table-cell>
          <table:table-cell table:number-columns-repeated="9"/>
        </table:table-row>
        <table:table-row table:style-name="ro1">
          <table:table-cell office:value-type="time" office:time-value="PT11H07M04.481S" calcext:value-type="time">
            <text:p>11:07:04.4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1226815" calcext:value-type="float">
            <text:p>-1.23E-07</text:p>
          </table:table-cell>
          <table:table-cell table:formula="of:=[.C174]*10^9" office:value-type="float" office:value="-122.6815" calcext:value-type="float">
            <text:p>-122.6815</text:p>
          </table:table-cell>
          <table:table-cell table:formula="of:=[.$N$1]*[.D174]" office:value-type="float" office:value="-98.6232599635781" calcext:value-type="float">
            <text:p>-98.6232599635781</text:p>
          </table:table-cell>
          <table:table-cell table:number-columns-repeated="9"/>
        </table:table-row>
        <table:table-row table:style-name="ro1">
          <table:table-cell office:value-type="time" office:time-value="PT11H07M04.865S" calcext:value-type="time">
            <text:p>11:07:04.8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1227184" calcext:value-type="float">
            <text:p>-1.23E-07</text:p>
          </table:table-cell>
          <table:table-cell table:formula="of:=[.C175]*10^9" office:value-type="float" office:value="-122.7184" calcext:value-type="float">
            <text:p>-122.7184</text:p>
          </table:table-cell>
          <table:table-cell table:formula="of:=[.$N$1]*[.D175]" office:value-type="float" office:value="-98.6529237539023" calcext:value-type="float">
            <text:p>-98.6529237539023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98.7516744315018" calcext:value-type="float">
            <text:p>-98.7516744315018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697596780609589" calcext:value-type="float">
            <text:p>0.697596780609589</text:p>
          </table:table-cell>
          <table:table-cell/>
          <table:table-cell table:formula="of:=(MAX([.E174:.E178])-MIN([.E174:.E178]))/2" office:value-type="float" office:value="0.146871937458755" calcext:value-type="float">
            <text:p>0.146871937458755</text:p>
          </table:table-cell>
          <table:table-cell table:number-columns-repeated="2"/>
        </table:table-row>
        <table:table-row table:style-name="ro1">
          <table:table-cell office:value-type="time" office:time-value="PT11H07M05.248S" calcext:value-type="time">
            <text:p>11:07:05.2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1230469" calcext:value-type="float">
            <text:p>-1.23E-07</text:p>
          </table:table-cell>
          <table:table-cell table:formula="of:=[.C176]*10^9" office:value-type="float" office:value="-123.0469" calcext:value-type="float">
            <text:p>-123.0469</text:p>
          </table:table-cell>
          <table:table-cell table:formula="of:=[.$N$1]*[.D176]" office:value-type="float" office:value="-98.9170038384956" calcext:value-type="float">
            <text:p>-98.9170038384956</text:p>
          </table:table-cell>
          <table:table-cell table:number-columns-repeated="9"/>
        </table:table-row>
        <table:table-row table:style-name="ro1">
          <table:table-cell office:value-type="time" office:time-value="PT11H07M05.632S" calcext:value-type="time">
            <text:p>11:07:05.6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1229123" calcext:value-type="float">
            <text:p>-1.23E-07</text:p>
          </table:table-cell>
          <table:table-cell table:formula="of:=[.C177]*10^9" office:value-type="float" office:value="-122.9123" calcext:value-type="float">
            <text:p>-122.9123</text:p>
          </table:table-cell>
          <table:table-cell table:formula="of:=[.$N$1]*[.D177]" office:value-type="float" office:value="-98.8087993350367" calcext:value-type="float">
            <text:p>-98.8087993350367</text:p>
          </table:table-cell>
          <table:table-cell table:number-columns-repeated="9"/>
        </table:table-row>
        <table:table-row table:style-name="ro1">
          <table:table-cell office:value-type="time" office:time-value="PT11H07M06.016S" calcext:value-type="time">
            <text:p>11:07:06.0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1228471" calcext:value-type="float">
            <text:p>-1.23E-07</text:p>
          </table:table-cell>
          <table:table-cell table:formula="of:=[.C178]*10^9" office:value-type="float" office:value="-122.8471" calcext:value-type="float">
            <text:p>-122.8471</text:p>
          </table:table-cell>
          <table:table-cell table:formula="of:=[.$N$1]*[.D178]" office:value-type="float" office:value="-98.7563852664964" calcext:value-type="float">
            <text:p>-98.7563852664964</text:p>
          </table:table-cell>
          <table:table-cell table:number-columns-repeated="9"/>
        </table:table-row>
        <table:table-row table:style-name="ro1">
          <table:table-cell office:value-type="time" office:time-value="PT11H07M06.401S" calcext:value-type="time">
            <text:p>11:07:06.4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1517143" calcext:value-type="float">
            <text:p>-1.52E-07</text:p>
          </table:table-cell>
          <table:table-cell table:formula="of:=[.C179]*10^9" office:value-type="float" office:value="-151.7143" calcext:value-type="float">
            <text:p>-151.7143</text:p>
          </table:table-cell>
          <table:table-cell table:formula="of:=[.$N$1]*[.D179]" office:value-type="float" office:value="-121.962633723033" calcext:value-type="float">
            <text:p>-121.962633723033</text:p>
          </table:table-cell>
          <table:table-cell table:number-columns-repeated="9"/>
        </table:table-row>
        <table:table-row table:style-name="ro1">
          <table:table-cell office:value-type="time" office:time-value="PT11H07M06.784S" calcext:value-type="time">
            <text:p>11:07:06.7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1519602" calcext:value-type="float">
            <text:p>-1.52E-07</text:p>
          </table:table-cell>
          <table:table-cell table:formula="of:=[.C180]*10^9" office:value-type="float" office:value="-151.9602" calcext:value-type="float">
            <text:p>-151.9602</text:p>
          </table:table-cell>
          <table:table-cell table:formula="of:=[.$N$1]*[.D180]" office:value-type="float" office:value="-122.160311935519" calcext:value-type="float">
            <text:p>-122.160311935519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122.159781363659" calcext:value-type="float">
            <text:p>-122.159781363659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862317272182215" calcext:value-type="float">
            <text:p>0.862317272182215</text:p>
          </table:table-cell>
          <table:table-cell/>
          <table:table-cell table:formula="of:=(MAX([.E179:.E183])-MIN([.E179:.E183]))/2" office:value-type="float" office:value="0.176937676161309" calcext:value-type="float">
            <text:p>0.176937676161309</text:p>
          </table:table-cell>
          <table:table-cell table:number-columns-repeated="2"/>
        </table:table-row>
        <table:table-row table:style-name="ro1">
          <table:table-cell office:value-type="time" office:time-value="PT11H07M07.168S" calcext:value-type="time">
            <text:p>11:07:07.17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1520847" calcext:value-type="float">
            <text:p>-1.52E-07</text:p>
          </table:table-cell>
          <table:table-cell table:formula="of:=[.C181]*10^9" office:value-type="float" office:value="-152.0847" calcext:value-type="float">
            <text:p>-152.0847</text:p>
          </table:table-cell>
          <table:table-cell table:formula="of:=[.$N$1]*[.D181]" office:value-type="float" office:value="-122.260397081734" calcext:value-type="float">
            <text:p>-122.260397081734</text:p>
          </table:table-cell>
          <table:table-cell table:number-columns-repeated="9"/>
        </table:table-row>
        <table:table-row table:style-name="ro1">
          <table:table-cell office:value-type="time" office:time-value="PT11H07M07.552S" calcext:value-type="time">
            <text:p>11:07:07.5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1521545" calcext:value-type="float">
            <text:p>-1.52E-07</text:p>
          </table:table-cell>
          <table:table-cell table:formula="of:=[.C182]*10^9" office:value-type="float" office:value="-152.1545" calcext:value-type="float">
            <text:p>-152.1545</text:p>
          </table:table-cell>
          <table:table-cell table:formula="of:=[.$N$1]*[.D182]" office:value-type="float" office:value="-122.316509075356" calcext:value-type="float">
            <text:p>-122.316509075356</text:p>
          </table:table-cell>
          <table:table-cell table:number-columns-repeated="9"/>
        </table:table-row>
        <table:table-row table:style-name="ro1">
          <table:table-cell office:value-type="time" office:time-value="PT11H07M07.936S" calcext:value-type="time">
            <text:p>11:07:07.9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151884" calcext:value-type="float">
            <text:p>-1.52E-07</text:p>
          </table:table-cell>
          <table:table-cell table:formula="of:=[.C183]*10^9" office:value-type="float" office:value="-151.884" calcext:value-type="float">
            <text:p>-151.884</text:p>
          </table:table-cell>
          <table:table-cell table:formula="of:=[.$N$1]*[.D183]" office:value-type="float" office:value="-122.099055002654" calcext:value-type="float">
            <text:p>-122.099055002654</text:p>
          </table:table-cell>
          <table:table-cell table:number-columns-repeated="9"/>
        </table:table-row>
        <table:table-row table:style-name="ro1">
          <table:table-cell office:value-type="time" office:time-value="PT11H07M08.32S" calcext:value-type="time">
            <text:p>11:07:08.3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019998" calcext:value-type="float">
            <text:p>-2.02E-07</text:p>
          </table:table-cell>
          <table:table-cell table:formula="of:=[.C184]*10^9" office:value-type="float" office:value="-201.9998" calcext:value-type="float">
            <text:p>-201.9998</text:p>
          </table:table-cell>
          <table:table-cell table:formula="of:=[.$N$1]*[.D184]" office:value-type="float" office:value="-162.38698408473" calcext:value-type="float">
            <text:p>-162.38698408473</text:p>
          </table:table-cell>
          <table:table-cell table:number-columns-repeated="9"/>
        </table:table-row>
        <table:table-row table:style-name="ro1">
          <table:table-cell office:value-type="time" office:time-value="PT11H07M08.703S" calcext:value-type="time">
            <text:p>11:07:08.7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021554" calcext:value-type="float">
            <text:p>-2.02E-07</text:p>
          </table:table-cell>
          <table:table-cell table:formula="of:=[.C185]*10^9" office:value-type="float" office:value="-202.1554" calcext:value-type="float">
            <text:p>-202.1554</text:p>
          </table:table-cell>
          <table:table-cell table:formula="of:=[.$N$1]*[.D185]" office:value-type="float" office:value="-162.512070420081" calcext:value-type="float">
            <text:p>-162.512070420081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162.471682647021" calcext:value-type="float">
            <text:p>-162.471682647021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1.13786671342085" calcext:value-type="float">
            <text:p>1.13786671342085</text:p>
          </table:table-cell>
          <table:table-cell/>
          <table:table-cell table:formula="of:=(MAX([.E184:.E188])-MIN([.E184:.E188]))/2" office:value-type="float" office:value="0.153383501188458" calcext:value-type="float">
            <text:p>0.153383501188458</text:p>
          </table:table-cell>
          <table:table-cell table:number-columns-repeated="2"/>
        </table:table-row>
        <table:table-row table:style-name="ro1">
          <table:table-cell office:value-type="time" office:time-value="PT11H07M09.087S" calcext:value-type="time">
            <text:p>11:07:09.0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0205" calcext:value-type="float">
            <text:p>-2.02E-07</text:p>
          </table:table-cell>
          <table:table-cell table:formula="of:=[.C186]*10^9" office:value-type="float" office:value="-202.05" calcext:value-type="float">
            <text:p>-202.05</text:p>
          </table:table-cell>
          <table:table-cell table:formula="of:=[.$N$1]*[.D186]" office:value-type="float" office:value="-162.427339701919" calcext:value-type="float">
            <text:p>-162.427339701919</text:p>
          </table:table-cell>
          <table:table-cell table:number-columns-repeated="9"/>
        </table:table-row>
        <table:table-row table:style-name="ro1">
          <table:table-cell office:value-type="time" office:time-value="PT11H07M09.471S" calcext:value-type="time">
            <text:p>11:07:09.4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019695" calcext:value-type="float">
            <text:p>-2.02E-07</text:p>
          </table:table-cell>
          <table:table-cell table:formula="of:=[.C187]*10^9" office:value-type="float" office:value="-201.9695" calcext:value-type="float">
            <text:p>-201.9695</text:p>
          </table:table-cell>
          <table:table-cell table:formula="of:=[.$N$1]*[.D187]" office:value-type="float" office:value="-162.362626013" calcext:value-type="float">
            <text:p>-162.362626013</text:p>
          </table:table-cell>
          <table:table-cell table:number-columns-repeated="9"/>
        </table:table-row>
        <table:table-row table:style-name="ro1">
          <table:table-cell office:value-type="time" office:time-value="PT11H07M09.855S" calcext:value-type="time">
            <text:p>11:07:09.8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023511" calcext:value-type="float">
            <text:p>-2.02E-07</text:p>
          </table:table-cell>
          <table:table-cell table:formula="of:=[.C188]*10^9" office:value-type="float" office:value="-202.3511" calcext:value-type="float">
            <text:p>-202.3511</text:p>
          </table:table-cell>
          <table:table-cell table:formula="of:=[.$N$1]*[.D188]" office:value-type="float" office:value="-162.669393015377" calcext:value-type="float">
            <text:p>-162.669393015377</text:p>
          </table:table-cell>
          <table:table-cell table:number-columns-repeated="9"/>
        </table:table-row>
        <table:table-row table:style-name="ro1">
          <table:table-cell office:value-type="time" office:time-value="PT11H07M10.239S" calcext:value-type="time">
            <text:p>11:07:10.2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2755492" calcext:value-type="float">
            <text:p>-2.76E-07</text:p>
          </table:table-cell>
          <table:table-cell table:formula="of:=[.C189]*10^9" office:value-type="float" office:value="-275.5492" calcext:value-type="float">
            <text:p>-275.5492</text:p>
          </table:table-cell>
          <table:table-cell table:formula="of:=[.$N$1]*[.D189]" office:value-type="float" office:value="-221.51310820585" calcext:value-type="float">
            <text:p>-221.51310820585</text:p>
          </table:table-cell>
          <table:table-cell table:number-columns-repeated="9"/>
        </table:table-row>
        <table:table-row table:style-name="ro1">
          <table:table-cell office:value-type="time" office:time-value="PT11H07M10.622S" calcext:value-type="time">
            <text:p>11:07:10.6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2756204" calcext:value-type="float">
            <text:p>-2.76E-07</text:p>
          </table:table-cell>
          <table:table-cell table:formula="of:=[.C190]*10^9" office:value-type="float" office:value="-275.6204" calcext:value-type="float">
            <text:p>-275.6204</text:p>
          </table:table-cell>
          <table:table-cell table:formula="of:=[.$N$1]*[.D190]" office:value-type="float" office:value="-221.570345654931" calcext:value-type="float">
            <text:p>-221.570345654931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221.740032182346" calcext:value-type="float">
            <text:p>-221.740032182346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1.56766438927103" calcext:value-type="float">
            <text:p>1.56766438927103</text:p>
          </table:table-cell>
          <table:table-cell/>
          <table:table-cell table:formula="of:=(MAX([.E189:.E193])-MIN([.E189:.E193]))/2" office:value-type="float" office:value="0.338922872647004" calcext:value-type="float">
            <text:p>0.338922872647004</text:p>
          </table:table-cell>
          <table:table-cell table:number-columns-repeated="2"/>
        </table:table-row>
        <table:table-row table:style-name="ro1">
          <table:table-cell office:value-type="time" office:time-value="PT11H07M11.006S" calcext:value-type="time">
            <text:p>11:07:11.0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2755636" calcext:value-type="float">
            <text:p>-2.76E-07</text:p>
          </table:table-cell>
          <table:table-cell table:formula="of:=[.C191]*10^9" office:value-type="float" office:value="-275.5636" calcext:value-type="float">
            <text:p>-275.5636</text:p>
          </table:table-cell>
          <table:table-cell table:formula="of:=[.$N$1]*[.D191]" office:value-type="float" office:value="-221.524684319147" calcext:value-type="float">
            <text:p>-221.524684319147</text:p>
          </table:table-cell>
          <table:table-cell table:number-columns-repeated="9"/>
        </table:table-row>
        <table:table-row table:style-name="ro1">
          <table:table-cell office:value-type="time" office:time-value="PT11H07M11.39S" calcext:value-type="time">
            <text:p>11:07:11.3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2760318" calcext:value-type="float">
            <text:p>-2.76E-07</text:p>
          </table:table-cell>
          <table:table-cell table:formula="of:=[.C192]*10^9" office:value-type="float" office:value="-276.0318" calcext:value-type="float">
            <text:p>-276.0318</text:p>
          </table:table-cell>
          <table:table-cell table:formula="of:=[.$N$1]*[.D192]" office:value-type="float" office:value="-221.901068780659" calcext:value-type="float">
            <text:p>-221.901068780659</text:p>
          </table:table-cell>
          <table:table-cell table:number-columns-repeated="9"/>
        </table:table-row>
        <table:table-row table:style-name="ro1">
          <table:table-cell office:value-type="time" office:time-value="PT11H07M11.774S" calcext:value-type="time">
            <text:p>11:07:11.7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2763924" calcext:value-type="float">
            <text:p>-2.76E-07</text:p>
          </table:table-cell>
          <table:table-cell table:formula="of:=[.C193]*10^9" office:value-type="float" office:value="-276.3924" calcext:value-type="float">
            <text:p>-276.3924</text:p>
          </table:table-cell>
          <table:table-cell table:formula="of:=[.$N$1]*[.D193]" office:value-type="float" office:value="-222.190953951144" calcext:value-type="float">
            <text:p>-222.190953951144</text:p>
          </table:table-cell>
          <table:table-cell table:number-columns-repeated="9"/>
        </table:table-row>
        <table:table-row table:style-name="ro1">
          <table:table-cell office:value-type="time" office:time-value="PT11H07M12.159S" calcext:value-type="time">
            <text:p>11:07:12.16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703034" calcext:value-type="float">
            <text:p>-3.70E-07</text:p>
          </table:table-cell>
          <table:table-cell table:formula="of:=[.C194]*10^9" office:value-type="float" office:value="-370.3034" calcext:value-type="float">
            <text:p>-370.3034</text:p>
          </table:table-cell>
          <table:table-cell table:formula="of:=[.$N$1]*[.D194]" office:value-type="float" office:value="-297.685702274563" calcext:value-type="float">
            <text:p>-297.685702274563</text:p>
          </table:table-cell>
          <table:table-cell table:number-columns-repeated="9"/>
        </table:table-row>
        <table:table-row table:style-name="ro1">
          <table:table-cell office:value-type="time" office:time-value="PT11H07M12.542S" calcext:value-type="time">
            <text:p>11:07:12.5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705174" calcext:value-type="float">
            <text:p>-3.71E-07</text:p>
          </table:table-cell>
          <table:table-cell table:formula="of:=[.C195]*10^9" office:value-type="float" office:value="-370.5174" calcext:value-type="float">
            <text:p>-370.5174</text:p>
          </table:table-cell>
          <table:table-cell table:formula="of:=[.$N$1]*[.D195]" office:value-type="float" office:value="-297.857736180509" calcext:value-type="float">
            <text:p>-297.857736180509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298.142251320658" calcext:value-type="float">
            <text:p>-298.142251320658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2.09776188958514" calcext:value-type="float">
            <text:p>2.09776188958514</text:p>
          </table:table-cell>
          <table:table-cell/>
          <table:table-cell table:formula="of:=(MAX([.E194:.E198])-MIN([.E194:.E198]))/2" office:value-type="float" office:value="0.377148163430633" calcext:value-type="float">
            <text:p>0.377148163430633</text:p>
          </table:table-cell>
          <table:table-cell table:number-columns-repeated="2"/>
        </table:table-row>
        <table:table-row table:style-name="ro1">
          <table:table-cell office:value-type="time" office:time-value="PT11H07M12.926S" calcext:value-type="time">
            <text:p>11:07:12.9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710633" calcext:value-type="float">
            <text:p>-3.71E-07</text:p>
          </table:table-cell>
          <table:table-cell table:formula="of:=[.C196]*10^9" office:value-type="float" office:value="-371.0633" calcext:value-type="float">
            <text:p>-371.0633</text:p>
          </table:table-cell>
          <table:table-cell table:formula="of:=[.$N$1]*[.D196]" office:value-type="float" office:value="-298.29658342002" calcext:value-type="float">
            <text:p>-298.29658342002</text:p>
          </table:table-cell>
          <table:table-cell table:number-columns-repeated="9"/>
        </table:table-row>
        <table:table-row table:style-name="ro1">
          <table:table-cell office:value-type="time" office:time-value="PT11H07M13.309S" calcext:value-type="time">
            <text:p>11:07:13.3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712417" calcext:value-type="float">
            <text:p>-3.71E-07</text:p>
          </table:table-cell>
          <table:table-cell table:formula="of:=[.C197]*10^9" office:value-type="float" office:value="-371.2417" calcext:value-type="float">
            <text:p>-371.2417</text:p>
          </table:table-cell>
          <table:table-cell table:formula="of:=[.$N$1]*[.D197]" office:value-type="float" office:value="-298.439998601425" calcext:value-type="float">
            <text:p>-298.439998601425</text:p>
          </table:table-cell>
          <table:table-cell table:number-columns-repeated="9"/>
        </table:table-row>
        <table:table-row table:style-name="ro1">
          <table:table-cell office:value-type="time" office:time-value="PT11H07M13.693S" calcext:value-type="time">
            <text:p>11:07:13.6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712308" calcext:value-type="float">
            <text:p>-3.71E-07</text:p>
          </table:table-cell>
          <table:table-cell table:formula="of:=[.C198]*10^9" office:value-type="float" office:value="-371.2308" calcext:value-type="float">
            <text:p>-371.2308</text:p>
          </table:table-cell>
          <table:table-cell table:formula="of:=[.$N$1]*[.D198]" office:value-type="float" office:value="-298.431236126776" calcext:value-type="float">
            <text:p>-298.431236126776</text:p>
          </table:table-cell>
          <table:table-cell table:number-columns-repeated="9"/>
        </table:table-row>
        <table:table-row table:style-name="ro1">
          <table:table-cell office:value-type="time" office:time-value="PT11H07M14.078S" calcext:value-type="time">
            <text:p>11:07:14.08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822371" calcext:value-type="float">
            <text:p>-4.82E-07</text:p>
          </table:table-cell>
          <table:table-cell table:formula="of:=[.C199]*10^9" office:value-type="float" office:value="-482.2371" calcext:value-type="float">
            <text:p>-482.2371</text:p>
          </table:table-cell>
          <table:table-cell table:formula="of:=[.$N$1]*[.D199]" office:value-type="float" office:value="-387.668840675913" calcext:value-type="float">
            <text:p>-387.668840675913</text:p>
          </table:table-cell>
          <table:table-cell table:number-columns-repeated="9"/>
        </table:table-row>
        <table:table-row table:style-name="ro1">
          <table:table-cell office:value-type="time" office:time-value="PT11H07M14.462S" calcext:value-type="time">
            <text:p>11:07:14.4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824388" calcext:value-type="float">
            <text:p>-4.82E-07</text:p>
          </table:table-cell>
          <table:table-cell table:formula="of:=[.C200]*10^9" office:value-type="float" office:value="-482.4388" calcext:value-type="float">
            <text:p>-482.4388</text:p>
          </table:table-cell>
          <table:table-cell table:formula="of:=[.$N$1]*[.D200]" office:value-type="float" office:value="-387.83098665175" calcext:value-type="float">
            <text:p>-387.83098665175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87.983887814884" calcext:value-type="float">
            <text:p>-387.983887814884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.72640200963977" calcext:value-type="float">
            <text:p>2.72640200963977</text:p>
          </table:table-cell>
          <table:table-cell/>
          <table:table-cell table:formula="of:=(MAX([.E199:.E203])-MIN([.E199:.E203]))/2" office:value-type="float" office:value="0.459748555186934" calcext:value-type="float">
            <text:p>0.459748555186934</text:p>
          </table:table-cell>
          <table:table-cell table:number-columns-repeated="2"/>
        </table:table-row>
        <table:table-row table:style-name="ro1">
          <table:table-cell office:value-type="time" office:time-value="PT11H07M14.846S" calcext:value-type="time">
            <text:p>11:07:14.8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823035" calcext:value-type="float">
            <text:p>-4.82E-07</text:p>
          </table:table-cell>
          <table:table-cell table:formula="of:=[.C201]*10^9" office:value-type="float" office:value="-482.3035" calcext:value-type="float">
            <text:p>-482.3035</text:p>
          </table:table-cell>
          <table:table-cell table:formula="of:=[.$N$1]*[.D201]" office:value-type="float" office:value="-387.722219420561" calcext:value-type="float">
            <text:p>-387.722219420561</text:p>
          </table:table-cell>
          <table:table-cell table:number-columns-repeated="9"/>
        </table:table-row>
        <table:table-row table:style-name="ro1">
          <table:table-cell office:value-type="time" office:time-value="PT11H07M15.229S" calcext:value-type="time">
            <text:p>11:07:15.2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827847" calcext:value-type="float">
            <text:p>-4.83E-07</text:p>
          </table:table-cell>
          <table:table-cell table:formula="of:=[.C202]*10^9" office:value-type="float" office:value="-482.7847" calcext:value-type="float">
            <text:p>-482.7847</text:p>
          </table:table-cell>
          <table:table-cell table:formula="of:=[.$N$1]*[.D202]" office:value-type="float" office:value="-388.109054539911" calcext:value-type="float">
            <text:p>-388.109054539911</text:p>
          </table:table-cell>
          <table:table-cell table:number-columns-repeated="9"/>
        </table:table-row>
        <table:table-row table:style-name="ro1">
          <table:table-cell office:value-type="time" office:time-value="PT11H07M15.612S" calcext:value-type="time">
            <text:p>11:07:15.6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833809" calcext:value-type="float">
            <text:p>-4.83E-07</text:p>
          </table:table-cell>
          <table:table-cell table:formula="of:=[.C203]*10^9" office:value-type="float" office:value="-483.3809" calcext:value-type="float">
            <text:p>-483.3809</text:p>
          </table:table-cell>
          <table:table-cell table:formula="of:=[.$N$1]*[.D203]" office:value-type="float" office:value="-388.588337786287" calcext:value-type="float">
            <text:p>-388.588337786287</text:p>
          </table:table-cell>
          <table:table-cell table:number-columns-repeated="9"/>
        </table:table-row>
        <table:table-row table:style-name="ro1">
          <table:table-cell office:value-type="time" office:time-value="PT11H07M15.997S" calcext:value-type="time">
            <text:p>11:07:16.0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6041432" calcext:value-type="float">
            <text:p>-6.04E-07</text:p>
          </table:table-cell>
          <table:table-cell table:formula="of:=[.C204]*10^9" office:value-type="float" office:value="-604.1432" calcext:value-type="float">
            <text:p>-604.1432</text:p>
          </table:table-cell>
          <table:table-cell table:formula="of:=[.$N$1]*[.D204]" office:value-type="float" office:value="-485.668759094305" calcext:value-type="float">
            <text:p>-485.668759094305</text:p>
          </table:table-cell>
          <table:table-cell table:number-columns-repeated="9"/>
        </table:table-row>
        <table:table-row table:style-name="ro1">
          <table:table-cell office:value-type="time" office:time-value="PT11H07M16.381S" calcext:value-type="time">
            <text:p>11:07:16.3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6040116" calcext:value-type="float">
            <text:p>-6.04E-07</text:p>
          </table:table-cell>
          <table:table-cell table:formula="of:=[.C205]*10^9" office:value-type="float" office:value="-604.0116" calcext:value-type="float">
            <text:p>-604.0116</text:p>
          </table:table-cell>
          <table:table-cell table:formula="of:=[.$N$1]*[.D205]" office:value-type="float" office:value="-485.562966281116" calcext:value-type="float">
            <text:p>-485.562966281116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486.006620823233" calcext:value-type="float">
            <text:p>-486.006620823233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3.40658980091483" calcext:value-type="float">
            <text:p>3.40658980091483</text:p>
          </table:table-cell>
          <table:table-cell/>
          <table:table-cell table:formula="of:=(MAX([.E204:.E208])-MIN([.E204:.E208]))/2" office:value-type="float" office:value="0.49049760613272" calcext:value-type="float">
            <text:p>0.49049760613272</text:p>
          </table:table-cell>
          <table:table-cell table:number-columns-repeated="2"/>
        </table:table-row>
        <table:table-row table:style-name="ro1">
          <table:table-cell office:value-type="time" office:time-value="PT11H07M16.765S" calcext:value-type="time">
            <text:p>11:07:16.7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6043912" calcext:value-type="float">
            <text:p>-6.04E-07</text:p>
          </table:table-cell>
          <table:table-cell table:formula="of:=[.C206]*10^9" office:value-type="float" office:value="-604.3912" calcext:value-type="float">
            <text:p>-604.3912</text:p>
          </table:table-cell>
          <table:table-cell table:formula="of:=[.$N$1]*[.D206]" office:value-type="float" office:value="-485.86812548998" calcext:value-type="float">
            <text:p>-485.86812548998</text:p>
          </table:table-cell>
          <table:table-cell table:number-columns-repeated="9"/>
        </table:table-row>
        <table:table-row table:style-name="ro1">
          <table:table-cell office:value-type="time" office:time-value="PT11H07M17.149S" calcext:value-type="time">
            <text:p>11:07:17.1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6050395" calcext:value-type="float">
            <text:p>-6.05E-07</text:p>
          </table:table-cell>
          <table:table-cell table:formula="of:=[.C207]*10^9" office:value-type="float" office:value="-605.0395" calcext:value-type="float">
            <text:p>-605.0395</text:p>
          </table:table-cell>
          <table:table-cell table:formula="of:=[.$N$1]*[.D207]" office:value-type="float" office:value="-486.389291757383" calcext:value-type="float">
            <text:p>-486.389291757383</text:p>
          </table:table-cell>
          <table:table-cell table:number-columns-repeated="9"/>
        </table:table-row>
        <table:table-row table:style-name="ro1">
          <table:table-cell office:value-type="time" office:time-value="PT11H07M17.532S" calcext:value-type="time">
            <text:p>11:07:17.5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6052319" calcext:value-type="float">
            <text:p>-6.05E-07</text:p>
          </table:table-cell>
          <table:table-cell table:formula="of:=[.C208]*10^9" office:value-type="float" office:value="-605.2319" calcext:value-type="float">
            <text:p>-605.2319</text:p>
          </table:table-cell>
          <table:table-cell table:formula="of:=[.$N$1]*[.D208]" office:value-type="float" office:value="-486.543961493382" calcext:value-type="float">
            <text:p>-486.543961493382</text:p>
          </table:table-cell>
          <table:table-cell table:number-columns-repeated="9"/>
        </table:table-row>
        <table:table-row table:style-name="ro1">
          <table:table-cell office:value-type="time" office:time-value="PT11H07M17.915S" calcext:value-type="time">
            <text:p>11:07:17.92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321744" calcext:value-type="float">
            <text:p>-7.32E-07</text:p>
          </table:table-cell>
          <table:table-cell table:formula="of:=[.C209]*10^9" office:value-type="float" office:value="-732.1744" calcext:value-type="float">
            <text:p>-732.1744</text:p>
          </table:table-cell>
          <table:table-cell table:formula="of:=[.$N$1]*[.D209]" office:value-type="float" office:value="-588.592625537484" calcext:value-type="float">
            <text:p>-588.592625537484</text:p>
          </table:table-cell>
          <table:table-cell table:number-columns-repeated="9"/>
        </table:table-row>
        <table:table-row table:style-name="ro1">
          <table:table-cell office:value-type="time" office:time-value="PT11H07M18.299S" calcext:value-type="time">
            <text:p>11:07:18.3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324978" calcext:value-type="float">
            <text:p>-7.32E-07</text:p>
          </table:table-cell>
          <table:table-cell table:formula="of:=[.C210]*10^9" office:value-type="float" office:value="-732.4978" calcext:value-type="float">
            <text:p>-732.4978</text:p>
          </table:table-cell>
          <table:table-cell table:formula="of:=[.$N$1]*[.D210]" office:value-type="float" office:value="-588.852605748618" calcext:value-type="float">
            <text:p>-588.852605748618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589.281211343448" calcext:value-type="float">
            <text:p>-589.281211343448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4.13208912247518" calcext:value-type="float">
            <text:p>4.13208912247518</text:p>
          </table:table-cell>
          <table:table-cell/>
          <table:table-cell table:formula="of:=(MAX([.E209:.E213])-MIN([.E209:.E213]))/2" office:value-type="float" office:value="0.611805626726721" calcext:value-type="float">
            <text:p>0.611805626726721</text:p>
          </table:table-cell>
          <table:table-cell table:number-columns-repeated="2"/>
        </table:table-row>
        <table:table-row table:style-name="ro1">
          <table:table-cell office:value-type="time" office:time-value="PT11H07M18.683S" calcext:value-type="time">
            <text:p>11:07:18.6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332546" calcext:value-type="float">
            <text:p>-7.33E-07</text:p>
          </table:table-cell>
          <table:table-cell table:formula="of:=[.C211]*10^9" office:value-type="float" office:value="-733.2546" calcext:value-type="float">
            <text:p>-733.2546</text:p>
          </table:table-cell>
          <table:table-cell table:formula="of:=[.$N$1]*[.D211]" office:value-type="float" office:value="-589.460994814128" calcext:value-type="float">
            <text:p>-589.460994814128</text:p>
          </table:table-cell>
          <table:table-cell table:number-columns-repeated="9"/>
        </table:table-row>
        <table:table-row table:style-name="ro1">
          <table:table-cell office:value-type="time" office:time-value="PT11H07M19.067S" calcext:value-type="time">
            <text:p>11:07:19.0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335315" calcext:value-type="float">
            <text:p>-7.34E-07</text:p>
          </table:table-cell>
          <table:table-cell table:formula="of:=[.C212]*10^9" office:value-type="float" office:value="-733.5315" calcext:value-type="float">
            <text:p>-733.5315</text:p>
          </table:table-cell>
          <table:table-cell table:formula="of:=[.$N$1]*[.D212]" office:value-type="float" office:value="-589.683593826073" calcext:value-type="float">
            <text:p>-589.683593826073</text:p>
          </table:table-cell>
          <table:table-cell table:number-columns-repeated="9"/>
        </table:table-row>
        <table:table-row table:style-name="ro1">
          <table:table-cell office:value-type="time" office:time-value="PT11H07M19.451S" calcext:value-type="time">
            <text:p>11:07:19.4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336965" calcext:value-type="float">
            <text:p>-7.34E-07</text:p>
          </table:table-cell>
          <table:table-cell table:formula="of:=[.C213]*10^9" office:value-type="float" office:value="-733.6965" calcext:value-type="float">
            <text:p>-733.6965</text:p>
          </table:table-cell>
          <table:table-cell table:formula="of:=[.$N$1]*[.D213]" office:value-type="float" office:value="-589.816236790937" calcext:value-type="float">
            <text:p>-589.816236790937</text:p>
          </table:table-cell>
          <table:table-cell table:number-columns-repeated="9"/>
        </table:table-row>
        <table:table-row table:style-name="ro1">
          <table:table-cell office:value-type="time" office:time-value="PT11H07M19.835S" calcext:value-type="time">
            <text:p>11:07:19.8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626113" calcext:value-type="float">
            <text:p>-8.63E-07</text:p>
          </table:table-cell>
          <table:table-cell table:formula="of:=[.C214]*10^9" office:value-type="float" office:value="-862.6113" calcext:value-type="float">
            <text:p>-862.6113</text:p>
          </table:table-cell>
          <table:table-cell table:formula="of:=[.$N$1]*[.D214]" office:value-type="float" office:value="-693.450426408383" calcext:value-type="float">
            <text:p>-693.450426408383</text:p>
          </table:table-cell>
          <table:table-cell table:number-columns-repeated="9"/>
        </table:table-row>
        <table:table-row table:style-name="ro1">
          <table:table-cell office:value-type="time" office:time-value="PT11H07M20.218S" calcext:value-type="time">
            <text:p>11:07:20.2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631374" calcext:value-type="float">
            <text:p>-8.63E-07</text:p>
          </table:table-cell>
          <table:table-cell table:formula="of:=[.C215]*10^9" office:value-type="float" office:value="-863.1374" calcext:value-type="float">
            <text:p>-863.1374</text:p>
          </table:table-cell>
          <table:table-cell table:formula="of:=[.$N$1]*[.D215]" office:value-type="float" office:value="-693.873356492111" calcext:value-type="float">
            <text:p>-693.873356492111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694.105811278294" calcext:value-type="float">
            <text:p>-694.105811278294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4.86291493855634" calcext:value-type="float">
            <text:p>4.86291493855634</text:p>
          </table:table-cell>
          <table:table-cell/>
          <table:table-cell table:formula="of:=(MAX([.E214:.E218])-MIN([.E214:.E218]))/2" office:value-type="float" office:value="0.675192885996694" calcext:value-type="float">
            <text:p>0.675192885996694</text:p>
          </table:table-cell>
          <table:table-cell table:number-columns-repeated="2"/>
        </table:table-row>
        <table:table-row table:style-name="ro1">
          <table:table-cell office:value-type="time" office:time-value="PT11H07M20.602S" calcext:value-type="time">
            <text:p>11:07:20.6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634398" calcext:value-type="float">
            <text:p>-8.63E-07</text:p>
          </table:table-cell>
          <table:table-cell table:formula="of:=[.C216]*10^9" office:value-type="float" office:value="-863.4398" calcext:value-type="float">
            <text:p>-863.4398</text:p>
          </table:table-cell>
          <table:table-cell table:formula="of:=[.$N$1]*[.D216]" office:value-type="float" office:value="-694.116454871353" calcext:value-type="float">
            <text:p>-694.116454871353</text:p>
          </table:table-cell>
          <table:table-cell table:number-columns-repeated="9"/>
        </table:table-row>
        <table:table-row table:style-name="ro1">
          <table:table-cell office:value-type="time" office:time-value="PT11H07M20.986S" calcext:value-type="time">
            <text:p>11:07:20.9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636532" calcext:value-type="float">
            <text:p>-8.64E-07</text:p>
          </table:table-cell>
          <table:table-cell table:formula="of:=[.C217]*10^9" office:value-type="float" office:value="-863.6532" calcext:value-type="float">
            <text:p>-863.6532</text:p>
          </table:table-cell>
          <table:table-cell table:formula="of:=[.$N$1]*[.D217]" office:value-type="float" office:value="-694.288006439244" calcext:value-type="float">
            <text:p>-694.288006439244</text:p>
          </table:table-cell>
          <table:table-cell table:number-columns-repeated="9"/>
        </table:table-row>
        <table:table-row table:style-name="ro1">
          <table:table-cell office:value-type="time" office:time-value="PT11H07M21.37S" calcext:value-type="time">
            <text:p>11:07:21.3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642911" calcext:value-type="float">
            <text:p>-8.64E-07</text:p>
          </table:table-cell>
          <table:table-cell table:formula="of:=[.C218]*10^9" office:value-type="float" office:value="-864.2911" calcext:value-type="float">
            <text:p>-864.2911</text:p>
          </table:table-cell>
          <table:table-cell table:formula="of:=[.$N$1]*[.D218]" office:value-type="float" office:value="-694.800812180377" calcext:value-type="float">
            <text:p>-694.800812180377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Diode D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8116660483095" calcext:value-type="float">
            <text:p>-0.458116660483095</text:p>
          </table:table-cell>
          <table:table-cell office:value-type="float" office:value="0.05" calcext:value-type="float">
            <text:p>0.05</text:p>
          </table:table-cell>
          <table:table-cell office:value-type="float" office:value="0.323502890863753" calcext:value-type="float">
            <text:p>0.3235028908637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.70323879570222" calcext:value-type="float">
            <text:p>-2.70323879570222</text:p>
          </table:table-cell>
          <table:table-cell office:value-type="float" office:value="0.05" calcext:value-type="float">
            <text:p>0.05</text:p>
          </table:table-cell>
          <table:table-cell office:value-type="float" office:value="0.239632486245755" calcext:value-type="float">
            <text:p>0.2396324862457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.55445562169962" calcext:value-type="float">
            <text:p>-3.55445562169962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72370776121" calcext:value-type="float">
            <text:p>0.2262723707761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.28599351585766" calcext:value-type="float">
            <text:p>-4.28599351585766</text:p>
          </table:table-cell>
          <table:table-cell office:value-type="float" office:value="0.05" calcext:value-type="float">
            <text:p>0.05</text:p>
          </table:table-cell>
          <table:table-cell office:value-type="float" office:value="0.252680567081794" calcext:value-type="float">
            <text:p>0.2526805670817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.70183607619285" calcext:value-type="float">
            <text:p>-4.70183607619285</text:p>
          </table:table-cell>
          <table:table-cell office:value-type="float" office:value="0.05" calcext:value-type="float">
            <text:p>0.05</text:p>
          </table:table-cell>
          <table:table-cell office:value-type="float" office:value="0.158204681480131" calcext:value-type="float">
            <text:p>0.1582046814801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5.36120756316403" calcext:value-type="float">
            <text:p>-5.36120756316403</text:p>
          </table:table-cell>
          <table:table-cell office:value-type="float" office:value="0.05" calcext:value-type="float">
            <text:p>0.05</text:p>
          </table:table-cell>
          <table:table-cell office:value-type="float" office:value="0.208293436303383" calcext:value-type="float">
            <text:p>0.2082934363033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5.88084017975359" calcext:value-type="float">
            <text:p>-5.88084017975359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70187914806" calcext:value-type="float">
            <text:p>0.2383701879148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6.17931763005073" calcext:value-type="float">
            <text:p>-6.17931763005073</text:p>
          </table:table-cell>
          <table:table-cell office:value-type="float" office:value="0.05" calcext:value-type="float">
            <text:p>0.05</text:p>
          </table:table-cell>
          <table:table-cell office:value-type="float" office:value="0.269293803889334" calcext:value-type="float">
            <text:p>0.2692938038893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6.73225118748728" calcext:value-type="float">
            <text:p>-6.73225118748728</text:p>
          </table:table-cell>
          <table:table-cell office:value-type="float" office:value="0.05" calcext:value-type="float">
            <text:p>0.05</text:p>
          </table:table-cell>
          <table:table-cell office:value-type="float" office:value="0.22381554030549" calcext:value-type="float">
            <text:p>0.223815540305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6.98145997080748" calcext:value-type="float">
            <text:p>-6.98145997080748</text:p>
          </table:table-cell>
          <table:table-cell office:value-type="float" office:value="0.05" calcext:value-type="float">
            <text:p>0.05</text:p>
          </table:table-cell>
          <table:table-cell office:value-type="float" office:value="0.24112345493635" calcext:value-type="float">
            <text:p>0.24112345493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7.34829070100312" calcext:value-type="float">
            <text:p>-7.34829070100312</text:p>
          </table:table-cell>
          <table:table-cell office:value-type="float" office:value="0.05" calcext:value-type="float">
            <text:p>0.05</text:p>
          </table:table-cell>
          <table:table-cell office:value-type="float" office:value="0.229968570178907" calcext:value-type="float">
            <text:p>0.2299685701789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7.57047288746441" calcext:value-type="float">
            <text:p>-7.57047288746441</text:p>
          </table:table-cell>
          <table:table-cell office:value-type="float" office:value="0.05" calcext:value-type="float">
            <text:p>0.05</text:p>
          </table:table-cell>
          <table:table-cell office:value-type="float" office:value="0.256997394109689" calcext:value-type="float">
            <text:p>0.2569973941096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8.00573198552565" calcext:value-type="float">
            <text:p>-8.00573198552565</text:p>
          </table:table-cell>
          <table:table-cell office:value-type="float" office:value="0.05" calcext:value-type="float">
            <text:p>0.05</text:p>
          </table:table-cell>
          <table:table-cell office:value-type="float" office:value="0.283052097750264" calcext:value-type="float">
            <text:p>0.2830520977502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8.40634837475247" calcext:value-type="float">
            <text:p>-8.40634837475247</text:p>
          </table:table-cell>
          <table:table-cell office:value-type="float" office:value="0.05" calcext:value-type="float">
            <text:p>0.05</text:p>
          </table:table-cell>
          <table:table-cell office:value-type="float" office:value="0.214843668706671" calcext:value-type="float">
            <text:p>0.214843668706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8.5357334487804" calcext:value-type="float">
            <text:p>-8.5357334487804</text:p>
          </table:table-cell>
          <table:table-cell office:value-type="float" office:value="0.05" calcext:value-type="float">
            <text:p>0.05</text:p>
          </table:table-cell>
          <table:table-cell office:value-type="float" office:value="0.23405034271683" calcext:value-type="float">
            <text:p>0.234050342716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8.78805846453083" calcext:value-type="float">
            <text:p>-8.78805846453083</text:p>
          </table:table-cell>
          <table:table-cell office:value-type="float" office:value="0.05" calcext:value-type="float">
            <text:p>0.05</text:p>
          </table:table-cell>
          <table:table-cell office:value-type="float" office:value="0.251211773043067" calcext:value-type="float">
            <text:p>0.251211773043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.89332884979256" calcext:value-type="float">
            <text:p>-8.89332884979256</text:p>
          </table:table-cell>
          <table:table-cell office:value-type="float" office:value="0.05" calcext:value-type="float">
            <text:p>0.05</text:p>
          </table:table-cell>
          <table:table-cell office:value-type="float" office:value="0.313582378736301" calcext:value-type="float">
            <text:p>0.3135823787363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9.17688326188559" calcext:value-type="float">
            <text:p>-9.17688326188559</text:p>
          </table:table-cell>
          <table:table-cell office:value-type="float" office:value="0.05" calcext:value-type="float">
            <text:p>0.05</text:p>
          </table:table-cell>
          <table:table-cell office:value-type="float" office:value="0.178810935826354" calcext:value-type="float">
            <text:p>0.1788109358263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9.27055345597574" calcext:value-type="float">
            <text:p>-9.27055345597574</text:p>
          </table:table-cell>
          <table:table-cell office:value-type="float" office:value="0.05" calcext:value-type="float">
            <text:p>0.05</text:p>
          </table:table-cell>
          <table:table-cell office:value-type="float" office:value="0.228340626123179" calcext:value-type="float">
            <text:p>0.2283406261231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9.4047367983333" calcext:value-type="float">
            <text:p>-9.4047367983333</text:p>
          </table:table-cell>
          <table:table-cell office:value-type="float" office:value="0.05" calcext:value-type="float">
            <text:p>0.05</text:p>
          </table:table-cell>
          <table:table-cell office:value-type="float" office:value="0.260795709537295" calcext:value-type="float">
            <text:p>0.260795709537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9.48582035148788" calcext:value-type="float">
            <text:p>-9.48582035148788</text:p>
          </table:table-cell>
          <table:table-cell office:value-type="float" office:value="0.05" calcext:value-type="float">
            <text:p>0.05</text:p>
          </table:table-cell>
          <table:table-cell office:value-type="float" office:value="0.292499211419274" calcext:value-type="float">
            <text:p>0.2924992114192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9.63609443991279" calcext:value-type="float">
            <text:p>-9.63609443991279</text:p>
          </table:table-cell>
          <table:table-cell office:value-type="float" office:value="0.05" calcext:value-type="float">
            <text:p>0.05</text:p>
          </table:table-cell>
          <table:table-cell office:value-type="float" office:value="0.186848438395615" calcext:value-type="float">
            <text:p>0.1868484383956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9.58627300116926" calcext:value-type="float">
            <text:p>-9.58627300116926</text:p>
          </table:table-cell>
          <table:table-cell office:value-type="float" office:value="0.05" calcext:value-type="float">
            <text:p>0.05</text:p>
          </table:table-cell>
          <table:table-cell office:value-type="float" office:value="0.295348922034713" calcext:value-type="float">
            <text:p>0.2953489220347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9.85609891173756" calcext:value-type="float">
            <text:p>-9.85609891173756</text:p>
          </table:table-cell>
          <table:table-cell office:value-type="float" office:value="0.05" calcext:value-type="float">
            <text:p>0.05</text:p>
          </table:table-cell>
          <table:table-cell office:value-type="float" office:value="0.275223513886459" calcext:value-type="float">
            <text:p>0.275223513886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9.81374864392628" calcext:value-type="float">
            <text:p>-9.81374864392628</text:p>
          </table:table-cell>
          <table:table-cell office:value-type="float" office:value="0.05" calcext:value-type="float">
            <text:p>0.05</text:p>
          </table:table-cell>
          <table:table-cell office:value-type="float" office:value="0.252636025556857" calcext:value-type="float">
            <text:p>0.2526360255568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9.89530988088035" calcext:value-type="float">
            <text:p>-9.89530988088035</text:p>
          </table:table-cell>
          <table:table-cell office:value-type="float" office:value="0.05" calcext:value-type="float">
            <text:p>0.05</text:p>
          </table:table-cell>
          <table:table-cell office:value-type="float" office:value="0.173315230918968" calcext:value-type="float">
            <text:p>0.1733152309189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0.2156541250503" calcext:value-type="float">
            <text:p>-10.2156541250503</text:p>
          </table:table-cell>
          <table:table-cell office:value-type="float" office:value="0.05" calcext:value-type="float">
            <text:p>0.05</text:p>
          </table:table-cell>
          <table:table-cell office:value-type="float" office:value="0.28380182522586" calcext:value-type="float">
            <text:p>0.283801825225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0.3210586543927" calcext:value-type="float">
            <text:p>-10.3210586543927</text:p>
          </table:table-cell>
          <table:table-cell office:value-type="float" office:value="0.05" calcext:value-type="float">
            <text:p>0.05</text:p>
          </table:table-cell>
          <table:table-cell office:value-type="float" office:value="0.219825433473549" calcext:value-type="float">
            <text:p>0.2198254334735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0.6972231951579" calcext:value-type="float">
            <text:p>-10.6972231951579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30455783614" calcext:value-type="float">
            <text:p>0.2351304557836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1.4634165581971" calcext:value-type="float">
            <text:p>-11.4634165581971</text:p>
          </table:table-cell>
          <table:table-cell office:value-type="float" office:value="0.05" calcext:value-type="float">
            <text:p>0.05</text:p>
          </table:table-cell>
          <table:table-cell office:value-type="float" office:value="0.251398453627814" calcext:value-type="float">
            <text:p>0.2513984536278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3.040425821941" calcext:value-type="float">
            <text:p>-13.040425821941</text:p>
          </table:table-cell>
          <table:table-cell office:value-type="float" office:value="0.05" calcext:value-type="float">
            <text:p>0.05</text:p>
          </table:table-cell>
          <table:table-cell office:value-type="float" office:value="0.265658428673233" calcext:value-type="float">
            <text:p>0.2656584286732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7.2480185026673" calcext:value-type="float">
            <text:p>-17.2480185026673</text:p>
          </table:table-cell>
          <table:table-cell office:value-type="float" office:value="0.05" calcext:value-type="float">
            <text:p>0.05</text:p>
          </table:table-cell>
          <table:table-cell office:value-type="float" office:value="0.220839092410092" calcext:value-type="float">
            <text:p>0.2208390924100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6.9220986200591" calcext:value-type="float">
            <text:p>-26.9220986200591</text:p>
          </table:table-cell>
          <table:table-cell office:value-type="float" office:value="0.05" calcext:value-type="float">
            <text:p>0.05</text:p>
          </table:table-cell>
          <table:table-cell office:value-type="float" office:value="0.34781205602067" calcext:value-type="float">
            <text:p>0.34781205602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7.1662791494244" calcext:value-type="float">
            <text:p>-47.1662791494244</text:p>
          </table:table-cell>
          <table:table-cell office:value-type="float" office:value="0.05" calcext:value-type="float">
            <text:p>0.05</text:p>
          </table:table-cell>
          <table:table-cell office:value-type="float" office:value="0.400323753264277" calcext:value-type="float">
            <text:p>0.4003237532642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82.0034592750473" calcext:value-type="float">
            <text:p>-82.0034592750473</text:p>
          </table:table-cell>
          <table:table-cell office:value-type="float" office:value="0.05" calcext:value-type="float">
            <text:p>0.05</text:p>
          </table:table-cell>
          <table:table-cell office:value-type="float" office:value="0.613325352261748" calcext:value-type="float">
            <text:p>0.6133253522617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29.248067116262" calcext:value-type="float">
            <text:p>-129.248067116262</text:p>
          </table:table-cell>
          <table:table-cell office:value-type="float" office:value="0.05" calcext:value-type="float">
            <text:p>0.05</text:p>
          </table:table-cell>
          <table:table-cell office:value-type="float" office:value="0.944014864654708" calcext:value-type="float">
            <text:p>0.9440148646547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84.843279759505" calcext:value-type="float">
            <text:p>-184.843279759505</text:p>
          </table:table-cell>
          <table:table-cell office:value-type="float" office:value="0.05" calcext:value-type="float">
            <text:p>0.05</text:p>
          </table:table-cell>
          <table:table-cell office:value-type="float" office:value="1.32402861840975" calcext:value-type="float">
            <text:p>1.324028618409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43.363389568635" calcext:value-type="float">
            <text:p>-243.363389568635</text:p>
          </table:table-cell>
          <table:table-cell office:value-type="float" office:value="0.05" calcext:value-type="float">
            <text:p>0.05</text:p>
          </table:table-cell>
          <table:table-cell office:value-type="float" office:value="1.74403498204277" calcext:value-type="float">
            <text:p>1.744034982042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01.184085228351" calcext:value-type="float">
            <text:p>-301.184085228351</text:p>
          </table:table-cell>
          <table:table-cell office:value-type="float" office:value="0.05" calcext:value-type="float">
            <text:p>0.05</text:p>
          </table:table-cell>
          <table:table-cell office:value-type="float" office:value="2.15276848795697" calcext:value-type="float">
            <text:p>2.152768487956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56.851163108961" calcext:value-type="float">
            <text:p>-356.851163108961</text:p>
          </table:table-cell>
          <table:table-cell office:value-type="float" office:value="0.05" calcext:value-type="float">
            <text:p>0.05</text:p>
          </table:table-cell>
          <table:table-cell office:value-type="float" office:value="2.53822187420953" calcext:value-type="float">
            <text:p>2.538221874209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09.845174796599" calcext:value-type="float">
            <text:p>-409.845174796599</text:p>
          </table:table-cell>
          <table:table-cell office:value-type="float" office:value="0.05" calcext:value-type="float">
            <text:p>0.05</text:p>
          </table:table-cell>
          <table:table-cell office:value-type="float" office:value="2.92049290777051" calcext:value-type="float">
            <text:p>2.920492907770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62.669297913773" calcext:value-type="float">
            <text:p>-462.669297913773</text:p>
          </table:table-cell>
          <table:table-cell office:value-type="float" office:value="0.05" calcext:value-type="float">
            <text:p>0.05</text:p>
          </table:table-cell>
          <table:table-cell office:value-type="float" office:value="3.29870500381193" calcext:value-type="float">
            <text:p>3.298705003811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527.072868947121" calcext:value-type="float">
            <text:p>-527.072868947121</text:p>
          </table:table-cell>
          <table:table-cell office:value-type="float" office:value="0.05" calcext:value-type="float">
            <text:p>0.05</text:p>
          </table:table-cell>
          <table:table-cell office:value-type="float" office:value="3.75467146670544" calcext:value-type="float">
            <text:p>3.75467146670544</text:p>
          </table:table-cell>
        </table:table-row>
      </table:table>
      <table:table table:name="Diode D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469208222971" calcext:value-type="float">
            <text:p>-1.11469208222971</text:p>
          </table:table-cell>
          <table:table-cell office:value-type="float" office:value="0.05" calcext:value-type="float">
            <text:p>0.05</text:p>
          </table:table-cell>
          <table:table-cell office:value-type="float" office:value="0.136881246641811" calcext:value-type="float">
            <text:p>0.1368812466418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.85930552645965" calcext:value-type="float">
            <text:p>-8.8593055264596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836856910369" calcext:value-type="float">
            <text:p>0.1078368569103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.1631599731944" calcext:value-type="float">
            <text:p>-12.1631599731944</text:p>
          </table:table-cell>
          <table:table-cell office:value-type="float" office:value="0.05" calcext:value-type="float">
            <text:p>0.05</text:p>
          </table:table-cell>
          <table:table-cell office:value-type="float" office:value="0.189631130533704" calcext:value-type="float">
            <text:p>0.1896311305337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.6833773101366" calcext:value-type="float">
            <text:p>-14.6833773101366</text:p>
          </table:table-cell>
          <table:table-cell office:value-type="float" office:value="0.05" calcext:value-type="float">
            <text:p>0.05</text:p>
          </table:table-cell>
          <table:table-cell office:value-type="float" office:value="0.121739108755516" calcext:value-type="float">
            <text:p>0.1217391087555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7.1308984640606" calcext:value-type="float">
            <text:p>-17.1308984640606</text:p>
          </table:table-cell>
          <table:table-cell office:value-type="float" office:value="0.05" calcext:value-type="float">
            <text:p>0.05</text:p>
          </table:table-cell>
          <table:table-cell office:value-type="float" office:value="0.156283071758353" calcext:value-type="float">
            <text:p>0.1562830717583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9.3384702168012" calcext:value-type="float">
            <text:p>-19.3384702168012</text:p>
          </table:table-cell>
          <table:table-cell office:value-type="float" office:value="0.05" calcext:value-type="float">
            <text:p>0.05</text:p>
          </table:table-cell>
          <table:table-cell office:value-type="float" office:value="0.155389503638055" calcext:value-type="float">
            <text:p>0.1553895036380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1.1597500250505" calcext:value-type="float">
            <text:p>-21.1597500250505</text:p>
          </table:table-cell>
          <table:table-cell office:value-type="float" office:value="0.05" calcext:value-type="float">
            <text:p>0.05</text:p>
          </table:table-cell>
          <table:table-cell office:value-type="float" office:value="0.165695498067937" calcext:value-type="float">
            <text:p>0.1656954980679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23.0704684447128" calcext:value-type="float">
            <text:p>-23.0704684447128</text:p>
          </table:table-cell>
          <table:table-cell office:value-type="float" office:value="0.05" calcext:value-type="float">
            <text:p>0.05</text:p>
          </table:table-cell>
          <table:table-cell office:value-type="float" office:value="0.180148794224089" calcext:value-type="float">
            <text:p>0.1801487942240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4.7813786420444" calcext:value-type="float">
            <text:p>-24.7813786420444</text:p>
          </table:table-cell>
          <table:table-cell office:value-type="float" office:value="0.05" calcext:value-type="float">
            <text:p>0.05</text:p>
          </table:table-cell>
          <table:table-cell office:value-type="float" office:value="0.189849801714677" calcext:value-type="float">
            <text:p>0.1898498017146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6.2206431503847" calcext:value-type="float">
            <text:p>-26.2206431503847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51964650298" calcext:value-type="float">
            <text:p>0.2257519646502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7.5253178428456" calcext:value-type="float">
            <text:p>-27.5253178428456</text:p>
          </table:table-cell>
          <table:table-cell office:value-type="float" office:value="0.05" calcext:value-type="float">
            <text:p>0.05</text:p>
          </table:table-cell>
          <table:table-cell office:value-type="float" office:value="0.205743021390318" calcext:value-type="float">
            <text:p>0.2057430213903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8.9036185709488" calcext:value-type="float">
            <text:p>-28.9036185709488</text:p>
          </table:table-cell>
          <table:table-cell office:value-type="float" office:value="0.05" calcext:value-type="float">
            <text:p>0.05</text:p>
          </table:table-cell>
          <table:table-cell office:value-type="float" office:value="0.216265163649582" calcext:value-type="float">
            <text:p>0.2162651636495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30.3313251297326" calcext:value-type="float">
            <text:p>-30.3313251297326</text:p>
          </table:table-cell>
          <table:table-cell office:value-type="float" office:value="0.05" calcext:value-type="float">
            <text:p>0.05</text:p>
          </table:table-cell>
          <table:table-cell office:value-type="float" office:value="0.231862504252293" calcext:value-type="float">
            <text:p>0.2318625042522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31.5651210014077" calcext:value-type="float">
            <text:p>-31.5651210014077</text:p>
          </table:table-cell>
          <table:table-cell office:value-type="float" office:value="0.05" calcext:value-type="float">
            <text:p>0.05</text:p>
          </table:table-cell>
          <table:table-cell office:value-type="float" office:value="0.241458575798166" calcext:value-type="float">
            <text:p>0.2414585757981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32.7112092441503" calcext:value-type="float">
            <text:p>-32.7112092441503</text:p>
          </table:table-cell>
          <table:table-cell office:value-type="float" office:value="0.05" calcext:value-type="float">
            <text:p>0.05</text:p>
          </table:table-cell>
          <table:table-cell office:value-type="float" office:value="0.245814749711562" calcext:value-type="float">
            <text:p>0.2458147497115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33.5701525604467" calcext:value-type="float">
            <text:p>-33.5701525604467</text:p>
          </table:table-cell>
          <table:table-cell office:value-type="float" office:value="0.05" calcext:value-type="float">
            <text:p>0.05</text:p>
          </table:table-cell>
          <table:table-cell office:value-type="float" office:value="0.25157569287288" calcext:value-type="float">
            <text:p>0.251575692872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4.3504445720015" calcext:value-type="float">
            <text:p>-34.3504445720015</text:p>
          </table:table-cell>
          <table:table-cell office:value-type="float" office:value="0.05" calcext:value-type="float">
            <text:p>0.05</text:p>
          </table:table-cell>
          <table:table-cell office:value-type="float" office:value="0.257800781533474" calcext:value-type="float">
            <text:p>0.2578007815334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35.303885643223" calcext:value-type="float">
            <text:p>-35.303885643223</text:p>
          </table:table-cell>
          <table:table-cell office:value-type="float" office:value="0.05" calcext:value-type="float">
            <text:p>0.05</text:p>
          </table:table-cell>
          <table:table-cell office:value-type="float" office:value="0.269412411422282" calcext:value-type="float">
            <text:p>0.2694124114222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36.1049579131466" calcext:value-type="float">
            <text:p>-36.1049579131466</text:p>
          </table:table-cell>
          <table:table-cell office:value-type="float" office:value="0.05" calcext:value-type="float">
            <text:p>0.05</text:p>
          </table:table-cell>
          <table:table-cell office:value-type="float" office:value="0.310110480163857" calcext:value-type="float">
            <text:p>0.3101104801638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36.7003312003999" calcext:value-type="float">
            <text:p>-36.7003312003999</text:p>
          </table:table-cell>
          <table:table-cell office:value-type="float" office:value="0.05" calcext:value-type="float">
            <text:p>0.05</text:p>
          </table:table-cell>
          <table:table-cell office:value-type="float" office:value="0.280169076804511" calcext:value-type="float">
            <text:p>0.2801690768045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37.2117552247912" calcext:value-type="float">
            <text:p>-37.2117552247912</text:p>
          </table:table-cell>
          <table:table-cell office:value-type="float" office:value="0.05" calcext:value-type="float">
            <text:p>0.05</text:p>
          </table:table-cell>
          <table:table-cell office:value-type="float" office:value="0.29022963890838" calcext:value-type="float">
            <text:p>0.290229638908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37.5738676136159" calcext:value-type="float">
            <text:p>-37.5738676136159</text:p>
          </table:table-cell>
          <table:table-cell office:value-type="float" office:value="0.05" calcext:value-type="float">
            <text:p>0.05</text:p>
          </table:table-cell>
          <table:table-cell office:value-type="float" office:value="0.277301208740217" calcext:value-type="float">
            <text:p>0.2773012087402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38.0118586865164" calcext:value-type="float">
            <text:p>-38.0118586865164</text:p>
          </table:table-cell>
          <table:table-cell office:value-type="float" office:value="0.05" calcext:value-type="float">
            <text:p>0.05</text:p>
          </table:table-cell>
          <table:table-cell office:value-type="float" office:value="0.300652675692352" calcext:value-type="float">
            <text:p>0.3006526756923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38.5466323434673" calcext:value-type="float">
            <text:p>-38.5466323434673</text:p>
          </table:table-cell>
          <table:table-cell office:value-type="float" office:value="0.05" calcext:value-type="float">
            <text:p>0.05</text:p>
          </table:table-cell>
          <table:table-cell office:value-type="float" office:value="0.297390516971135" calcext:value-type="float">
            <text:p>0.297390516971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38.8545880152536" calcext:value-type="float">
            <text:p>-38.8545880152536</text:p>
          </table:table-cell>
          <table:table-cell office:value-type="float" office:value="0.05" calcext:value-type="float">
            <text:p>0.05</text:p>
          </table:table-cell>
          <table:table-cell office:value-type="float" office:value="0.324554892961857" calcext:value-type="float">
            <text:p>0.3245548929618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39.0242209108992" calcext:value-type="float">
            <text:p>-39.0242209108992</text:p>
          </table:table-cell>
          <table:table-cell office:value-type="float" office:value="0.05" calcext:value-type="float">
            <text:p>0.05</text:p>
          </table:table-cell>
          <table:table-cell office:value-type="float" office:value="0.298684336298473" calcext:value-type="float">
            <text:p>0.2986843362984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39.7082875724898" calcext:value-type="float">
            <text:p>-39.7082875724898</text:p>
          </table:table-cell>
          <table:table-cell office:value-type="float" office:value="0.05" calcext:value-type="float">
            <text:p>0.05</text:p>
          </table:table-cell>
          <table:table-cell office:value-type="float" office:value="0.298802183963172" calcext:value-type="float">
            <text:p>0.2988021839631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9.92825615144" calcext:value-type="float">
            <text:p>-39.92825615144</text:p>
          </table:table-cell>
          <table:table-cell office:value-type="float" office:value="0.05" calcext:value-type="float">
            <text:p>0.05</text:p>
          </table:table-cell>
          <table:table-cell office:value-type="float" office:value="0.315103048763778" calcext:value-type="float">
            <text:p>0.3151030487637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0.1758510075323" calcext:value-type="float">
            <text:p>-40.1758510075323</text:p>
          </table:table-cell>
          <table:table-cell office:value-type="float" office:value="0.05" calcext:value-type="float">
            <text:p>0.05</text:p>
          </table:table-cell>
          <table:table-cell office:value-type="float" office:value="0.305877347595479" calcext:value-type="float">
            <text:p>0.3058773475954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40.8421657832345" calcext:value-type="float">
            <text:p>-40.8421657832345</text:p>
          </table:table-cell>
          <table:table-cell office:value-type="float" office:value="0.05" calcext:value-type="float">
            <text:p>0.05</text:p>
          </table:table-cell>
          <table:table-cell office:value-type="float" office:value="0.312090151321513" calcext:value-type="float">
            <text:p>0.3120901513215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41.7781649194423" calcext:value-type="float">
            <text:p>-41.7781649194423</text:p>
          </table:table-cell>
          <table:table-cell office:value-type="float" office:value="0.05" calcext:value-type="float">
            <text:p>0.05</text:p>
          </table:table-cell>
          <table:table-cell office:value-type="float" office:value="0.310322457295559" calcext:value-type="float">
            <text:p>0.3103224572955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43.6700677966627" calcext:value-type="float">
            <text:p>-43.6700677966627</text:p>
          </table:table-cell>
          <table:table-cell office:value-type="float" office:value="0.05" calcext:value-type="float">
            <text:p>0.05</text:p>
          </table:table-cell>
          <table:table-cell office:value-type="float" office:value="0.328887086199733" calcext:value-type="float">
            <text:p>0.3288870861997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47.6856846246757" calcext:value-type="float">
            <text:p>-47.6856846246757</text:p>
          </table:table-cell>
          <table:table-cell office:value-type="float" office:value="0.05" calcext:value-type="float">
            <text:p>0.05</text:p>
          </table:table-cell>
          <table:table-cell office:value-type="float" office:value="0.371454041839121" calcext:value-type="float">
            <text:p>0.3714540418391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57.8518886987791" calcext:value-type="float">
            <text:p>-57.8518886987791</text:p>
          </table:table-cell>
          <table:table-cell office:value-type="float" office:value="0.05" calcext:value-type="float">
            <text:p>0.05</text:p>
          </table:table-cell>
          <table:table-cell office:value-type="float" office:value="0.434561827933524" calcext:value-type="float">
            <text:p>0.4345618279335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81.5321439932783" calcext:value-type="float">
            <text:p>-81.5321439932783</text:p>
          </table:table-cell>
          <table:table-cell office:value-type="float" office:value="0.05" calcext:value-type="float">
            <text:p>0.05</text:p>
          </table:table-cell>
          <table:table-cell office:value-type="float" office:value="0.603843967271135" calcext:value-type="float">
            <text:p>0.603843967271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28.573279846025" calcext:value-type="float">
            <text:p>-128.573279846025</text:p>
          </table:table-cell>
          <table:table-cell office:value-type="float" office:value="0.05" calcext:value-type="float">
            <text:p>0.05</text:p>
          </table:table-cell>
          <table:table-cell office:value-type="float" office:value="0.949384450660784" calcext:value-type="float">
            <text:p>0.9493844506607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06.821885571486" calcext:value-type="float">
            <text:p>-206.821885571486</text:p>
          </table:table-cell>
          <table:table-cell office:value-type="float" office:value="0.05" calcext:value-type="float">
            <text:p>0.05</text:p>
          </table:table-cell>
          <table:table-cell office:value-type="float" office:value="1.52642476702965" calcext:value-type="float">
            <text:p>1.52642476702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12.220782131189" calcext:value-type="float">
            <text:p>-312.220782131189</text:p>
          </table:table-cell>
          <table:table-cell office:value-type="float" office:value="0.05" calcext:value-type="float">
            <text:p>0.05</text:p>
          </table:table-cell>
          <table:table-cell office:value-type="float" office:value="2.29930161671667" calcext:value-type="float">
            <text:p>2.299301616716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435.166997001952" calcext:value-type="float">
            <text:p>-435.166997001952</text:p>
          </table:table-cell>
          <table:table-cell office:value-type="float" office:value="0.05" calcext:value-type="float">
            <text:p>0.05</text:p>
          </table:table-cell>
          <table:table-cell office:value-type="float" office:value="3.2053619058197" calcext:value-type="float">
            <text:p>3.20536190581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567.474524336881" calcext:value-type="float">
            <text:p>-567.474524336881</text:p>
          </table:table-cell>
          <table:table-cell office:value-type="float" office:value="0.05" calcext:value-type="float">
            <text:p>0.05</text:p>
          </table:table-cell>
          <table:table-cell office:value-type="float" office:value="4.18692896811688" calcext:value-type="float">
            <text:p>4.186928968116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701.400130735314" calcext:value-type="float">
            <text:p>-701.400130735314</text:p>
          </table:table-cell>
          <table:table-cell office:value-type="float" office:value="0.05" calcext:value-type="float">
            <text:p>0.05</text:p>
          </table:table-cell>
          <table:table-cell office:value-type="float" office:value="5.16742693424466" calcext:value-type="float">
            <text:p>5.167426934244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835.756907593683" calcext:value-type="float">
            <text:p>-835.756907593683</text:p>
          </table:table-cell>
          <table:table-cell office:value-type="float" office:value="0.05" calcext:value-type="float">
            <text:p>0.05</text:p>
          </table:table-cell>
          <table:table-cell office:value-type="float" office:value="6.15749065037992" calcext:value-type="float">
            <text:p>6.15749065037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67.765374677557" calcext:value-type="float">
            <text:p>-967.765374677557</text:p>
          </table:table-cell>
          <table:table-cell office:value-type="float" office:value="0.05" calcext:value-type="float">
            <text:p>0.05</text:p>
          </table:table-cell>
          <table:table-cell office:value-type="float" office:value="7.13098670687478" calcext:value-type="float">
            <text:p>7.13098670687478</text:p>
          </table:table-cell>
        </table:table-row>
      </table:table>
      <table:table table:name="Diode D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4032814579106" calcext:value-type="float">
            <text:p>-4.4032814579106</text:p>
          </table:table-cell>
          <table:table-cell office:value-type="float" office:value="0.05" calcext:value-type="float">
            <text:p>0.05</text:p>
          </table:table-cell>
          <table:table-cell office:value-type="float" office:value="0.185918449644991" calcext:value-type="float">
            <text:p>0.1859184496449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2.1962933991504" calcext:value-type="float">
            <text:p>-62.1962933991504</text:p>
          </table:table-cell>
          <table:table-cell office:value-type="float" office:value="0.05" calcext:value-type="float">
            <text:p>0.05</text:p>
          </table:table-cell>
          <table:table-cell office:value-type="float" office:value="0.480450666420647" calcext:value-type="float">
            <text:p>0.4804506664206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5.4828089788298" calcext:value-type="float">
            <text:p>-85.4828089788298</text:p>
          </table:table-cell>
          <table:table-cell office:value-type="float" office:value="0.05" calcext:value-type="float">
            <text:p>0.05</text:p>
          </table:table-cell>
          <table:table-cell office:value-type="float" office:value="0.66793830940698" calcext:value-type="float">
            <text:p>0.667938309406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04.220472707142" calcext:value-type="float">
            <text:p>-104.220472707142</text:p>
          </table:table-cell>
          <table:table-cell office:value-type="float" office:value="0.05" calcext:value-type="float">
            <text:p>0.05</text:p>
          </table:table-cell>
          <table:table-cell office:value-type="float" office:value="0.804415688826536" calcext:value-type="float">
            <text:p>0.8044156888265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0.570184799308" calcext:value-type="float">
            <text:p>-120.570184799308</text:p>
          </table:table-cell>
          <table:table-cell office:value-type="float" office:value="0.05" calcext:value-type="float">
            <text:p>0.05</text:p>
          </table:table-cell>
          <table:table-cell office:value-type="float" office:value="0.935488820906193" calcext:value-type="float">
            <text:p>0.9354888209061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35.094025852018" calcext:value-type="float">
            <text:p>-135.094025852018</text:p>
          </table:table-cell>
          <table:table-cell office:value-type="float" office:value="0.05" calcext:value-type="float">
            <text:p>0.05</text:p>
          </table:table-cell>
          <table:table-cell office:value-type="float" office:value="1.03976307568646" calcext:value-type="float">
            <text:p>1.039763075686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48.374342678217" calcext:value-type="float">
            <text:p>-148.374342678217</text:p>
          </table:table-cell>
          <table:table-cell office:value-type="float" office:value="0.05" calcext:value-type="float">
            <text:p>0.05</text:p>
          </table:table-cell>
          <table:table-cell office:value-type="float" office:value="1.13745584846494" calcext:value-type="float">
            <text:p>1.137455848464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60.422639810497" calcext:value-type="float">
            <text:p>-160.422639810497</text:p>
          </table:table-cell>
          <table:table-cell office:value-type="float" office:value="0.05" calcext:value-type="float">
            <text:p>0.05</text:p>
          </table:table-cell>
          <table:table-cell office:value-type="float" office:value="1.22779997344704" calcext:value-type="float">
            <text:p>1.227799973447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71.76882724404" calcext:value-type="float">
            <text:p>-171.76882724404</text:p>
          </table:table-cell>
          <table:table-cell office:value-type="float" office:value="0.05" calcext:value-type="float">
            <text:p>0.05</text:p>
          </table:table-cell>
          <table:table-cell office:value-type="float" office:value="1.31706218043986" calcext:value-type="float">
            <text:p>1.317062180439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82.321166853852" calcext:value-type="float">
            <text:p>-182.321166853852</text:p>
          </table:table-cell>
          <table:table-cell office:value-type="float" office:value="0.05" calcext:value-type="float">
            <text:p>0.05</text:p>
          </table:table-cell>
          <table:table-cell office:value-type="float" office:value="1.39620369271311" calcext:value-type="float">
            <text:p>1.396203692713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92.139303327968" calcext:value-type="float">
            <text:p>-192.139303327968</text:p>
          </table:table-cell>
          <table:table-cell office:value-type="float" office:value="0.05" calcext:value-type="float">
            <text:p>0.05</text:p>
          </table:table-cell>
          <table:table-cell office:value-type="float" office:value="1.47194489940709" calcext:value-type="float">
            <text:p>1.471944899407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01.148720265488" calcext:value-type="float">
            <text:p>-201.148720265488</text:p>
          </table:table-cell>
          <table:table-cell office:value-type="float" office:value="0.05" calcext:value-type="float">
            <text:p>0.05</text:p>
          </table:table-cell>
          <table:table-cell office:value-type="float" office:value="1.54173823240992" calcext:value-type="float">
            <text:p>1.54173823240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09.515654654906" calcext:value-type="float">
            <text:p>-209.515654654906</text:p>
          </table:table-cell>
          <table:table-cell office:value-type="float" office:value="0.05" calcext:value-type="float">
            <text:p>0.05</text:p>
          </table:table-cell>
          <table:table-cell office:value-type="float" office:value="1.60280565043262" calcext:value-type="float">
            <text:p>1.602805650432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16.716878249393" calcext:value-type="float">
            <text:p>-216.716878249393</text:p>
          </table:table-cell>
          <table:table-cell office:value-type="float" office:value="0.05" calcext:value-type="float">
            <text:p>0.05</text:p>
          </table:table-cell>
          <table:table-cell office:value-type="float" office:value="1.65790579928647" calcext:value-type="float">
            <text:p>1.657905799286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23.214887289116" calcext:value-type="float">
            <text:p>-223.214887289116</text:p>
          </table:table-cell>
          <table:table-cell office:value-type="float" office:value="0.05" calcext:value-type="float">
            <text:p>0.05</text:p>
          </table:table-cell>
          <table:table-cell office:value-type="float" office:value="1.70772043049781" calcext:value-type="float">
            <text:p>1.707720430497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28.936200079615" calcext:value-type="float">
            <text:p>-228.936200079615</text:p>
          </table:table-cell>
          <table:table-cell office:value-type="float" office:value="0.05" calcext:value-type="float">
            <text:p>0.05</text:p>
          </table:table-cell>
          <table:table-cell office:value-type="float" office:value="1.75146866373512" calcext:value-type="float">
            <text:p>1.751468663735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33.811035317249" calcext:value-type="float">
            <text:p>-233.811035317249</text:p>
          </table:table-cell>
          <table:table-cell office:value-type="float" office:value="0.05" calcext:value-type="float">
            <text:p>0.05</text:p>
          </table:table-cell>
          <table:table-cell office:value-type="float" office:value="1.78810886940594" calcext:value-type="float">
            <text:p>1.788108869405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37.765437797831" calcext:value-type="float">
            <text:p>-237.765437797831</text:p>
          </table:table-cell>
          <table:table-cell office:value-type="float" office:value="0.05" calcext:value-type="float">
            <text:p>0.05</text:p>
          </table:table-cell>
          <table:table-cell office:value-type="float" office:value="1.82041905678641" calcext:value-type="float">
            <text:p>1.820419056786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41.109714228231" calcext:value-type="float">
            <text:p>-241.109714228231</text:p>
          </table:table-cell>
          <table:table-cell office:value-type="float" office:value="0.05" calcext:value-type="float">
            <text:p>0.05</text:p>
          </table:table-cell>
          <table:table-cell office:value-type="float" office:value="1.84445361442167" calcext:value-type="float">
            <text:p>1.844453614421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43.879114776912" calcext:value-type="float">
            <text:p>-243.879114776912</text:p>
          </table:table-cell>
          <table:table-cell office:value-type="float" office:value="0.05" calcext:value-type="float">
            <text:p>0.05</text:p>
          </table:table-cell>
          <table:table-cell office:value-type="float" office:value="1.86562821657052" calcext:value-type="float">
            <text:p>1.865628216570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46.350870619536" calcext:value-type="float">
            <text:p>-246.350870619536</text:p>
          </table:table-cell>
          <table:table-cell office:value-type="float" office:value="0.05" calcext:value-type="float">
            <text:p>0.05</text:p>
          </table:table-cell>
          <table:table-cell office:value-type="float" office:value="1.8839734460479" calcext:value-type="float">
            <text:p>1.88397344604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48.498868571604" calcext:value-type="float">
            <text:p>-248.498868571604</text:p>
          </table:table-cell>
          <table:table-cell office:value-type="float" office:value="0.05" calcext:value-type="float">
            <text:p>0.05</text:p>
          </table:table-cell>
          <table:table-cell office:value-type="float" office:value="1.90036006065018" calcext:value-type="float">
            <text:p>1.900360060650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50.519001360353" calcext:value-type="float">
            <text:p>-250.519001360353</text:p>
          </table:table-cell>
          <table:table-cell office:value-type="float" office:value="0.05" calcext:value-type="float">
            <text:p>0.05</text:p>
          </table:table-cell>
          <table:table-cell office:value-type="float" office:value="1.91568000873098" calcext:value-type="float">
            <text:p>1.915680008730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52.416933565094" calcext:value-type="float">
            <text:p>-252.416933565094</text:p>
          </table:table-cell>
          <table:table-cell office:value-type="float" office:value="0.05" calcext:value-type="float">
            <text:p>0.05</text:p>
          </table:table-cell>
          <table:table-cell office:value-type="float" office:value="1.93014672817904" calcext:value-type="float">
            <text:p>1.930146728179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54.291032446977" calcext:value-type="float">
            <text:p>-254.291032446977</text:p>
          </table:table-cell>
          <table:table-cell office:value-type="float" office:value="0.05" calcext:value-type="float">
            <text:p>0.05</text:p>
          </table:table-cell>
          <table:table-cell office:value-type="float" office:value="1.94518999438665" calcext:value-type="float">
            <text:p>1.945189994386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56.107433291921" calcext:value-type="float">
            <text:p>-256.107433291921</text:p>
          </table:table-cell>
          <table:table-cell office:value-type="float" office:value="0.05" calcext:value-type="float">
            <text:p>0.05</text:p>
          </table:table-cell>
          <table:table-cell office:value-type="float" office:value="1.95909790848171" calcext:value-type="float">
            <text:p>1.959097908481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57.941213697535" calcext:value-type="float">
            <text:p>-257.941213697535</text:p>
          </table:table-cell>
          <table:table-cell office:value-type="float" office:value="0.05" calcext:value-type="float">
            <text:p>0.05</text:p>
          </table:table-cell>
          <table:table-cell office:value-type="float" office:value="1.97594696393788" calcext:value-type="float">
            <text:p>1.975946963937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59.741988721534" calcext:value-type="float">
            <text:p>-259.741988721534</text:p>
          </table:table-cell>
          <table:table-cell office:value-type="float" office:value="0.05" calcext:value-type="float">
            <text:p>0.05</text:p>
          </table:table-cell>
          <table:table-cell office:value-type="float" office:value="1.9882305730929" calcext:value-type="float">
            <text:p>1.98823057309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61.506250884466" calcext:value-type="float">
            <text:p>-261.506250884466</text:p>
          </table:table-cell>
          <table:table-cell office:value-type="float" office:value="0.05" calcext:value-type="float">
            <text:p>0.05</text:p>
          </table:table-cell>
          <table:table-cell office:value-type="float" office:value="1.99974175385665" calcext:value-type="float">
            <text:p>1.999741753856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63.313742731609" calcext:value-type="float">
            <text:p>-263.313742731609</text:p>
          </table:table-cell>
          <table:table-cell office:value-type="float" office:value="0.05" calcext:value-type="float">
            <text:p>0.05</text:p>
          </table:table-cell>
          <table:table-cell office:value-type="float" office:value="2.0136451252083" calcext:value-type="float">
            <text:p>2.01364512520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65.275475987529" calcext:value-type="float">
            <text:p>-265.275475987529</text:p>
          </table:table-cell>
          <table:table-cell office:value-type="float" office:value="0.05" calcext:value-type="float">
            <text:p>0.05</text:p>
          </table:table-cell>
          <table:table-cell office:value-type="float" office:value="2.02820250164737" calcext:value-type="float">
            <text:p>2.028202501647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67.644918654621" calcext:value-type="float">
            <text:p>-267.644918654621</text:p>
          </table:table-cell>
          <table:table-cell office:value-type="float" office:value="0.05" calcext:value-type="float">
            <text:p>0.05</text:p>
          </table:table-cell>
          <table:table-cell office:value-type="float" office:value="2.04642891171488" calcext:value-type="float">
            <text:p>2.046428911714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70.708491504704" calcext:value-type="float">
            <text:p>-270.708491504704</text:p>
          </table:table-cell>
          <table:table-cell office:value-type="float" office:value="0.05" calcext:value-type="float">
            <text:p>0.05</text:p>
          </table:table-cell>
          <table:table-cell office:value-type="float" office:value="2.07039965668852" calcext:value-type="float">
            <text:p>2.070399656688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75.097646063011" calcext:value-type="float">
            <text:p>-275.097646063011</text:p>
          </table:table-cell>
          <table:table-cell office:value-type="float" office:value="0.05" calcext:value-type="float">
            <text:p>0.05</text:p>
          </table:table-cell>
          <table:table-cell office:value-type="float" office:value="2.10545609036512" calcext:value-type="float">
            <text:p>2.105456090365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82.123741208601" calcext:value-type="float">
            <text:p>-282.123741208601</text:p>
          </table:table-cell>
          <table:table-cell office:value-type="float" office:value="0.05" calcext:value-type="float">
            <text:p>0.05</text:p>
          </table:table-cell>
          <table:table-cell office:value-type="float" office:value="2.16029920724277" calcext:value-type="float">
            <text:p>2.160299207242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93.882162701805" calcext:value-type="float">
            <text:p>-293.882162701805</text:p>
          </table:table-cell>
          <table:table-cell office:value-type="float" office:value="0.05" calcext:value-type="float">
            <text:p>0.05</text:p>
          </table:table-cell>
          <table:table-cell office:value-type="float" office:value="2.24787708315803" calcext:value-type="float">
            <text:p>2.247877083158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13.561507497671" calcext:value-type="float">
            <text:p>-313.561507497671</text:p>
          </table:table-cell>
          <table:table-cell office:value-type="float" office:value="0.05" calcext:value-type="float">
            <text:p>0.05</text:p>
          </table:table-cell>
          <table:table-cell office:value-type="float" office:value="2.39796173248002" calcext:value-type="float">
            <text:p>2.39796173248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44.220385362861" calcext:value-type="float">
            <text:p>-344.220385362861</text:p>
          </table:table-cell>
          <table:table-cell office:value-type="float" office:value="0.05" calcext:value-type="float">
            <text:p>0.05</text:p>
          </table:table-cell>
          <table:table-cell office:value-type="float" office:value="2.63254926612422" calcext:value-type="float">
            <text:p>2.632549266124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87.767373702243" calcext:value-type="float">
            <text:p>-387.767373702243</text:p>
          </table:table-cell>
          <table:table-cell office:value-type="float" office:value="0.05" calcext:value-type="float">
            <text:p>0.05</text:p>
          </table:table-cell>
          <table:table-cell office:value-type="float" office:value="2.96622679267963" calcext:value-type="float">
            <text:p>2.966226792679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43.375601773074" calcext:value-type="float">
            <text:p>-443.375601773074</text:p>
          </table:table-cell>
          <table:table-cell office:value-type="float" office:value="0.05" calcext:value-type="float">
            <text:p>0.05</text:p>
          </table:table-cell>
          <table:table-cell office:value-type="float" office:value="3.39224593105524" calcext:value-type="float">
            <text:p>3.392245931055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507.477314091848" calcext:value-type="float">
            <text:p>-507.477314091848</text:p>
          </table:table-cell>
          <table:table-cell office:value-type="float" office:value="0.05" calcext:value-type="float">
            <text:p>0.05</text:p>
          </table:table-cell>
          <table:table-cell office:value-type="float" office:value="3.88360243379869" calcext:value-type="float">
            <text:p>3.883602433798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77.107743504568" calcext:value-type="float">
            <text:p>-577.107743504568</text:p>
          </table:table-cell>
          <table:table-cell office:value-type="float" office:value="0.05" calcext:value-type="float">
            <text:p>0.05</text:p>
          </table:table-cell>
          <table:table-cell office:value-type="float" office:value="4.41381850276017" calcext:value-type="float">
            <text:p>4.413818502760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49.570725633451" calcext:value-type="float">
            <text:p>-649.570725633451</text:p>
          </table:table-cell>
          <table:table-cell office:value-type="float" office:value="0.05" calcext:value-type="float">
            <text:p>0.05</text:p>
          </table:table-cell>
          <table:table-cell office:value-type="float" office:value="4.97057874915663" calcext:value-type="float">
            <text:p>4.97057874915663</text:p>
          </table:table-cell>
        </table:table-row>
      </table:table>
      <table:table table:name="Diode D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9.074259633613" calcext:value-type="float">
            <text:p>-109.074259633613</text:p>
          </table:table-cell>
          <table:table-cell office:value-type="float" office:value="0.05" calcext:value-type="float">
            <text:p>0.05</text:p>
          </table:table-cell>
          <table:table-cell office:value-type="float" office:value="1.02299709536937" calcext:value-type="float">
            <text:p>1.022997095369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14.141132334648" calcext:value-type="float">
            <text:p>-414.141132334648</text:p>
          </table:table-cell>
          <table:table-cell office:value-type="float" office:value="0.05" calcext:value-type="float">
            <text:p>0.05</text:p>
          </table:table-cell>
          <table:table-cell office:value-type="float" office:value="3.3484106944312" calcext:value-type="float">
            <text:p>3.34841069443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56.621930424285" calcext:value-type="float">
            <text:p>-556.621930424285</text:p>
          </table:table-cell>
          <table:table-cell office:value-type="float" office:value="0.05" calcext:value-type="float">
            <text:p>0.05</text:p>
          </table:table-cell>
          <table:table-cell office:value-type="float" office:value="4.4428855514691" calcext:value-type="float">
            <text:p>4.44288555146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670.309103465631" calcext:value-type="float">
            <text:p>-670.309103465631</text:p>
          </table:table-cell>
          <table:table-cell office:value-type="float" office:value="0.05" calcext:value-type="float">
            <text:p>0.05</text:p>
          </table:table-cell>
          <table:table-cell office:value-type="float" office:value="5.33835408108547" calcext:value-type="float">
            <text:p>5.338354081085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763.834484495448" calcext:value-type="float">
            <text:p>-763.834484495448</text:p>
          </table:table-cell>
          <table:table-cell office:value-type="float" office:value="0.05" calcext:value-type="float">
            <text:p>0.05</text:p>
          </table:table-cell>
          <table:table-cell office:value-type="float" office:value="6.07385879811088" calcext:value-type="float">
            <text:p>6.073858798110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841.634176250398" calcext:value-type="float">
            <text:p>-841.634176250398</text:p>
          </table:table-cell>
          <table:table-cell office:value-type="float" office:value="0.05" calcext:value-type="float">
            <text:p>0.05</text:p>
          </table:table-cell>
          <table:table-cell office:value-type="float" office:value="6.68736892668967" calcext:value-type="float">
            <text:p>6.687368926689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906.943926606226" calcext:value-type="float">
            <text:p>-906.943926606226</text:p>
          </table:table-cell>
          <table:table-cell office:value-type="float" office:value="0.05" calcext:value-type="float">
            <text:p>0.05</text:p>
          </table:table-cell>
          <table:table-cell office:value-type="float" office:value="7.20502145822354" calcext:value-type="float">
            <text:p>7.205021458223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960.148592972687" calcext:value-type="float">
            <text:p>-960.148592972687</text:p>
          </table:table-cell>
          <table:table-cell office:value-type="float" office:value="0.05" calcext:value-type="float">
            <text:p>0.05</text:p>
          </table:table-cell>
          <table:table-cell office:value-type="float" office:value="7.62509876094733" calcext:value-type="float">
            <text:p>7.625098760947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002.21649344567" calcext:value-type="float">
            <text:p>-1002.21649344567</text:p>
          </table:table-cell>
          <table:table-cell office:value-type="float" office:value="0.05" calcext:value-type="float">
            <text:p>0.05</text:p>
          </table:table-cell>
          <table:table-cell office:value-type="float" office:value="7.95895984571962" calcext:value-type="float">
            <text:p>7.958959845719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034.14629232395" calcext:value-type="float">
            <text:p>-1034.14629232395</text:p>
          </table:table-cell>
          <table:table-cell office:value-type="float" office:value="0.05" calcext:value-type="float">
            <text:p>0.05</text:p>
          </table:table-cell>
          <table:table-cell office:value-type="float" office:value="8.20927288830671" calcext:value-type="float">
            <text:p>8.20927288830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058.25000342575" calcext:value-type="float">
            <text:p>-1058.25000342575</text:p>
          </table:table-cell>
          <table:table-cell office:value-type="float" office:value="0.05" calcext:value-type="float">
            <text:p>0.05</text:p>
          </table:table-cell>
          <table:table-cell office:value-type="float" office:value="8.39932814476167" calcext:value-type="float">
            <text:p>8.399328144761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077.00308510911" calcext:value-type="float">
            <text:p>-1077.00308510911</text:p>
          </table:table-cell>
          <table:table-cell office:value-type="float" office:value="0.05" calcext:value-type="float">
            <text:p>0.05</text:p>
          </table:table-cell>
          <table:table-cell office:value-type="float" office:value="8.54869502311881" calcext:value-type="float">
            <text:p>8.548695023118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092.60295840933" calcext:value-type="float">
            <text:p>-1092.60295840933</text:p>
          </table:table-cell>
          <table:table-cell office:value-type="float" office:value="0.05" calcext:value-type="float">
            <text:p>0.05</text:p>
          </table:table-cell>
          <table:table-cell office:value-type="float" office:value="8.67235186447106" calcext:value-type="float">
            <text:p>8.672351864471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1106.20662906326" calcext:value-type="float">
            <text:p>-1106.20662906326</text:p>
          </table:table-cell>
          <table:table-cell office:value-type="float" office:value="0.05" calcext:value-type="float">
            <text:p>0.05</text:p>
          </table:table-cell>
          <table:table-cell office:value-type="float" office:value="8.77989836714048" calcext:value-type="float">
            <text:p>8.779898367140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1118.57193492052" calcext:value-type="float">
            <text:p>-1118.57193492052</text:p>
          </table:table-cell>
          <table:table-cell office:value-type="float" office:value="0.05" calcext:value-type="float">
            <text:p>0.05</text:p>
          </table:table-cell>
          <table:table-cell office:value-type="float" office:value="8.87753034132421" calcext:value-type="float">
            <text:p>8.877530341324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1130.11329869206" calcext:value-type="float">
            <text:p>-1130.11329869206</text:p>
          </table:table-cell>
          <table:table-cell office:value-type="float" office:value="0.05" calcext:value-type="float">
            <text:p>0.05</text:p>
          </table:table-cell>
          <table:table-cell office:value-type="float" office:value="8.9688771900544" calcext:value-type="float">
            <text:p>8.96887719005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140.83435247877" calcext:value-type="float">
            <text:p>-1140.83435247877</text:p>
          </table:table-cell>
          <table:table-cell office:value-type="float" office:value="0.05" calcext:value-type="float">
            <text:p>0.05</text:p>
          </table:table-cell>
          <table:table-cell office:value-type="float" office:value="9.05455505633558" calcext:value-type="float">
            <text:p>9.054555056335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151.44971212973" calcext:value-type="float">
            <text:p>-1151.44971212973</text:p>
          </table:table-cell>
          <table:table-cell office:value-type="float" office:value="0.05" calcext:value-type="float">
            <text:p>0.05</text:p>
          </table:table-cell>
          <table:table-cell office:value-type="float" office:value="9.13836768239244" calcext:value-type="float">
            <text:p>9.138367682392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161.97753814937" calcext:value-type="float">
            <text:p>-1161.97753814937</text:p>
          </table:table-cell>
          <table:table-cell office:value-type="float" office:value="0.05" calcext:value-type="float">
            <text:p>0.05</text:p>
          </table:table-cell>
          <table:table-cell office:value-type="float" office:value="9.22248254535058" calcext:value-type="float">
            <text:p>9.222482545350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172.33447382238" calcext:value-type="float">
            <text:p>-1172.33447382238</text:p>
          </table:table-cell>
          <table:table-cell office:value-type="float" office:value="0.05" calcext:value-type="float">
            <text:p>0.05</text:p>
          </table:table-cell>
          <table:table-cell office:value-type="float" office:value="9.30383500754711" calcext:value-type="float">
            <text:p>9.303835007547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183.03264537352" calcext:value-type="float">
            <text:p>-1183.03264537352</text:p>
          </table:table-cell>
          <table:table-cell office:value-type="float" office:value="0.05" calcext:value-type="float">
            <text:p>0.05</text:p>
          </table:table-cell>
          <table:table-cell office:value-type="float" office:value="9.38877487022972" calcext:value-type="float">
            <text:p>9.388774870229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194.43435486604" calcext:value-type="float">
            <text:p>-1194.43435486604</text:p>
          </table:table-cell>
          <table:table-cell office:value-type="float" office:value="0.05" calcext:value-type="float">
            <text:p>0.05</text:p>
          </table:table-cell>
          <table:table-cell office:value-type="float" office:value="9.48000845308401" calcext:value-type="float">
            <text:p>9.480008453084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206.38741727287" calcext:value-type="float">
            <text:p>-1206.38741727287</text:p>
          </table:table-cell>
          <table:table-cell office:value-type="float" office:value="0.05" calcext:value-type="float">
            <text:p>0.05</text:p>
          </table:table-cell>
          <table:table-cell office:value-type="float" office:value="9.5745109253824" calcext:value-type="float">
            <text:p>9.57451092538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219.81692868938" calcext:value-type="float">
            <text:p>-1219.81692868938</text:p>
          </table:table-cell>
          <table:table-cell office:value-type="float" office:value="0.05" calcext:value-type="float">
            <text:p>0.05</text:p>
          </table:table-cell>
          <table:table-cell office:value-type="float" office:value="9.68045998360822" calcext:value-type="float">
            <text:p>9.680459983608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234.83312337741" calcext:value-type="float">
            <text:p>-1234.83312337741</text:p>
          </table:table-cell>
          <table:table-cell office:value-type="float" office:value="0.05" calcext:value-type="float">
            <text:p>0.05</text:p>
          </table:table-cell>
          <table:table-cell office:value-type="float" office:value="9.80015201183464" calcext:value-type="float">
            <text:p>9.800152011834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252.44608859303" calcext:value-type="float">
            <text:p>-1252.44608859303</text:p>
          </table:table-cell>
          <table:table-cell office:value-type="float" office:value="0.05" calcext:value-type="float">
            <text:p>0.05</text:p>
          </table:table-cell>
          <table:table-cell office:value-type="float" office:value="9.94023799970628" calcext:value-type="float">
            <text:p>9.940237999706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273.80520266123" calcext:value-type="float">
            <text:p>-1273.80520266123</text:p>
          </table:table-cell>
          <table:table-cell office:value-type="float" office:value="0.05" calcext:value-type="float">
            <text:p>0.05</text:p>
          </table:table-cell>
          <table:table-cell office:value-type="float" office:value="10.1099983322236" calcext:value-type="float">
            <text:p>10.10999833222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300.46663920611" calcext:value-type="float">
            <text:p>-1300.46663920611</text:p>
          </table:table-cell>
          <table:table-cell office:value-type="float" office:value="0.05" calcext:value-type="float">
            <text:p>0.05</text:p>
          </table:table-cell>
          <table:table-cell office:value-type="float" office:value="10.320709262001" calcext:value-type="float">
            <text:p>10.320709262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333.9522484984" calcext:value-type="float">
            <text:p>-1333.9522484984</text:p>
          </table:table-cell>
          <table:table-cell office:value-type="float" office:value="0.05" calcext:value-type="float">
            <text:p>0.05</text:p>
          </table:table-cell>
          <table:table-cell office:value-type="float" office:value="10.5884423515203" calcext:value-type="float">
            <text:p>10.58844235152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375.99127376934" calcext:value-type="float">
            <text:p>-1375.99127376934</text:p>
          </table:table-cell>
          <table:table-cell office:value-type="float" office:value="0.05" calcext:value-type="float">
            <text:p>0.05</text:p>
          </table:table-cell>
          <table:table-cell office:value-type="float" office:value="10.9205604116821" calcext:value-type="float">
            <text:p>10.92056041168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429.17975912636" calcext:value-type="float">
            <text:p>-1429.17975912636</text:p>
          </table:table-cell>
          <table:table-cell office:value-type="float" office:value="0.05" calcext:value-type="float">
            <text:p>0.05</text:p>
          </table:table-cell>
          <table:table-cell office:value-type="float" office:value="11.3449127010385" calcext:value-type="float">
            <text:p>11.34491270103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495.20663148089" calcext:value-type="float">
            <text:p>-1495.20663148089</text:p>
          </table:table-cell>
          <table:table-cell office:value-type="float" office:value="0.05" calcext:value-type="float">
            <text:p>0.05</text:p>
          </table:table-cell>
          <table:table-cell office:value-type="float" office:value="11.8762073469865" calcext:value-type="float">
            <text:p>11.87620734698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576.35412142388" calcext:value-type="float">
            <text:p>-1576.35412142388</text:p>
          </table:table-cell>
          <table:table-cell office:value-type="float" office:value="0.05" calcext:value-type="float">
            <text:p>0.05</text:p>
          </table:table-cell>
          <table:table-cell office:value-type="float" office:value="12.516646267482" calcext:value-type="float">
            <text:p>12.5166462674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673.24549746717" calcext:value-type="float">
            <text:p>-1673.24549746717</text:p>
          </table:table-cell>
          <table:table-cell office:value-type="float" office:value="0.05" calcext:value-type="float">
            <text:p>0.05</text:p>
          </table:table-cell>
          <table:table-cell office:value-type="float" office:value="13.289019836828" calcext:value-type="float">
            <text:p>13.2890198368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788.00299615775" calcext:value-type="float">
            <text:p>-1788.00299615775</text:p>
          </table:table-cell>
          <table:table-cell office:value-type="float" office:value="0.05" calcext:value-type="float">
            <text:p>0.05</text:p>
          </table:table-cell>
          <table:table-cell office:value-type="float" office:value="14.2074322520146" calcext:value-type="float">
            <text:p>14.20743225201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920.0522007407" calcext:value-type="float">
            <text:p>-1920.0522007407</text:p>
          </table:table-cell>
          <table:table-cell office:value-type="float" office:value="0.05" calcext:value-type="float">
            <text:p>0.05</text:p>
          </table:table-cell>
          <table:table-cell office:value-type="float" office:value="15.2550101934294" calcext:value-type="float">
            <text:p>15.25501019342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070.59933191984" calcext:value-type="float">
            <text:p>-2070.59933191984</text:p>
          </table:table-cell>
          <table:table-cell office:value-type="float" office:value="0.05" calcext:value-type="float">
            <text:p>0.05</text:p>
          </table:table-cell>
          <table:table-cell office:value-type="float" office:value="16.4407111754459" calcext:value-type="float">
            <text:p>16.4407111754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237.95637080897" calcext:value-type="float">
            <text:p>-2237.95637080897</text:p>
          </table:table-cell>
          <table:table-cell office:value-type="float" office:value="0.05" calcext:value-type="float">
            <text:p>0.05</text:p>
          </table:table-cell>
          <table:table-cell office:value-type="float" office:value="17.7719987788467" calcext:value-type="float">
            <text:p>17.77199877884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421.04839715123" calcext:value-type="float">
            <text:p>-2421.04839715123</text:p>
          </table:table-cell>
          <table:table-cell office:value-type="float" office:value="0.05" calcext:value-type="float">
            <text:p>0.05</text:p>
          </table:table-cell>
          <table:table-cell office:value-type="float" office:value="19.2452835221108" calcext:value-type="float">
            <text:p>19.24528352211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620.89675771544" calcext:value-type="float">
            <text:p>-2620.89675771544</text:p>
          </table:table-cell>
          <table:table-cell office:value-type="float" office:value="0.05" calcext:value-type="float">
            <text:p>0.05</text:p>
          </table:table-cell>
          <table:table-cell office:value-type="float" office:value="20.8205236798376" calcext:value-type="float">
            <text:p>20.82052367983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834.85564861205" calcext:value-type="float">
            <text:p>-2834.85564861205</text:p>
          </table:table-cell>
          <table:table-cell office:value-type="float" office:value="0.05" calcext:value-type="float">
            <text:p>0.05</text:p>
          </table:table-cell>
          <table:table-cell office:value-type="float" office:value="22.5227999761407" calcext:value-type="float">
            <text:p>22.52279997614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063.52799858794" calcext:value-type="float">
            <text:p>-3063.52799858794</text:p>
          </table:table-cell>
          <table:table-cell office:value-type="float" office:value="0.05" calcext:value-type="float">
            <text:p>0.05</text:p>
          </table:table-cell>
          <table:table-cell office:value-type="float" office:value="24.333105710489" calcext:value-type="float">
            <text:p>24.3331057104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304.85313520612" calcext:value-type="float">
            <text:p>-3304.85313520612</text:p>
          </table:table-cell>
          <table:table-cell office:value-type="float" office:value="0.05" calcext:value-type="float">
            <text:p>0.05</text:p>
          </table:table-cell>
          <table:table-cell office:value-type="float" office:value="26.2458628596731" calcext:value-type="float">
            <text:p>26.2458628596731</text:p>
          </table:table-cell>
        </table:table-row>
      </table:table>
      <table:table table:name="Diode C1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6132000173433" calcext:value-type="float">
            <text:p>-2.16132000173433</text:p>
          </table:table-cell>
          <table:table-cell office:value-type="float" office:value="0.05" calcext:value-type="float">
            <text:p>0.05</text:p>
          </table:table-cell>
          <table:table-cell office:value-type="float" office:value="0.175192767788968" calcext:value-type="float">
            <text:p>0.1751927677889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6.4017592188192" calcext:value-type="float">
            <text:p>-16.4017592188192</text:p>
          </table:table-cell>
          <table:table-cell office:value-type="float" office:value="0.05" calcext:value-type="float">
            <text:p>0.05</text:p>
          </table:table-cell>
          <table:table-cell office:value-type="float" office:value="0.152436669102795" calcext:value-type="float">
            <text:p>0.152436669102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22.9389543927098" calcext:value-type="float">
            <text:p>-22.9389543927098</text:p>
          </table:table-cell>
          <table:table-cell office:value-type="float" office:value="0.05" calcext:value-type="float">
            <text:p>0.05</text:p>
          </table:table-cell>
          <table:table-cell office:value-type="float" office:value="0.201771469225302" calcext:value-type="float">
            <text:p>0.2017714692253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27.7813470915243" calcext:value-type="float">
            <text:p>-27.7813470915243</text:p>
          </table:table-cell>
          <table:table-cell office:value-type="float" office:value="0.05" calcext:value-type="float">
            <text:p>0.05</text:p>
          </table:table-cell>
          <table:table-cell office:value-type="float" office:value="0.216505893955261" calcext:value-type="float">
            <text:p>0.2165058939552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32.1730431126328" calcext:value-type="float">
            <text:p>-32.1730431126328</text:p>
          </table:table-cell>
          <table:table-cell office:value-type="float" office:value="0.05" calcext:value-type="float">
            <text:p>0.05</text:p>
          </table:table-cell>
          <table:table-cell office:value-type="float" office:value="0.256303540667927" calcext:value-type="float">
            <text:p>0.2563035406679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35.9427191948233" calcext:value-type="float">
            <text:p>-35.9427191948233</text:p>
          </table:table-cell>
          <table:table-cell office:value-type="float" office:value="0.05" calcext:value-type="float">
            <text:p>0.05</text:p>
          </table:table-cell>
          <table:table-cell office:value-type="float" office:value="0.307119032435628" calcext:value-type="float">
            <text:p>0.3071190324356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39.4746990839771" calcext:value-type="float">
            <text:p>-39.4746990839771</text:p>
          </table:table-cell>
          <table:table-cell office:value-type="float" office:value="0.05" calcext:value-type="float">
            <text:p>0.05</text:p>
          </table:table-cell>
          <table:table-cell office:value-type="float" office:value="0.294613395554808" calcext:value-type="float">
            <text:p>0.2946133955548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42.6326081264851" calcext:value-type="float">
            <text:p>-42.6326081264851</text:p>
          </table:table-cell>
          <table:table-cell office:value-type="float" office:value="0.05" calcext:value-type="float">
            <text:p>0.05</text:p>
          </table:table-cell>
          <table:table-cell office:value-type="float" office:value="0.329735858000765" calcext:value-type="float">
            <text:p>0.329735858000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5.6968680202119" calcext:value-type="float">
            <text:p>-45.6968680202119</text:p>
          </table:table-cell>
          <table:table-cell office:value-type="float" office:value="0.05" calcext:value-type="float">
            <text:p>0.05</text:p>
          </table:table-cell>
          <table:table-cell office:value-type="float" office:value="0.348563121114195" calcext:value-type="float">
            <text:p>0.3485631211141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48.4529010350516" calcext:value-type="float">
            <text:p>-48.4529010350516</text:p>
          </table:table-cell>
          <table:table-cell office:value-type="float" office:value="0.05" calcext:value-type="float">
            <text:p>0.05</text:p>
          </table:table-cell>
          <table:table-cell office:value-type="float" office:value="0.372656017887548" calcext:value-type="float">
            <text:p>0.3726560178875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51.1972084117973" calcext:value-type="float">
            <text:p>-51.1972084117973</text:p>
          </table:table-cell>
          <table:table-cell office:value-type="float" office:value="0.05" calcext:value-type="float">
            <text:p>0.05</text:p>
          </table:table-cell>
          <table:table-cell office:value-type="float" office:value="0.395913254224744" calcext:value-type="float">
            <text:p>0.3959132542247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53.7219860544153" calcext:value-type="float">
            <text:p>-53.7219860544153</text:p>
          </table:table-cell>
          <table:table-cell office:value-type="float" office:value="0.05" calcext:value-type="float">
            <text:p>0.05</text:p>
          </table:table-cell>
          <table:table-cell office:value-type="float" office:value="0.391214223350894" calcext:value-type="float">
            <text:p>0.3912142233508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56.1958609543959" calcext:value-type="float">
            <text:p>-56.1958609543959</text:p>
          </table:table-cell>
          <table:table-cell office:value-type="float" office:value="0.05" calcext:value-type="float">
            <text:p>0.05</text:p>
          </table:table-cell>
          <table:table-cell office:value-type="float" office:value="0.403331051170261" calcext:value-type="float">
            <text:p>0.4033310511702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58.4495228080055" calcext:value-type="float">
            <text:p>-58.4495228080055</text:p>
          </table:table-cell>
          <table:table-cell office:value-type="float" office:value="0.05" calcext:value-type="float">
            <text:p>0.05</text:p>
          </table:table-cell>
          <table:table-cell office:value-type="float" office:value="0.442424635312578" calcext:value-type="float">
            <text:p>0.4424246353125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60.5216358336571" calcext:value-type="float">
            <text:p>-60.5216358336571</text:p>
          </table:table-cell>
          <table:table-cell office:value-type="float" office:value="0.05" calcext:value-type="float">
            <text:p>0.05</text:p>
          </table:table-cell>
          <table:table-cell office:value-type="float" office:value="0.437532627465712" calcext:value-type="float">
            <text:p>0.4375326274657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62.5741144849218" calcext:value-type="float">
            <text:p>-62.5741144849218</text:p>
          </table:table-cell>
          <table:table-cell office:value-type="float" office:value="0.05" calcext:value-type="float">
            <text:p>0.05</text:p>
          </table:table-cell>
          <table:table-cell office:value-type="float" office:value="0.471108056154738" calcext:value-type="float">
            <text:p>0.4711080561547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64.3494207890127" calcext:value-type="float">
            <text:p>-64.3494207890127</text:p>
          </table:table-cell>
          <table:table-cell office:value-type="float" office:value="0.05" calcext:value-type="float">
            <text:p>0.05</text:p>
          </table:table-cell>
          <table:table-cell office:value-type="float" office:value="0.46635798622626" calcext:value-type="float">
            <text:p>0.466357986226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66.1529068900148" calcext:value-type="float">
            <text:p>-66.1529068900148</text:p>
          </table:table-cell>
          <table:table-cell office:value-type="float" office:value="0.05" calcext:value-type="float">
            <text:p>0.05</text:p>
          </table:table-cell>
          <table:table-cell office:value-type="float" office:value="0.480644782591417" calcext:value-type="float">
            <text:p>0.4806447825914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67.6511083742595" calcext:value-type="float">
            <text:p>-67.6511083742595</text:p>
          </table:table-cell>
          <table:table-cell office:value-type="float" office:value="0.05" calcext:value-type="float">
            <text:p>0.05</text:p>
          </table:table-cell>
          <table:table-cell office:value-type="float" office:value="0.48360500186338" calcext:value-type="float">
            <text:p>0.483605001863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68.9479514066662" calcext:value-type="float">
            <text:p>-68.9479514066662</text:p>
          </table:table-cell>
          <table:table-cell office:value-type="float" office:value="0.05" calcext:value-type="float">
            <text:p>0.05</text:p>
          </table:table-cell>
          <table:table-cell office:value-type="float" office:value="0.491916018423392" calcext:value-type="float">
            <text:p>0.4919160184233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69.9852981737866" calcext:value-type="float">
            <text:p>-69.9852981737866</text:p>
          </table:table-cell>
          <table:table-cell office:value-type="float" office:value="0.05" calcext:value-type="float">
            <text:p>0.05</text:p>
          </table:table-cell>
          <table:table-cell office:value-type="float" office:value="0.499422182066455" calcext:value-type="float">
            <text:p>0.4994221820664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71.0467280799458" calcext:value-type="float">
            <text:p>-71.0467280799458</text:p>
          </table:table-cell>
          <table:table-cell office:value-type="float" office:value="0.05" calcext:value-type="float">
            <text:p>0.05</text:p>
          </table:table-cell>
          <table:table-cell office:value-type="float" office:value="0.511096811689965" calcext:value-type="float">
            <text:p>0.511096811689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71.7944517469238" calcext:value-type="float">
            <text:p>-71.7944517469238</text:p>
          </table:table-cell>
          <table:table-cell office:value-type="float" office:value="0.05" calcext:value-type="float">
            <text:p>0.05</text:p>
          </table:table-cell>
          <table:table-cell office:value-type="float" office:value="0.512859800387528" calcext:value-type="float">
            <text:p>0.5128598003875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72.4374453522256" calcext:value-type="float">
            <text:p>-72.4374453522256</text:p>
          </table:table-cell>
          <table:table-cell office:value-type="float" office:value="0.05" calcext:value-type="float">
            <text:p>0.05</text:p>
          </table:table-cell>
          <table:table-cell office:value-type="float" office:value="0.517915234623944" calcext:value-type="float">
            <text:p>0.5179152346239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73.0917047666765" calcext:value-type="float">
            <text:p>-73.0917047666765</text:p>
          </table:table-cell>
          <table:table-cell office:value-type="float" office:value="0.05" calcext:value-type="float">
            <text:p>0.05</text:p>
          </table:table-cell>
          <table:table-cell office:value-type="float" office:value="0.529969497901628" calcext:value-type="float">
            <text:p>0.5299694979016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73.6991195093179" calcext:value-type="float">
            <text:p>-73.6991195093179</text:p>
          </table:table-cell>
          <table:table-cell office:value-type="float" office:value="0.05" calcext:value-type="float">
            <text:p>0.05</text:p>
          </table:table-cell>
          <table:table-cell office:value-type="float" office:value="0.537916963717474" calcext:value-type="float">
            <text:p>0.5379169637174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74.2180316502148" calcext:value-type="float">
            <text:p>-74.2180316502148</text:p>
          </table:table-cell>
          <table:table-cell office:value-type="float" office:value="0.05" calcext:value-type="float">
            <text:p>0.05</text:p>
          </table:table-cell>
          <table:table-cell office:value-type="float" office:value="0.531572546651286" calcext:value-type="float">
            <text:p>0.5315725466512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74.7839058318478" calcext:value-type="float">
            <text:p>-74.7839058318478</text:p>
          </table:table-cell>
          <table:table-cell office:value-type="float" office:value="0.05" calcext:value-type="float">
            <text:p>0.05</text:p>
          </table:table-cell>
          <table:table-cell office:value-type="float" office:value="0.52925588967838" calcext:value-type="float">
            <text:p>0.529255889678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75.4716411150434" calcext:value-type="float">
            <text:p>-75.4716411150434</text:p>
          </table:table-cell>
          <table:table-cell office:value-type="float" office:value="0.05" calcext:value-type="float">
            <text:p>0.05</text:p>
          </table:table-cell>
          <table:table-cell office:value-type="float" office:value="0.542469430479781" calcext:value-type="float">
            <text:p>0.5424694304797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76.158963195306" calcext:value-type="float">
            <text:p>-76.158963195306</text:p>
          </table:table-cell>
          <table:table-cell office:value-type="float" office:value="0.05" calcext:value-type="float">
            <text:p>0.05</text:p>
          </table:table-cell>
          <table:table-cell office:value-type="float" office:value="0.540963314336448" calcext:value-type="float">
            <text:p>0.5409633143364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77.1265252927662" calcext:value-type="float">
            <text:p>-77.1265252927662</text:p>
          </table:table-cell>
          <table:table-cell office:value-type="float" office:value="0.05" calcext:value-type="float">
            <text:p>0.05</text:p>
          </table:table-cell>
          <table:table-cell office:value-type="float" office:value="0.54390736268879" calcext:value-type="float">
            <text:p>0.543907362688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78.6319602400281" calcext:value-type="float">
            <text:p>-78.6319602400281</text:p>
          </table:table-cell>
          <table:table-cell office:value-type="float" office:value="0.05" calcext:value-type="float">
            <text:p>0.05</text:p>
          </table:table-cell>
          <table:table-cell office:value-type="float" office:value="0.557874157275473" calcext:value-type="float">
            <text:p>0.5578741572754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81.2464206048295" calcext:value-type="float">
            <text:p>-81.2464206048295</text:p>
          </table:table-cell>
          <table:table-cell office:value-type="float" office:value="0.05" calcext:value-type="float">
            <text:p>0.05</text:p>
          </table:table-cell>
          <table:table-cell office:value-type="float" office:value="0.592253274340185" calcext:value-type="float">
            <text:p>0.592253274340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86.777905564565" calcext:value-type="float">
            <text:p>-86.777905564565</text:p>
          </table:table-cell>
          <table:table-cell office:value-type="float" office:value="0.05" calcext:value-type="float">
            <text:p>0.05</text:p>
          </table:table-cell>
          <table:table-cell office:value-type="float" office:value="0.615332040611554" calcext:value-type="float">
            <text:p>0.6153320406115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98.7516744315018" calcext:value-type="float">
            <text:p>-98.7516744315018</text:p>
          </table:table-cell>
          <table:table-cell office:value-type="float" office:value="0.05" calcext:value-type="float">
            <text:p>0.05</text:p>
          </table:table-cell>
          <table:table-cell office:value-type="float" office:value="0.697596780609589" calcext:value-type="float">
            <text:p>0.6975967806095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22.159781363659" calcext:value-type="float">
            <text:p>-122.159781363659</text:p>
          </table:table-cell>
          <table:table-cell office:value-type="float" office:value="0.05" calcext:value-type="float">
            <text:p>0.05</text:p>
          </table:table-cell>
          <table:table-cell office:value-type="float" office:value="0.862317272182215" calcext:value-type="float">
            <text:p>0.862317272182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62.471682647021" calcext:value-type="float">
            <text:p>-162.471682647021</text:p>
          </table:table-cell>
          <table:table-cell office:value-type="float" office:value="0.05" calcext:value-type="float">
            <text:p>0.05</text:p>
          </table:table-cell>
          <table:table-cell office:value-type="float" office:value="1.13786671342085" calcext:value-type="float">
            <text:p>1.13786671342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21.740032182346" calcext:value-type="float">
            <text:p>-221.740032182346</text:p>
          </table:table-cell>
          <table:table-cell office:value-type="float" office:value="0.05" calcext:value-type="float">
            <text:p>0.05</text:p>
          </table:table-cell>
          <table:table-cell office:value-type="float" office:value="1.56766438927103" calcext:value-type="float">
            <text:p>1.567664389271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98.142251320658" calcext:value-type="float">
            <text:p>-298.142251320658</text:p>
          </table:table-cell>
          <table:table-cell office:value-type="float" office:value="0.05" calcext:value-type="float">
            <text:p>0.05</text:p>
          </table:table-cell>
          <table:table-cell office:value-type="float" office:value="2.09776188958514" calcext:value-type="float">
            <text:p>2.097761889585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87.983887814884" calcext:value-type="float">
            <text:p>-387.983887814884</text:p>
          </table:table-cell>
          <table:table-cell office:value-type="float" office:value="0.05" calcext:value-type="float">
            <text:p>0.05</text:p>
          </table:table-cell>
          <table:table-cell office:value-type="float" office:value="2.72640200963977" calcext:value-type="float">
            <text:p>2.726402009639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86.006620823233" calcext:value-type="float">
            <text:p>-486.006620823233</text:p>
          </table:table-cell>
          <table:table-cell office:value-type="float" office:value="0.05" calcext:value-type="float">
            <text:p>0.05</text:p>
          </table:table-cell>
          <table:table-cell office:value-type="float" office:value="3.40658980091483" calcext:value-type="float">
            <text:p>3.406589800914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89.281211343448" calcext:value-type="float">
            <text:p>-589.281211343448</text:p>
          </table:table-cell>
          <table:table-cell office:value-type="float" office:value="0.05" calcext:value-type="float">
            <text:p>0.05</text:p>
          </table:table-cell>
          <table:table-cell office:value-type="float" office:value="4.13208912247518" calcext:value-type="float">
            <text:p>4.132089122475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94.105811278294" calcext:value-type="float">
            <text:p>-694.105811278294</text:p>
          </table:table-cell>
          <table:table-cell office:value-type="float" office:value="0.05" calcext:value-type="float">
            <text:p>0.05</text:p>
          </table:table-cell>
          <table:table-cell office:value-type="float" office:value="4.86291493855634" calcext:value-type="float">
            <text:p>4.86291493855634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'Diode D4'.A1:'Diode D4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'Diode D3'.A1:'Diode D3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'Diode D2'.A1:'Diode D2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'Diode D1'.A1:'Diode D1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5" table:target-range-address="'Diode C11'.A1:'Diode C11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1:19:49.704928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8-01-22T11:49:32.761327203</dc:date>
    <meta:editing-duration>PT1H49M22S</meta:editing-duration>
    <meta:editing-cycles>14</meta:editing-cycles>
    <meta:generator>LibreOffice/5.3.7.2.0$Linux_X86_64 LibreOffice_project/30$Build-2</meta:generator>
    <meta:document-statistic meta:table-count="6" meta:cell-count="2209" meta:object-count="0"/>
  </office:meta>
</office:document-meta>
</file>